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ield="urn:openoffice:names:experimental:ooo-ms-interop:xmlns:field:1.0" xmlns:fo="urn:oasis:names:tc:opendocument:xmlns:xsl-fo-compatible:1.0" xmlns:form="urn:oasis:names:tc:opendocument:xmlns:form:1.0" xmlns:formx="urn:openoffice:names:experimental:ooxml-odf-interop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oo="http://openoffice.org/2004/office" xmlns:oooc="http://openoffice.org/2004/calc" xmlns:ooow="http://openoffice.org/2004/writer" xmlns:presentation="urn:oasis:names:tc:opendocument:xmlns:presentation:1.0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forms="http://www.w3.org/2002/xforms" xmlns:xhtml="http://www.w3.org/1999/xhtml" xmlns:xlink="http://www.w3.org/1999/xlink" xmlns:xsd="http://www.w3.org/2001/XMLSchema" xmlns:xsi="http://www.w3.org/2001/XMLSchema-instance" office:version="1.2">
  <office:automatic-styles>
    <style:style style:name="ta1" style:family="table">
      <style:table-properties table:display="true" style:writing-mode="lr-tb"/>
    </style:style>
    <style:style style:name="odswriterTime" style:family="table-cell" style:data-style-name="odswriterStyleXMLTime"/>
    <number:date-style style:name="DateISO" number:automatic-order="true">
      <number:year/>
      <number:text>-</number:text>
      <number:month number:style="long"/>
      <number:text>-</number:text>
      <number:day number:style="long"/>
    </number:date-style>
    <number:boolean-style style:name="Bool">
      <number:boolean/>
    </number:boolean-style>
    <style:style style:name="cDateISO" style:family="table-cell" style:parent-style-name="Default" style:data-style-name="DateISO"/>
    <style:style style:name="cTime" style:family="table-cell" style:parent-style-name="Default" style:data-style-name="Time"/>
    <style:style style:name="cBool" style:family="table-cell" style:parent-style-name="Default" style:data-style-name="Bool"/>
  </office:automatic-styles>
  <office:body>
    <office:spreadsheet>
      <table:table table:name="Auto (select correct)" table:style-name="ta1">
        <table:table-row>
          <table:table-cell office:value-type="string">
            <text:p>ok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  <table:table-cell office:value-type="string">
            <text:p>matched_id</text:p>
          </table:table-cell>
          <table:table-cell office:value-type="string">
            <text:p>matched_type</text:p>
          </table:table-cell>
          <table:table-cell office:value-type="string">
            <text:p>matched_name</text:p>
          </table:table-cell>
          <table:table-cell office:value-type="string">
            <text:p>matched_winery_name</text:p>
          </table:table-cell>
          <table:table-cell office:value-type="string">
            <text:p>score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Anthìlia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910">
            <text:p>9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8/07/2024): 6 x 9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a6p5qx7ntztkxh743h</text:p>
          </table:table-cell>
          <table:table-cell office:value-type="string">
            <text:p>WHITE</text:p>
          </table:table-cell>
          <table:table-cell office:value-type="string">
            <text:p>Anthìlia</text:p>
          </table:table-cell>
          <table:table-cell office:value-type="string">
            <text:p>Donnafugata</text:p>
          </table:table-cell>
          <table:table-cell office:value-type="float" office:value="42.655277">
            <text:p>42.65527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e Serre Nuove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0">
            <text:p>0</text:p>
          </table:table-cell>
          <table:table-cell office:value-type="float" office:value="3590">
            <text:p>35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7/01/2020): 3 x 35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4p32acb7v4yb1s1mc</text:p>
          </table:table-cell>
          <table:table-cell office:value-type="string">
            <text:p>RED</text:p>
          </table:table-cell>
          <table:table-cell office:value-type="string">
            <text:p>Le Serre Nuove</text:p>
          </table:table-cell>
          <table:table-cell office:value-type="string">
            <text:p>Ornellaia</text:p>
          </table:table-cell>
          <table:table-cell office:value-type="float" office:value="48.275265">
            <text:p>48.2752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Maurus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300">
            <text:p>4300</text:p>
          </table:table-cell>
          <table:table-cell office:value-type="float" office:value="1470">
            <text:p>14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7/12/2023): 6 x 14,7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r3k3vmbj8sh6xb8m</text:p>
          </table:table-cell>
          <table:table-cell office:value-type="string">
            <text:p>RED</text:p>
          </table:table-cell>
          <table:table-cell office:value-type="string">
            <text:p>Merlot Maurus</text:p>
          </table:table-cell>
          <table:table-cell office:value-type="string">
            <text:p>Vie di Romans</text:p>
          </table:table-cell>
          <table:table-cell office:value-type="float" office:value="47.3274">
            <text:p>47.327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Cabernet Sauvignon Riserva Sass Roà Laimbu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10">
            <text:p>17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9/12/2024): 6 x 17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tw7casdabj21s14q2n</text:p>
          </table:table-cell>
          <table:table-cell office:value-type="string">
            <text:p>RED</text:p>
          </table:table-cell>
          <table:table-cell office:value-type="string">
            <text:p>Cabernet Sauvignon Riserva Sass Roà</text:p>
          </table:table-cell>
          <table:table-cell office:value-type="string">
            <text:p>Laimburg</text:p>
          </table:table-cell>
          <table:table-cell office:value-type="float" office:value="46.696976">
            <text:p>46.6969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Echo der Erde Thomas Pichl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900">
            <text:p>8900</text:p>
          </table:table-cell>
          <table:table-cell office:value-type="float" office:value="4200">
            <text:p>42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9/07/2024): 2 x 42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1whxttr1t2mvhha0e</text:p>
          </table:table-cell>
          <table:table-cell office:value-type="string">
            <text:p>RED</text:p>
          </table:table-cell>
          <table:table-cell office:value-type="string">
            <text:p>Echo der Erde</text:p>
          </table:table-cell>
          <table:table-cell office:value-type="string">
            <text:p>Thomas Pichler</text:p>
          </table:table-cell>
          <table:table-cell office:value-type="float" office:value="54.00895">
            <text:p>54.0089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Riserva Lazzarito Ettore Germ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13800">
            <text:p>13800</text:p>
          </table:table-cell>
          <table:table-cell office:value-type="float" office:value="7600">
            <text:p>76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25/03/2025): 1 x 76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c2qy7wpkfn0qyege3</text:p>
          </table:table-cell>
          <table:table-cell office:value-type="string">
            <text:p>RED</text:p>
          </table:table-cell>
          <table:table-cell office:value-type="string">
            <text:p>Barolo Lazzarito Riserva</text:p>
          </table:table-cell>
          <table:table-cell office:value-type="string">
            <text:p>Ettore Germano</text:p>
          </table:table-cell>
          <table:table-cell office:value-type="float" office:value="61.86498">
            <text:p>61.864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Rosso di Montalcino Uccelli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560">
            <text:p>15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0/01/2024): 6 x 15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evt435r0456f07afq</text:p>
          </table:table-cell>
          <table:table-cell office:value-type="string">
            <text:p>RED</text:p>
          </table:table-cell>
          <table:table-cell office:value-type="string">
            <text:p>Rosso di Montalcino</text:p>
          </table:table-cell>
          <table:table-cell office:value-type="string">
            <text:p>Uccelliera</text:p>
          </table:table-cell>
          <table:table-cell office:value-type="float" office:value="42.368145">
            <text:p>42.36814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runello di Montalcino Mastrojan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3779">
            <text:p>377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7/03/2024): 6 x 37,8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7xxn6av2sket6k35p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Mastrojanni</text:p>
          </table:table-cell>
          <table:table-cell office:value-type="float" office:value="46.55823">
            <text:p>46.5582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grein Staffes Riserva Kornel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89">
            <text:p>178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25/08/2024): 3 x 17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572fk9hzmravcwa2ef</text:p>
          </table:table-cell>
          <table:table-cell office:value-type="string">
            <text:p>RED</text:p>
          </table:table-cell>
          <table:table-cell office:value-type="string">
            <text:p>Lagrein Riserva Staffes</text:p>
          </table:table-cell>
          <table:table-cell office:value-type="string">
            <text:p>Kornell</text:p>
          </table:table-cell>
          <table:table-cell office:value-type="float" office:value="47.195835">
            <text:p>47.1958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ontepulciano d'Abruzzo Riserva Spelt La Valent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460">
            <text:p>146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25/03/2025): 3 x 14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sc8j7hcdw3gp7r02e</text:p>
          </table:table-cell>
          <table:table-cell office:value-type="string">
            <text:p>RED</text:p>
          </table:table-cell>
          <table:table-cell office:value-type="string">
            <text:p>Spelt Montepulciano d'Abruzzo (Riserva)</text:p>
          </table:table-cell>
          <table:table-cell office:value-type="string">
            <text:p>La Valentina</text:p>
          </table:table-cell>
          <table:table-cell office:value-type="float" office:value="48.316456">
            <text:p>48.31645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Syrah Maroccoli Plane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520">
            <text:p>15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9/03/2024): 6 x 15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a0d01856gqtswwq77</text:p>
          </table:table-cell>
          <table:table-cell office:value-type="string">
            <text:p>RED</text:p>
          </table:table-cell>
          <table:table-cell office:value-type="string">
            <text:p>Syrah Maroccoli</text:p>
          </table:table-cell>
          <table:table-cell office:value-type="string">
            <text:p>Planeta</text:p>
          </table:table-cell>
          <table:table-cell office:value-type="float" office:value="45.93762">
            <text:p>45.937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Vertigo - Livio Fell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14/06/2024): 12 x 17,50 € da Livio Fellug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9y7t62t3vethmey1</text:p>
          </table:table-cell>
          <table:table-cell office:value-type="string">
            <text:p>RED</text:p>
          </table:table-cell>
          <table:table-cell office:value-type="string">
            <text:p>Vertigo</text:p>
          </table:table-cell>
          <table:table-cell office:value-type="string">
            <text:p>Livio Felluga</text:p>
          </table:table-cell>
          <table:table-cell office:value-type="float" office:value="53.270943">
            <text:p>53.27094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Merlot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>
            <text:p>Ultimo acquisto pre-vinoteqa  (06/12/2024): 24 x 9,6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rhwfyrtm8xdtxbjw</text:p>
          </table:table-cell>
          <table:table-cell office:value-type="string">
            <text:p>RED</text:p>
          </table:table-cell>
          <table:table-cell office:value-type="string">
            <text:p>Merlot</text:p>
          </table:table-cell>
          <table:table-cell office:value-type="string">
            <text:p>Elena Walch</text:p>
          </table:table-cell>
          <table:table-cell office:value-type="float" office:value="43.329487">
            <text:p>43.32948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La Massa Giorgio Pri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0">
            <text:p>0</text:p>
          </table:table-cell>
          <table:table-cell office:value-type="float" office:value="9400">
            <text:p>9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9/07/2024): 1 x 94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0crfbq5ea5ydtdv5e</text:p>
          </table:table-cell>
          <table:table-cell office:value-type="string">
            <text:p>RED</text:p>
          </table:table-cell>
          <table:table-cell office:value-type="string">
            <text:p>Giorgio Primo</text:p>
          </table:table-cell>
          <table:table-cell office:value-type="string">
            <text:p>La Massa</text:p>
          </table:table-cell>
          <table:table-cell office:value-type="float" office:value="46.02265">
            <text:p>46.0226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Lugana Molin Ca Maio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20">
            <text:p>132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7/12/2024): 6 x 13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5ktv3me86nqhke60yq</text:p>
          </table:table-cell>
          <table:table-cell office:value-type="string">
            <text:p>WHITE</text:p>
          </table:table-cell>
          <table:table-cell office:value-type="string">
            <text:p>Molin Lugana</text:p>
          </table:table-cell>
          <table:table-cell office:value-type="string">
            <text:p>Cà Maiol</text:p>
          </table:table-cell>
          <table:table-cell office:value-type="float" office:value="48.66468">
            <text:p>48.6646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resco Albino Roc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2350">
            <text:p>23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4/01/2025): 6 x 2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w6v9trkyjc8rkxh0j</text:p>
          </table:table-cell>
          <table:table-cell office:value-type="string">
            <text:p>RED</text:p>
          </table:table-cell>
          <table:table-cell office:value-type="string">
            <text:p>Barbaresco</text:p>
          </table:table-cell>
          <table:table-cell office:value-type="string">
            <text:p>Albino Rocca</text:p>
          </table:table-cell>
          <table:table-cell office:value-type="float" office:value="43.05201">
            <text:p>43.05201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banico Bal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200">
            <text:p>4200</text:p>
          </table:table-cell>
          <table:table-cell office:value-type="float" office:value="1545">
            <text:p>1545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1/09/2024): 6 x 15,45 € da Liber Internationa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bejsekea388c40hrq</text:p>
          </table:table-cell>
          <table:table-cell office:value-type="string">
            <text:p>RED</text:p>
          </table:table-cell>
          <table:table-cell office:value-type="string">
            <text:p>Barbanico</text:p>
          </table:table-cell>
          <table:table-cell office:value-type="string">
            <text:p>Balter</text:p>
          </table:table-cell>
          <table:table-cell office:value-type="float" office:value="35.11898">
            <text:p>35.11898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Müller Thurgau SOFI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785">
            <text:p>785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13/02/2025): 6 x 7,8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2peg5pdhge0gfsas24</text:p>
          </table:table-cell>
          <table:table-cell office:value-type="string">
            <text:p>WHITE</text:p>
          </table:table-cell>
          <table:table-cell office:value-type="string">
            <text:p>Sofi Müller Thurgau</text:p>
          </table:table-cell>
          <table:table-cell office:value-type="string">
            <text:p>Franz Haas</text:p>
          </table:table-cell>
          <table:table-cell office:value-type="float" office:value="49.992813">
            <text:p>49.992813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Vermentino Diomede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00">
            <text:p>6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31/03/2024): 12 x 6,0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qm2rz6wj581p8v42</text:p>
          </table:table-cell>
          <table:table-cell office:value-type="string">
            <text:p>WHITE</text:p>
          </table:table-cell>
          <table:table-cell office:value-type="string">
            <text:p>Diomede Vermentino</text:p>
          </table:table-cell>
          <table:table-cell office:value-type="string">
            <text:p>Coppadoro</text:p>
          </table:table-cell>
          <table:table-cell office:value-type="float" office:value="47.539062">
            <text:p>47.539062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rivate Cuvée Pa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6000">
            <text:p>6000</text:p>
          </table:table-cell>
          <table:table-cell office:value-type="float" office:value="2790">
            <text:p>279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31/12/2024): 6 x 27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wz1nke0pfb03307jm8</text:p>
          </table:table-cell>
          <table:table-cell office:value-type="string">
            <text:p>WHITE</text:p>
          </table:table-cell>
          <table:table-cell office:value-type="string">
            <text:p>Private Cuvée</text:p>
          </table:table-cell>
          <table:table-cell office:value-type="string">
            <text:p>Pacherhof</text:p>
          </table:table-cell>
          <table:table-cell office:value-type="float" office:value="41.145035">
            <text:p>41.1450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Ribolla gialla l'Adelchi - Venica &amp; Veni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6hvnze0se53sgffqb</text:p>
          </table:table-cell>
          <table:table-cell office:value-type="string">
            <text:p>WHITE</text:p>
          </table:table-cell>
          <table:table-cell office:value-type="string">
            <text:p>Ribolla Gialla L'Adelchi</text:p>
          </table:table-cell>
          <table:table-cell office:value-type="string">
            <text:p>Venica &amp; Venica</text:p>
          </table:table-cell>
          <table:table-cell office:value-type="float" office:value="81.1915">
            <text:p>81.191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Gris - Lis Ne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1810">
            <text:p>18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0/07/2022): 5 x 18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m1t5h2ryxmg6myf3ce</text:p>
          </table:table-cell>
          <table:table-cell office:value-type="string">
            <text:p>WHITE</text:p>
          </table:table-cell>
          <table:table-cell office:value-type="string">
            <text:p>Pinot Grigio Gris</text:p>
          </table:table-cell>
          <table:table-cell office:value-type="string">
            <text:p>Lis Neris</text:p>
          </table:table-cell>
          <table:table-cell office:value-type="float" office:value="40.659897">
            <text:p>40.659897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Terre Alte - Livio Fellu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0">
            <text:p>0</text:p>
          </table:table-cell>
          <table:table-cell office:value-type="float" office:value="5750">
            <text:p>5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7/06/2024): 4 x 5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xsct8qy4tzyt5p7v</text:p>
          </table:table-cell>
          <table:table-cell office:value-type="string">
            <text:p>WHITE</text:p>
          </table:table-cell>
          <table:table-cell office:value-type="string">
            <text:p>Terre Alte</text:p>
          </table:table-cell>
          <table:table-cell office:value-type="string">
            <text:p>Livio Felluga</text:p>
          </table:table-cell>
          <table:table-cell office:value-type="float" office:value="52.2594">
            <text:p>52.2594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Bianco Kristallberg - Elena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70">
            <text:p>157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 (06/12/2024): 12 x 15,7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xy22v7w3bkze66hd</text:p>
          </table:table-cell>
          <table:table-cell office:value-type="string">
            <text:p>WHITE</text:p>
          </table:table-cell>
          <table:table-cell office:value-type="string">
            <text:p>Pinot Bianco Kristallberg</text:p>
          </table:table-cell>
          <table:table-cell office:value-type="string">
            <text:p>Elena Walch</text:p>
          </table:table-cell>
          <table:table-cell office:value-type="float" office:value="59.217705">
            <text:p>59.21770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Sauvignon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610">
            <text:p>161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13/02/2025): 6 x 16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e2jazj3hxd6ybk6f</text:p>
          </table:table-cell>
          <table:table-cell office:value-type="string">
            <text:p>WHITE</text:p>
          </table:table-cell>
          <table:table-cell office:value-type="string">
            <text:p>Sauvignon</text:p>
          </table:table-cell>
          <table:table-cell office:value-type="string">
            <text:p>Franz Haas</text:p>
          </table:table-cell>
          <table:table-cell office:value-type="float" office:value="32.97576">
            <text:p>32.97576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WHITE</text:p>
          </table:table-cell>
          <table:table-cell office:value-type="string">
            <text:p>Pinot Grigio Köfer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270">
            <text:p>127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4): 6 x 12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bxffnp986p8vwwet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Köfererhof</text:p>
          </table:table-cell>
          <table:table-cell office:value-type="float" office:value="39.259235">
            <text:p>39.259235</text:p>
          </table:table-cell>
        </table:table-row>
        <table:table-row>
          <table:table-cell office:value-type="float" office:value="1.0">
            <text:p>1.0</text:p>
          </table:table-cell>
          <table:table-cell office:value-type="string"/>
          <table:table-cell office:value-type="string">
            <text:p>RED</text:p>
          </table:table-cell>
          <table:table-cell office:value-type="string">
            <text:p>Barolo Bric del Fiasc Paolo Scav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14200">
            <text:p>14200</text:p>
          </table:table-cell>
          <table:table-cell office:value-type="float" office:value="8220">
            <text:p>822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1/03/2025): 4 x 82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5d3n6jv93fq8ew6w0</text:p>
          </table:table-cell>
          <table:table-cell office:value-type="string">
            <text:p>RED</text:p>
          </table:table-cell>
          <table:table-cell office:value-type="string">
            <text:p>Barolo Bric Dël Fiasc</text:p>
          </table:table-cell>
          <table:table-cell office:value-type="string">
            <text:p>Paolo Scavino</text:p>
          </table:table-cell>
          <table:table-cell office:value-type="float" office:value="63.688995">
            <text:p>63.68899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da Brut - Half bott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200">
            <text:p>3200</text:p>
          </table:table-cell>
          <table:table-cell office:value-type="float" office:value="930">
            <text:p>9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6/12/2023): 6 x 9,3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jnycj93jmb0chbj6</text:p>
          </table:table-cell>
          <table:table-cell office:value-type="string">
            <text:p>SPARKLING</text:p>
          </table:table-cell>
          <table:table-cell office:value-type="string">
            <text:p>Extra Brut</text:p>
          </table:table-cell>
          <table:table-cell office:value-type="string">
            <text:p>Arunda</text:p>
          </table:table-cell>
          <table:table-cell office:value-type="float" office:value="30.295889">
            <text:p>30.29588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da Blanc de Blan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2100">
            <text:p>21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3): 6 x 21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sykr2mt9e5p2139jnngky</text:p>
          </table:table-cell>
          <table:table-cell office:value-type="string">
            <text:p>SPARKLING</text:p>
          </table:table-cell>
          <table:table-cell office:value-type="string">
            <text:p>Blanc de Blancs Brut</text:p>
          </table:table-cell>
          <table:table-cell office:value-type="string">
            <text:p>Georges Blanc</text:p>
          </table:table-cell>
          <table:table-cell office:value-type="float" office:value="43.27103">
            <text:p>43.271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llavista Brut Alm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900">
            <text:p>2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6/03/2025): 4 x 29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82181vpv3r6h3jwfw</text:p>
          </table:table-cell>
          <table:table-cell office:value-type="string">
            <text:p>SPARKLING</text:p>
          </table:table-cell>
          <table:table-cell office:value-type="string">
            <text:p>Franciacorta Alma Cuvée Brut</text:p>
          </table:table-cell>
          <table:table-cell office:value-type="string">
            <text:p>Bellavista</text:p>
          </table:table-cell>
          <table:table-cell office:value-type="float" office:value="32.40239">
            <text:p>32.4023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Balter Trentodo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5000">
            <text:p>5000</text:p>
          </table:table-cell>
          <table:table-cell office:value-type="float" office:value="2440">
            <text:p>24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6/06/2023): 6 x 24,40 € da Liber Internationa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b3hw4tjdd47f2dj4m</text:p>
          </table:table-cell>
          <table:table-cell office:value-type="string">
            <text:p>SPARKLING</text:p>
          </table:table-cell>
          <table:table-cell office:value-type="string">
            <text:p>Brut Rosé</text:p>
          </table:table-cell>
          <table:table-cell office:value-type="string">
            <text:p>Balter</text:p>
          </table:table-cell>
          <table:table-cell office:value-type="float" office:value="22.60673">
            <text:p>22.6067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ollé Rosè Spum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40">
            <text:p>540</text:p>
          </table:table-cell>
          <table:table-cell office:value-type="float" office:value="27">
            <text:p>27</text:p>
          </table:table-cell>
          <table:table-cell office:value-type="string"/>
          <table:table-cell office:value-type="string">
            <text:p>Ultimo acquisto pre-vinoteqa  (16/12/2023): 30 x 5,40 € da Agricola Andre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0ce59a1ba75zv9vghc</text:p>
          </table:table-cell>
          <table:table-cell office:value-type="string">
            <text:p>SPARKLING</text:p>
          </table:table-cell>
          <table:table-cell office:value-type="string">
            <text:p>Espumante</text:p>
          </table:table-cell>
          <table:table-cell office:value-type="string">
            <text:p>M &amp; M  Espumante</text:p>
          </table:table-cell>
          <table:table-cell office:value-type="float" office:value="26.477463">
            <text:p>26.47746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uinart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7500">
            <text:p>7500</text:p>
          </table:table-cell>
          <table:table-cell office:value-type="float" office:value="3390">
            <text:p>33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9/12/2024): 1 x 33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2.00881">
            <text:p>42.008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uinar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200">
            <text:p>11200</text:p>
          </table:table-cell>
          <table:table-cell office:value-type="float" office:value="4990">
            <text:p>49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9/12/2024): 1 x 4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drsyc3d30fzdm74bn4</text:p>
          </table:table-cell>
          <table:table-cell office:value-type="string">
            <text:p>ROSE_SPARKLING</text:p>
          </table:table-cell>
          <table:table-cell office:value-type="string">
            <text:p>Champagne Rosé Dom Ruinart Brut</text:p>
          </table:table-cell>
          <table:table-cell office:value-type="string">
            <text:p>Ruinart</text:p>
          </table:table-cell>
          <table:table-cell office:value-type="float" office:value="42.00881">
            <text:p>42.00881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Premier Roede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0">
            <text:p>5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6/12/2023): 1 x 51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tsmed6vvtv5n5hyqw</text:p>
          </table:table-cell>
          <table:table-cell office:value-type="string">
            <text:p>SPARKLING</text:p>
          </table:table-cell>
          <table:table-cell office:value-type="string">
            <text:p>Champagne Brut Premier</text:p>
          </table:table-cell>
          <table:table-cell office:value-type="string">
            <text:p>Louis Roederer</text:p>
          </table:table-cell>
          <table:table-cell office:value-type="float" office:value="27.05509">
            <text:p>27.0550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uvée di Gabry Rosé D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90">
            <text:p>590</text:p>
          </table:table-cell>
          <table:table-cell office:value-type="float" office:value="63">
            <text:p>63</text:p>
          </table:table-cell>
          <table:table-cell office:value-type="string"/>
          <table:table-cell office:value-type="string">
            <text:p>Ultimo acquisto pre-vinoteqa  (25/01/2025): 36 x 5,90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1p97hezc9q64019568</text:p>
          </table:table-cell>
          <table:table-cell office:value-type="string">
            <text:p>ROSE</text:p>
          </table:table-cell>
          <table:table-cell office:value-type="string">
            <text:p>Bloom Dry Rosé</text:p>
          </table:table-cell>
          <table:table-cell office:value-type="string">
            <text:p>Cuvée Flore</text:p>
          </table:table-cell>
          <table:table-cell office:value-type="float" office:value="24.87555">
            <text:p>24.8755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errari Trento Brut Perl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2785">
            <text:p>278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7/12/2023): 6 x 27,8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ccmccvr75kpwf5g43d</text:p>
          </table:table-cell>
          <table:table-cell office:value-type="string">
            <text:p>SPARKLING</text:p>
          </table:table-cell>
          <table:table-cell office:value-type="string">
            <text:p>Hommage Trento Brut</text:p>
          </table:table-cell>
          <table:table-cell office:value-type="string">
            <text:p>Ferrari</text:p>
          </table:table-cell>
          <table:table-cell office:value-type="float" office:value="33.511925">
            <text:p>33.5119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Cà del Bos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650">
            <text:p>26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9/12/2024): 2 x 26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cc4mxx2fg1tkzn3yk4</text:p>
          </table:table-cell>
          <table:table-cell office:value-type="string">
            <text:p>SPARKLING</text:p>
          </table:table-cell>
          <table:table-cell office:value-type="string">
            <text:p>Andrea Franciacorta</text:p>
          </table:table-cell>
          <table:table-cell office:value-type="string">
            <text:p>Ca' del Bosco</text:p>
          </table:table-cell>
          <table:table-cell office:value-type="float" office:value="35.473125">
            <text:p>35.47312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half bott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900">
            <text:p>3900</text:p>
          </table:table-cell>
          <table:table-cell office:value-type="float" office:value="1430">
            <text:p>14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7/06/2024): 6 x 14,3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gkskn324fmyv09sq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1701 Franciacorta</text:p>
          </table:table-cell>
          <table:table-cell office:value-type="float" office:value="28.121624">
            <text:p>28.12162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Methius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900">
            <text:p>49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7/07/2017): 6 x 21,00 € da Azienda Dorigat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fym3zqqwsg24nbg79e</text:p>
          </table:table-cell>
          <table:table-cell office:value-type="string">
            <text:p>SPARKLING</text:p>
          </table:table-cell>
          <table:table-cell office:value-type="string">
            <text:p>Metodo Classico Riserva Methius Brut</text:p>
          </table:table-cell>
          <table:table-cell office:value-type="string">
            <text:p>Dorigati</text:p>
          </table:table-cell>
          <table:table-cell office:value-type="float" office:value="36.779522">
            <text:p>36.7795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Dirupo Bru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600">
            <text:p>3600</text:p>
          </table:table-cell>
          <table:table-cell office:value-type="float" office:value="760">
            <text:p>760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>
            <text:p>Ultimo acquisto pre-vinoteqa  (11/12/2024): 30 x 7,60 € da Agricola Andre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zaat9hcztz6zm6yy9d</text:p>
          </table:table-cell>
          <table:table-cell office:value-type="string">
            <text:p>SPARKLING</text:p>
          </table:table-cell>
          <table:table-cell office:value-type="string">
            <text:p>Prosecco Treviso Firzzante</text:p>
          </table:table-cell>
          <table:table-cell office:value-type="string">
            <text:p>So Prosecco</text:p>
          </table:table-cell>
          <table:table-cell office:value-type="float" office:value="31.43883">
            <text:p>31.43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Cartizze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1700">
            <text:p>1700</text:p>
          </table:table-cell>
          <table:table-cell office:value-type="float" office:value="21">
            <text:p>21</text:p>
          </table:table-cell>
          <table:table-cell office:value-type="string"/>
          <table:table-cell office:value-type="string">
            <text:p>Ultimo acquisto pre-vinoteqa  (25/01/2025): 6 x 17,00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rbd0epd206tzt03bba</text:p>
          </table:table-cell>
          <table:table-cell office:value-type="string">
            <text:p>SPARKLING</text:p>
          </table:table-cell>
          <table:table-cell office:value-type="string">
            <text:p>Cartizze Valdobbiadene</text:p>
          </table:table-cell>
          <table:table-cell office:value-type="string">
            <text:p>La Tordera</text:p>
          </table:table-cell>
          <table:table-cell office:value-type="float" office:value="32.01429">
            <text:p>32.0142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ittoni Millesimato Dry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700">
            <text:p>3700</text:p>
          </table:table-cell>
          <table:table-cell office:value-type="float" office:value="780">
            <text:p>78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25/01/2025): 12 x 7,80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8yvgmck6dyz1mtpmf5</text:p>
          </table:table-cell>
          <table:table-cell office:value-type="string">
            <text:p>WHITE</text:p>
          </table:table-cell>
          <table:table-cell office:value-type="string">
            <text:p>Dry River Estate Gewürztraminer</text:p>
          </table:table-cell>
          <table:table-cell office:value-type="string">
            <text:p>Dry River</text:p>
          </table:table-cell>
          <table:table-cell office:value-type="float" office:value="16.975122">
            <text:p>16.97512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Natur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490">
            <text:p>149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09/07/2023): 12 x 14,9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gdg719rh0e1qk8whd</text:p>
          </table:table-cell>
          <table:table-cell office:value-type="string">
            <text:p>SPARKLING</text:p>
          </table:table-cell>
          <table:table-cell office:value-type="string">
            <text:p>Brut Nature Reserva</text:p>
          </table:table-cell>
          <table:table-cell office:value-type="string">
            <text:p>Bellaveder</text:p>
          </table:table-cell>
          <table:table-cell office:value-type="float" office:value="32.863213">
            <text:p>32.86321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 Giulio Ferrari Ri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9">
            <text:p>2009</text:p>
          </table:table-cell>
          <table:table-cell office:value-type="float" office:value="20300">
            <text:p>20300</text:p>
          </table:table-cell>
          <table:table-cell office:value-type="float" office:value="14300">
            <text:p>143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8/09/2024): 1 x 143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cc3eq3g9mgs0f5ns3f</text:p>
          </table:table-cell>
          <table:table-cell office:value-type="string">
            <text:p>SPARKLING</text:p>
          </table:table-cell>
          <table:table-cell office:value-type="string">
            <text:p>Metodo Classico Riserva del Fondatore Giulio Ferrari</text:p>
          </table:table-cell>
          <table:table-cell office:value-type="string">
            <text:p>Ferrari</text:p>
          </table:table-cell>
          <table:table-cell office:value-type="float" office:value="34.637146">
            <text:p>34.6371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Veuve Clicquot Champag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9100">
            <text:p>9100</text:p>
          </table:table-cell>
          <table:table-cell office:value-type="float" office:value="4600">
            <text:p>46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9/12/2024): 2 x 46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v3htqpbdj5e49xg3x</text:p>
          </table:table-cell>
          <table:table-cell office:value-type="string">
            <text:p>SPARKLING</text:p>
          </table:table-cell>
          <table:table-cell office:value-type="string">
            <text:p>Sec Champagne</text:p>
          </table:table-cell>
          <table:table-cell office:value-type="string">
            <text:p>Veuve Clicquot</text:p>
          </table:table-cell>
          <table:table-cell office:value-type="float" office:value="41.56712">
            <text:p>41.5671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da Brut Rosé Excell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5/11/2021): 6 x 18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c3zjjtbtyab67r1p</text:p>
          </table:table-cell>
          <table:table-cell office:value-type="string">
            <text:p>SPARKLING</text:p>
          </table:table-cell>
          <table:table-cell office:value-type="string">
            <text:p>Metodo Classico Excellor Rosé Brut</text:p>
          </table:table-cell>
          <table:table-cell office:value-type="string">
            <text:p>Arunda</text:p>
          </table:table-cell>
          <table:table-cell office:value-type="float" office:value="40.403748">
            <text:p>40.40374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as Dosé Pinot Noi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900">
            <text:p>4900</text:p>
          </table:table-cell>
          <table:table-cell office:value-type="float" office:value="2360">
            <text:p>236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5/06/2024): 6 x 23,6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6539j37xhp7b9f7nbg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Mas Noir</text:p>
          </table:table-cell>
          <table:table-cell office:value-type="float" office:value="29.089018">
            <text:p>29.08901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Spumante Fujente Bianco -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80">
            <text:p>58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1/03/2024): 24 x 5,8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g3ytcce114szhybv5</text:p>
          </table:table-cell>
          <table:table-cell office:value-type="string">
            <text:p>SPARKLING</text:p>
          </table:table-cell>
          <table:table-cell office:value-type="string">
            <text:p>Fujente Rosé</text:p>
          </table:table-cell>
          <table:table-cell office:value-type="string">
            <text:p>Coppadoro</text:p>
          </table:table-cell>
          <table:table-cell office:value-type="float" office:value="38.03328">
            <text:p>38.03328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omitissa Pas Dosé Riserva - Lorenz Marti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5500">
            <text:p>5500</text:p>
          </table:table-cell>
          <table:table-cell office:value-type="float" office:value="2630">
            <text:p>26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9/12/2024): 1 x 26,3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rzc2vqd5y3129f1fpq00xp</text:p>
          </table:table-cell>
          <table:table-cell office:value-type="string">
            <text:p>SPARKLING</text:p>
          </table:table-cell>
          <table:table-cell office:value-type="string">
            <text:p>Metodo Classico Comitissa Riserva Pas Dosè</text:p>
          </table:table-cell>
          <table:table-cell office:value-type="string">
            <text:p>Lorenz Martini</text:p>
          </table:table-cell>
          <table:table-cell office:value-type="float" office:value="47.1054">
            <text:p>47.10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Treviso Alnè - La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25">
            <text:p>625</text:p>
          </table:table-cell>
          <table:table-cell office:value-type="float" office:value="42">
            <text:p>42</text:p>
          </table:table-cell>
          <table:table-cell office:value-type="string"/>
          <table:table-cell office:value-type="string">
            <text:p>Ultimo acquisto pre-vinoteqa  (18/09/2024): 24 x 6,25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vxhw0t5w6tmbywdc3c</text:p>
          </table:table-cell>
          <table:table-cell office:value-type="string">
            <text:p>SPARKLING</text:p>
          </table:table-cell>
          <table:table-cell office:value-type="string">
            <text:p>Alné Prosecco Treviso Millesimato</text:p>
          </table:table-cell>
          <table:table-cell office:value-type="string">
            <text:p>La Tordera</text:p>
          </table:table-cell>
          <table:table-cell office:value-type="float" office:value="45.51179">
            <text:p>45.5117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doc Rosé Extra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5000">
            <text:p>5000</text:p>
          </table:table-cell>
          <table:table-cell office:value-type="float" office:value="1900">
            <text:p>19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12/06/2023): 6 x 19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8156zxv447ckktmt7ej</text:p>
          </table:table-cell>
          <table:table-cell office:value-type="string">
            <text:p>DESSERT</text:p>
          </table:table-cell>
          <table:table-cell office:value-type="string">
            <text:p>Secco Rosé</text:p>
          </table:table-cell>
          <table:table-cell office:value-type="string">
            <text:p>Röser</text:p>
          </table:table-cell>
          <table:table-cell office:value-type="float" office:value="34.84283">
            <text:p>34.84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runda Cuveé Mugg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3/08/2019): 6 x 1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qpehyztgjc9nww6zd1</text:p>
          </table:table-cell>
          <table:table-cell office:value-type="string">
            <text:p>SPARKLING</text:p>
          </table:table-cell>
          <table:table-cell office:value-type="string">
            <text:p>Cuvée Muggi Bubbles Day Extra Brut</text:p>
          </table:table-cell>
          <table:table-cell office:value-type="string">
            <text:p>Arunda</text:p>
          </table:table-cell>
          <table:table-cell office:value-type="float" office:value="38.275154">
            <text:p>38.27515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Rosé Majuer Aya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000">
            <text:p>11000</text:p>
          </table:table-cell>
          <table:table-cell office:value-type="float" office:value="4850">
            <text:p>48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9/12/2022): 2 x 48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ryyg13v4vcn3m31h7</text:p>
          </table:table-cell>
          <table:table-cell office:value-type="string">
            <text:p>ROSE_SPARKLING</text:p>
          </table:table-cell>
          <table:table-cell office:value-type="string">
            <text:p>Champagne Rosé Majeur Brut</text:p>
          </table:table-cell>
          <table:table-cell office:value-type="string">
            <text:p>Ayala</text:p>
          </table:table-cell>
          <table:table-cell office:value-type="float" office:value="37.826965">
            <text:p>37.826965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ava Brut Reserva Heredad Segu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6000">
            <text:p>6000</text:p>
          </table:table-cell>
          <table:table-cell office:value-type="float" office:value="2280">
            <text:p>228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7/12/2019): 3 x 22,8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3qfgwn6w912e55wc7</text:p>
          </table:table-cell>
          <table:table-cell office:value-type="string">
            <text:p>SPARKLING</text:p>
          </table:table-cell>
          <table:table-cell office:value-type="string">
            <text:p>Cava Reserva Heredad Brut</text:p>
          </table:table-cell>
          <table:table-cell office:value-type="string">
            <text:p>Segura Viudas</text:p>
          </table:table-cell>
          <table:table-cell office:value-type="float" office:value="38.990917">
            <text:p>38.99091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Cuveé Rosé Laurent-Perr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1800">
            <text:p>11800</text:p>
          </table:table-cell>
          <table:table-cell office:value-type="float" office:value="6020">
            <text:p>60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5/12/2022): 1 x 60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5hf8552h0nbe1h1h3s</text:p>
          </table:table-cell>
          <table:table-cell office:value-type="string">
            <text:p>SPARKLING</text:p>
          </table:table-cell>
          <table:table-cell office:value-type="string">
            <text:p>Champagne Cuvée Rosé Robe Zèbre</text:p>
          </table:table-cell>
          <table:table-cell office:value-type="string">
            <text:p>Laurent-Perrier</text:p>
          </table:table-cell>
          <table:table-cell office:value-type="float" office:value="41.06646">
            <text:p>41.0664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Dirupo Brut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2400">
            <text:p>2400</text:p>
          </table:table-cell>
          <table:table-cell office:value-type="float" office:value="430">
            <text:p>43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11/12/2024): 12 x 4,30 € da Agricola Andre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zaat9hcztz6zm6yy9d</text:p>
          </table:table-cell>
          <table:table-cell office:value-type="string">
            <text:p>SPARKLING</text:p>
          </table:table-cell>
          <table:table-cell office:value-type="string">
            <text:p>Prosecco Treviso Firzzante</text:p>
          </table:table-cell>
          <table:table-cell office:value-type="string">
            <text:p>So Prosecco</text:p>
          </table:table-cell>
          <table:table-cell office:value-type="float" office:value="31.43883">
            <text:p>31.438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XXIII - Ai Boschi Brut Andreo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919">
            <text:p>919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 (16/12/2023): 12 x 9,20 € da Agricola Andre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ekwczpfn9wwkxzqdk</text:p>
          </table:table-cell>
          <table:table-cell office:value-type="string">
            <text:p>SPARKLING</text:p>
          </table:table-cell>
          <table:table-cell office:value-type="string">
            <text:p>XXIII Bio Ai Boschi Valdobbiadene</text:p>
          </table:table-cell>
          <table:table-cell office:value-type="string">
            <text:p>Andreola</text:p>
          </table:table-cell>
          <table:table-cell office:value-type="float" office:value="49.01476">
            <text:p>49.014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Champagne Brut Moët Imperi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12500">
            <text:p>12500</text:p>
          </table:table-cell>
          <table:table-cell office:value-type="float" office:value="6490">
            <text:p>64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9/12/2024): 1 x 64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6aa2d2k5e3xcw2ayve</text:p>
          </table:table-cell>
          <table:table-cell office:value-type="string">
            <text:p>ROSE_SPARKLING</text:p>
          </table:table-cell>
          <table:table-cell office:value-type="string">
            <text:p>Champagne Rosé Impérial Brut</text:p>
          </table:table-cell>
          <table:table-cell office:value-type="string">
            <text:p>Moët &amp; Chandon</text:p>
          </table:table-cell>
          <table:table-cell office:value-type="float" office:value="27.560036">
            <text:p>27.56003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doc Rosé Nature Riserva Bellave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1960">
            <text:p>196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09/07/2023): 6 x 19,6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gyk2sa27nm3cpx908</text:p>
          </table:table-cell>
          <table:table-cell office:value-type="string">
            <text:p>SPARKLING</text:p>
          </table:table-cell>
          <table:table-cell office:value-type="string">
            <text:p>Trentodoc Brut</text:p>
          </table:table-cell>
          <table:table-cell office:value-type="string">
            <text:p>Bellaveder</text:p>
          </table:table-cell>
          <table:table-cell office:value-type="float" office:value="42.546364">
            <text:p>42.546364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or Sè Prosecco Rosé Torde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400">
            <text:p>3400</text:p>
          </table:table-cell>
          <table:table-cell office:value-type="float" office:value="0">
            <text:p>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Ultimo acquisto pre-vinoteqa  (16/12/2023): 12 x nan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mxvp86fd9r7m2br8y</text:p>
          </table:table-cell>
          <table:table-cell office:value-type="string">
            <text:p>SPARKLING</text:p>
          </table:table-cell>
          <table:table-cell office:value-type="string">
            <text:p>Tor Sè Prosecco Treviso Rosé</text:p>
          </table:table-cell>
          <table:table-cell office:value-type="string">
            <text:p>La Tordera</text:p>
          </table:table-cell>
          <table:table-cell office:value-type="float" office:value="42.153976">
            <text:p>42.1539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doc MAGNUM Rosè Brut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900">
            <text:p>9900</text:p>
          </table:table-cell>
          <table:table-cell office:value-type="float" office:value="4000">
            <text:p>4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7/12/2024): 6 x 40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8156zxv447ckktmt7ej</text:p>
          </table:table-cell>
          <table:table-cell office:value-type="string">
            <text:p>DESSERT</text:p>
          </table:table-cell>
          <table:table-cell office:value-type="string">
            <text:p>Secco Rosé</text:p>
          </table:table-cell>
          <table:table-cell office:value-type="string">
            <text:p>Röser</text:p>
          </table:table-cell>
          <table:table-cell office:value-type="float" office:value="34.84283">
            <text:p>34.8428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doc Blauen Blanc de Noirs Mo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600">
            <text:p>76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cy8hxa4qk4r5m53y22</text:p>
          </table:table-cell>
          <table:table-cell office:value-type="string">
            <text:p>SPARKLING</text:p>
          </table:table-cell>
          <table:table-cell office:value-type="string">
            <text:p>Blauen Blanc de Noirs</text:p>
          </table:table-cell>
          <table:table-cell office:value-type="string">
            <text:p>Moser</text:p>
          </table:table-cell>
          <table:table-cell office:value-type="float" office:value="33.26687">
            <text:p>33.2668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Trentodoc 1673 Noir Nature Cesarini Sfor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1960">
            <text:p>19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9/05/2023): 6 x 19,60 € da Cantina Lavis e Valle di Cemb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8xtekr0smnfqgdxv1</text:p>
          </table:table-cell>
          <table:table-cell office:value-type="string">
            <text:p>SPARKLING</text:p>
          </table:table-cell>
          <table:table-cell office:value-type="string">
            <text:p>Metodo Classico Noir Nature 1673</text:p>
          </table:table-cell>
          <table:table-cell office:value-type="string">
            <text:p>Cesarini Sforza</text:p>
          </table:table-cell>
          <table:table-cell office:value-type="float" office:value="59.795776">
            <text:p>59.795776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rut Riserva "36" Cantina di Mer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600">
            <text:p>4600</text:p>
          </table:table-cell>
          <table:table-cell office:value-type="float" office:value="1800">
            <text:p>18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6/07/2023): 6 x 18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1mddt3an3mny3988dd</text:p>
          </table:table-cell>
          <table:table-cell office:value-type="string">
            <text:p>SPARKLING</text:p>
          </table:table-cell>
          <table:table-cell office:value-type="string">
            <text:p>Metodo Classico Riserva 36 Brut</text:p>
          </table:table-cell>
          <table:table-cell office:value-type="string">
            <text:p>Kellerei Meran</text:p>
          </table:table-cell>
          <table:table-cell office:value-type="float" office:value="26.949469">
            <text:p>26.949469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Franciacorta Brut Annamaria Clementi Cuvé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19000">
            <text:p>19000</text:p>
          </table:table-cell>
          <table:table-cell office:value-type="float" office:value="9570">
            <text:p>957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23/01/2024): 2 x 95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gkskn324fmyv09sq</text:p>
          </table:table-cell>
          <table:table-cell office:value-type="string">
            <text:p>SPARKLING</text:p>
          </table:table-cell>
          <table:table-cell office:value-type="string">
            <text:p>Franciacorta Brut</text:p>
          </table:table-cell>
          <table:table-cell office:value-type="string">
            <text:p>1701 Franciacorta</text:p>
          </table:table-cell>
          <table:table-cell office:value-type="float" office:value="31.878323">
            <text:p>31.87832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Bella Glamour Drin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12/02/2025): 5 x 5,15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5sg0dj1jj7bn7rq8pp</text:p>
          </table:table-cell>
          <table:table-cell office:value-type="string">
            <text:p>RED</text:p>
          </table:table-cell>
          <table:table-cell office:value-type="string">
            <text:p>Golden Drink</text:p>
          </table:table-cell>
          <table:table-cell office:value-type="string">
            <text:p>Golden Drink</text:p>
          </table:table-cell>
          <table:table-cell office:value-type="float" office:value="32.204067">
            <text:p>32.204067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ALPL Sunset Rosé Apple Ci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40">
            <text:p>64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9/07/2024): 6 x 6,4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2s8tqjz2htfe250qr7</text:p>
          </table:table-cell>
          <table:table-cell office:value-type="string">
            <text:p>ROSE</text:p>
          </table:table-cell>
          <table:table-cell office:value-type="string">
            <text:p>Sunset Blush Rosé</text:p>
          </table:table-cell>
          <table:table-cell office:value-type="string">
            <text:p>Sunset Meadow</text:p>
          </table:table-cell>
          <table:table-cell office:value-type="float" office:value="29.800262">
            <text:p>29.800262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osecco Brunei 0,375 La Torder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15">
            <text:p>515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18/09/2024): 11 x 5,15 € da La Torde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c4ekb2nm02raenr8y4</text:p>
          </table:table-cell>
          <table:table-cell office:value-type="string">
            <text:p>SPARKLING</text:p>
          </table:table-cell>
          <table:table-cell office:value-type="string">
            <text:p>Brunei Valdobbiadene Prosecco Superiore Brut</text:p>
          </table:table-cell>
          <table:table-cell office:value-type="string">
            <text:p>La Tordera</text:p>
          </table:table-cell>
          <table:table-cell office:value-type="float" office:value="40.882603">
            <text:p>40.882603</text:p>
          </table:table-cell>
        </table:table-row>
        <table:table-row>
          <table:table-cell office:value-type="string"/>
          <table:table-cell office:value-type="string"/>
          <table:table-cell office:value-type="string"/>
          <table:table-cell office:value-type="string">
            <text:p>Praeclarus Pas dosé Ros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4500">
            <text:p>4500</text:p>
          </table:table-cell>
          <table:table-cell office:value-type="float" office:value="1950">
            <text:p>19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9/12/2024): 6 x 19,50 € da Kellerei St. Paul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4jc8tkkvcek2q23x164</text:p>
          </table:table-cell>
          <table:table-cell office:value-type="string">
            <text:p>ROSE</text:p>
          </table:table-cell>
          <table:table-cell office:value-type="string">
            <text:p>Rosé</text:p>
          </table:table-cell>
          <table:table-cell office:value-type="string">
            <text:p>Rose''s</text:p>
          </table:table-cell>
          <table:table-cell office:value-type="float" office:value="31.723507">
            <text:p>31.7235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iano di Avellino Exulte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6/07/2022): 6 x 21,00 € da Pellegrini Sp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8wmnfyrqmswm12p41g</text:p>
          </table:table-cell>
          <table:table-cell office:value-type="string">
            <text:p>WHITE</text:p>
          </table:table-cell>
          <table:table-cell office:value-type="string">
            <text:p>Areté Fiano di Avellino</text:p>
          </table:table-cell>
          <table:table-cell office:value-type="string">
            <text:p>Giuseppe Siano</text:p>
          </table:table-cell>
          <table:table-cell office:value-type="float" office:value="31.576744">
            <text:p>31.5767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Bianco di Custo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4): 6 x 9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f3cmbsw3ejc60q6d5mxyet</text:p>
          </table:table-cell>
          <table:table-cell office:value-type="string">
            <text:p>WHITE</text:p>
          </table:table-cell>
          <table:table-cell office:value-type="string">
            <text:p>Bianco di Custoza</text:p>
          </table:table-cell>
          <table:table-cell office:value-type="string">
            <text:p>Cantina di Custoza</text:p>
          </table:table-cell>
          <table:table-cell office:value-type="float" office:value="38.208427">
            <text:p>38.2084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ltkirch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2200">
            <text:p>2200</text:p>
          </table:table-cell>
          <table:table-cell office:value-type="float" office:value="415">
            <text:p>41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15/06/2022): 12 x 4,15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tdsatvrkr0rncwvryq</text:p>
          </table:table-cell>
          <table:table-cell office:value-type="string">
            <text:p>WHITE</text:p>
          </table:table-cell>
          <table:table-cell office:value-type="string">
            <text:p>Chardonnay de Chardonnay Mâcon-Chardonnay</text:p>
          </table:table-cell>
          <table:table-cell office:value-type="string">
            <text:p>Cave de Chardonnay</text:p>
          </table:table-cell>
          <table:table-cell office:value-type="float" office:value="22.143776">
            <text:p>22.143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ardell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305">
            <text:p>1305</text:p>
          </table:table-cell>
          <table:table-cell office:value-type="float" office:value="20">
            <text:p>20</text:p>
          </table:table-cell>
          <table:table-cell office:value-type="string"/>
          <table:table-cell office:value-type="string">
            <text:p>Ultimo acquisto pre-vinoteqa  (06/12/2024): 18 x 13,05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tdsatvrkr0rncwvryq</text:p>
          </table:table-cell>
          <table:table-cell office:value-type="string">
            <text:p>WHITE</text:p>
          </table:table-cell>
          <table:table-cell office:value-type="string">
            <text:p>Chardonnay de Chardonnay Mâcon-Chardonnay</text:p>
          </table:table-cell>
          <table:table-cell office:value-type="string">
            <text:p>Cave de Chardonnay</text:p>
          </table:table-cell>
          <table:table-cell office:value-type="float" office:value="22.143776">
            <text:p>22.143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Löwenga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8400">
            <text:p>8400</text:p>
          </table:table-cell>
          <table:table-cell office:value-type="float" office:value="4500">
            <text:p>4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6/12/2024): 2 x 45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tdsatvrkr0rncwvryq</text:p>
          </table:table-cell>
          <table:table-cell office:value-type="string">
            <text:p>WHITE</text:p>
          </table:table-cell>
          <table:table-cell office:value-type="string">
            <text:p>Chardonnay de Chardonnay Mâcon-Chardonnay</text:p>
          </table:table-cell>
          <table:table-cell office:value-type="string">
            <text:p>Cave de Chardonnay</text:p>
          </table:table-cell>
          <table:table-cell office:value-type="float" office:value="22.143776">
            <text:p>22.143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Altkir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760">
            <text:p>760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 (06/02/2025): 6 x 7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tdsatvrkr0rncwvryq</text:p>
          </table:table-cell>
          <table:table-cell office:value-type="string">
            <text:p>WHITE</text:p>
          </table:table-cell>
          <table:table-cell office:value-type="string">
            <text:p>Chardonnay de Chardonnay Mâcon-Chardonnay</text:p>
          </table:table-cell>
          <table:table-cell office:value-type="string">
            <text:p>Cave de Chardonnay</text:p>
          </table:table-cell>
          <table:table-cell office:value-type="float" office:value="22.143776">
            <text:p>22.143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F.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35">
            <text:p>1235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0/09/2024): 12 x 12,3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896b1vzp88mz9mxns89</text:p>
          </table:table-cell>
          <table:table-cell office:value-type="string">
            <text:p>DESSERT</text:p>
          </table:table-cell>
          <table:table-cell office:value-type="string">
            <text:p>Haas Rot Trocken</text:p>
          </table:table-cell>
          <table:table-cell office:value-type="string">
            <text:p>Johannes Haas</text:p>
          </table:table-cell>
          <table:table-cell office:value-type="float" office:value="24.638065">
            <text:p>24.63806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. Doc Flora Gir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500">
            <text:p>150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14/12/2024): 6 x 15,0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v7pa2g99etzw3ftz5d4</text:p>
          </table:table-cell>
          <table:table-cell office:value-type="string">
            <text:p>WHITE</text:p>
          </table:table-cell>
          <table:table-cell office:value-type="string">
            <text:p>Flora''''s Legacy Chardonnay</text:p>
          </table:table-cell>
          <table:table-cell office:value-type="string">
            <text:p>Flora Springs</text:p>
          </table:table-cell>
          <table:table-cell office:value-type="float" office:value="25.61818">
            <text:p>25.618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Nussbaum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700">
            <text:p>4700</text:p>
          </table:table-cell>
          <table:table-cell office:value-type="float" office:value="2110">
            <text:p>21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8/09/2024): 6 x 21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psx99hyhcagvqmvzm</text:p>
          </table:table-cell>
          <table:table-cell office:value-type="string">
            <text:p>WHITE</text:p>
          </table:table-cell>
          <table:table-cell office:value-type="string">
            <text:p>Gewurztraminer</text:p>
          </table:table-cell>
          <table:table-cell office:value-type="string">
            <text:p>Domaine Nussbaumer</text:p>
          </table:table-cell>
          <table:table-cell office:value-type="float" office:value="29.560192">
            <text:p>29.5601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traminer Tramin 0,37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600">
            <text:p>2600</text:p>
          </table:table-cell>
          <table:table-cell office:value-type="float" office:value="580">
            <text:p>5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6/12/2024): 6 x 5,8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4d27v6t1w92xxhep8xt</text:p>
          </table:table-cell>
          <table:table-cell office:value-type="string">
            <text:p>ROSE</text:p>
          </table:table-cell>
          <table:table-cell office:value-type="string">
            <text:p>Orphan Train</text:p>
          </table:table-cell>
          <table:table-cell office:value-type="string">
            <text:p>Train Wreck</text:p>
          </table:table-cell>
          <table:table-cell office:value-type="float" office:value="22.098621">
            <text:p>22.0986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Nössing Val Isar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120">
            <text:p>112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13/02/2025): 6 x 11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ak61jaga48f7sxfad</text:p>
          </table:table-cell>
          <table:table-cell office:value-type="string">
            <text:p>WHITE</text:p>
          </table:table-cell>
          <table:table-cell office:value-type="string">
            <text:p>Kerner</text:p>
          </table:table-cell>
          <table:table-cell office:value-type="string">
            <text:p>Manni Nössing</text:p>
          </table:table-cell>
          <table:table-cell office:value-type="float" office:value="30.938622">
            <text:p>30.9386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V. Forch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1300">
            <text:p>130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19/05/2023): 12 x 13,00 € da Cantina Lavis e Valle di Cemb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mvpwpxmrhemc3en85s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Müller</text:p>
          </table:table-cell>
          <table:table-cell office:value-type="float" office:value="29.995264">
            <text:p>29.9952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Etz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1/12/2024): 6 x 10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mvpwpxmrhemc3en85s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Müller</text:p>
          </table:table-cell>
          <table:table-cell office:value-type="float" office:value="29.995264">
            <text:p>29.9952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Nöss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050">
            <text:p>10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0/09/2024): 6 x 10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a5m3vn297amcfbycw</text:p>
          </table:table-cell>
          <table:table-cell office:value-type="string">
            <text:p>WHITE</text:p>
          </table:table-cell>
          <table:table-cell office:value-type="string">
            <text:p>Müller Thurgau Sass Rigais</text:p>
          </table:table-cell>
          <table:table-cell office:value-type="string">
            <text:p>Manni Nössing</text:p>
          </table:table-cell>
          <table:table-cell office:value-type="float" office:value="32.68418">
            <text:p>32.68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San Loren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690">
            <text:p>690</text:p>
          </table:table-cell>
          <table:table-cell office:value-type="float" office:value="22">
            <text:p>22</text:p>
          </table:table-cell>
          <table:table-cell office:value-type="string"/>
          <table:table-cell office:value-type="string">
            <text:p>Ultimo acquisto pre-vinoteqa  (31/07/2024): 18 x 6,9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qmmfp4xv02pdhywnd1</text:p>
          </table:table-cell>
          <table:table-cell office:value-type="string">
            <text:p>WHITE</text:p>
          </table:table-cell>
          <table:table-cell office:value-type="string">
            <text:p>San Lorenzo Soave</text:p>
          </table:table-cell>
          <table:table-cell office:value-type="string">
            <text:p>Borgo San Lorenzo</text:p>
          </table:table-cell>
          <table:table-cell office:value-type="float" office:value="33.393986">
            <text:p>33.3939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agu frizz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2900">
            <text:p>2900</text:p>
          </table:table-cell>
          <table:table-cell office:value-type="float" office:value="630">
            <text:p>63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0/07/2023): 6 x 6,3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mvpwpxmrhemc3en85s</text:p>
          </table:table-cell>
          <table:table-cell office:value-type="string">
            <text:p>WHITE</text:p>
          </table:table-cell>
          <table:table-cell office:value-type="string">
            <text:p>Müller-Thurgau</text:p>
          </table:table-cell>
          <table:table-cell office:value-type="string">
            <text:p>Müller</text:p>
          </table:table-cell>
          <table:table-cell office:value-type="float" office:value="29.023855">
            <text:p>29.0238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oscato Giallo amabil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720">
            <text:p>7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9/09/2023): 2 x 7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3kza5fdzhjkyywmtjp</text:p>
          </table:table-cell>
          <table:table-cell office:value-type="string">
            <text:p>WHITE</text:p>
          </table:table-cell>
          <table:table-cell office:value-type="string">
            <text:p>Moscato</text:p>
          </table:table-cell>
          <table:table-cell office:value-type="string">
            <text:p>Roscato</text:p>
          </table:table-cell>
          <table:table-cell office:value-type="float" office:value="31.062782">
            <text:p>31.0627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Nosiola Trentino Sole Al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19">
            <text:p>919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1/09/2024): 12 x 9,20 € da Liber Internationa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2aebs2n9ss5p9bzms2x</text:p>
          </table:table-cell>
          <table:table-cell office:value-type="string">
            <text:p>WHITE</text:p>
          </table:table-cell>
          <table:table-cell office:value-type="string">
            <text:p>Crab &amp; Sole Pinot Blanc</text:p>
          </table:table-cell>
          <table:table-cell office:value-type="string">
            <text:p>Crab &amp; Sole</text:p>
          </table:table-cell>
          <table:table-cell office:value-type="float" office:value="22.15961">
            <text:p>22.159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Livio Fellu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70">
            <text:p>12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4/06/2024): 6 x 12,70 € da Livio Fellug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m1bmy5tgt972cjb76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Livio Felluga</text:p>
          </table:table-cell>
          <table:table-cell office:value-type="float" office:value="44.19301">
            <text:p>44.193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Punggl Na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240">
            <text:p>124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23/12/2024): 6 x 12,4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0bp2fctnk2bf86eg</text:p>
          </table:table-cell>
          <table:table-cell office:value-type="string">
            <text:p>WHITE</text:p>
          </table:table-cell>
          <table:table-cell office:value-type="string">
            <text:p>Pinot Grigio Punggl</text:p>
          </table:table-cell>
          <table:table-cell office:value-type="string">
            <text:p>Nals Margreid</text:p>
          </table:table-cell>
          <table:table-cell office:value-type="float" office:value="40.201195">
            <text:p>40.201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Ringbe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565">
            <text:p>1565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4): 6 x 15,65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ebzts1p3yq2ts9paphn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El Grigio</text:p>
          </table:table-cell>
          <table:table-cell office:value-type="float" office:value="30.46688">
            <text:p>30.466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300">
            <text:p>3300</text:p>
          </table:table-cell>
          <table:table-cell office:value-type="float" office:value="765">
            <text:p>765</text:p>
          </table:table-cell>
          <table:table-cell office:value-type="float" office:value="54">
            <text:p>54</text:p>
          </table:table-cell>
          <table:table-cell office:value-type="string"/>
          <table:table-cell office:value-type="string">
            <text:p>Ultimo acquisto pre-vinoteqa  (05/02/2025): 60 x 7,65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h5er94nrxb6bh2xqg0</text:p>
          </table:table-cell>
          <table:table-cell office:value-type="string">
            <text:p>WHITE</text:p>
          </table:table-cell>
          <table:table-cell office:value-type="string">
            <text:p>Pinot Grigio Südtirol</text:p>
          </table:table-cell>
          <table:table-cell office:value-type="string">
            <text:p>Muri-Gries</text:p>
          </table:table-cell>
          <table:table-cell office:value-type="float" office:value="44.934036">
            <text:p>44.9340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Plattenrieg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69">
            <text:p>969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Ultimo acquisto pre-vinoteqa  (14/12/2024): 24 x 9,7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xnej80e8epw7wwz1s185n2</text:p>
          </table:table-cell>
          <table:table-cell office:value-type="string">
            <text:p>WHITE</text:p>
          </table:table-cell>
          <table:table-cell office:value-type="string">
            <text:p>Vallagarina Bianco</text:p>
          </table:table-cell>
          <table:table-cell office:value-type="string">
            <text:p>Maso Bianco</text:p>
          </table:table-cell>
          <table:table-cell office:value-type="float" office:value="22.450874">
            <text:p>22.4508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Falkenste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3/02/2025): 6 x 1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0ay4zbkrhchknmkzn6p</text:p>
          </table:table-cell>
          <table:table-cell office:value-type="string">
            <text:p>WHITE</text:p>
          </table:table-cell>
          <table:table-cell office:value-type="string">
            <text:p>Falkensteiner Hofberg Riesling Auslese</text:p>
          </table:table-cell>
          <table:table-cell office:value-type="string">
            <text:p>Hofgut Falkenstein</text:p>
          </table:table-cell>
          <table:table-cell office:value-type="float" office:value="31.278698">
            <text:p>31.2786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Kaiton Kue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100">
            <text:p>4100</text:p>
          </table:table-cell>
          <table:table-cell office:value-type="float" office:value="1470">
            <text:p>14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3/02/2025): 6 x 14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v47pvq3sxsg1a6a58x4</text:p>
          </table:table-cell>
          <table:table-cell office:value-type="string">
            <text:p>DESSERT</text:p>
          </table:table-cell>
          <table:table-cell office:value-type="string">
            <text:p>Riesling Spätlese</text:p>
          </table:table-cell>
          <table:table-cell office:value-type="string">
            <text:p>Weingut Villa Riesling</text:p>
          </table:table-cell>
          <table:table-cell office:value-type="float" office:value="23.086466">
            <text:p>23.086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Unterortl Juva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700">
            <text:p>4700</text:p>
          </table:table-cell>
          <table:table-cell office:value-type="float" office:value="1989">
            <text:p>1989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13/02/2025): 3 x 19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vxqszca07feftggem9</text:p>
          </table:table-cell>
          <table:table-cell office:value-type="string">
            <text:p>DESSERT</text:p>
          </table:table-cell>
          <table:table-cell office:value-type="string">
            <text:p>Vinea Juval Grappa</text:p>
          </table:table-cell>
          <table:table-cell office:value-type="string">
            <text:p>Weingut Unterortl - Castel Juval</text:p>
          </table:table-cell>
          <table:table-cell office:value-type="float" office:value="42.034035">
            <text:p>42.0340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Valentin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3100">
            <text:p>3100</text:p>
          </table:table-cell>
          <table:table-cell office:value-type="float" office:value="969">
            <text:p>969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4/06/2023): 6 x 9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8.569954">
            <text:p>28.5699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auvignon Niedrist Igna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540">
            <text:p>154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6/07/2024): 6 x 15,4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sb780pa608pcmeen</text:p>
          </table:table-cell>
          <table:table-cell office:value-type="string">
            <text:p>WHITE</text:p>
          </table:table-cell>
          <table:table-cell office:value-type="string">
            <text:p>Sauvignon Limes</text:p>
          </table:table-cell>
          <table:table-cell office:value-type="string">
            <text:p>Ignaz Niedrist</text:p>
          </table:table-cell>
          <table:table-cell office:value-type="float" office:value="48.198833">
            <text:p>48.1988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oave Classico Calva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600">
            <text:p>3600</text:p>
          </table:table-cell>
          <table:table-cell office:value-type="float" office:value="1705">
            <text:p>1705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13/02/2025): 12 x 17,0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vnsdeytxsszr6qgdd7</text:p>
          </table:table-cell>
          <table:table-cell office:value-type="string">
            <text:p>WHITE</text:p>
          </table:table-cell>
          <table:table-cell office:value-type="string">
            <text:p>Soave Classico</text:p>
          </table:table-cell>
          <table:table-cell office:value-type="string">
            <text:p>Cantina di Soave</text:p>
          </table:table-cell>
          <table:table-cell office:value-type="float" office:value="31.534214">
            <text:p>31.5342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toan Cuvée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1989">
            <text:p>1989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gny3zdnmy8t6fhvyr</text:p>
          </table:table-cell>
          <table:table-cell office:value-type="string">
            <text:p>WHITE</text:p>
          </table:table-cell>
          <table:table-cell office:value-type="string">
            <text:p>Stoan</text:p>
          </table:table-cell>
          <table:table-cell office:value-type="string">
            <text:p>Kellerei Tramin / Cantina Tramin</text:p>
          </table:table-cell>
          <table:table-cell office:value-type="float" office:value="31.821453">
            <text:p>31.8214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 Kuenhof Pli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395">
            <text:p>139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1/02/2024): 6 x 13,95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zfkdmdv319r4avn45x</text:p>
          </table:table-cell>
          <table:table-cell office:value-type="string">
            <text:p>DESSERT</text:p>
          </table:table-cell>
          <table:table-cell office:value-type="string">
            <text:p>Silvaner</text:p>
          </table:table-cell>
          <table:table-cell office:value-type="string">
            <text:p>Silvaner Weingut Seufert</text:p>
          </table:table-cell>
          <table:table-cell office:value-type="float" office:value="23.655678">
            <text:p>23.6556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Sylvaner Villscheid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960">
            <text:p>9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7/12/2024): 6 x 9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zfkdmdv319r4avn45x</text:p>
          </table:table-cell>
          <table:table-cell office:value-type="string">
            <text:p>DESSERT</text:p>
          </table:table-cell>
          <table:table-cell office:value-type="string">
            <text:p>Silvaner</text:p>
          </table:table-cell>
          <table:table-cell office:value-type="string">
            <text:p>Silvaner Weingut Seufert</text:p>
          </table:table-cell>
          <table:table-cell office:value-type="float" office:value="23.655678">
            <text:p>23.6556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Classic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30">
            <text:p>1030</text:p>
          </table:table-cell>
          <table:table-cell office:value-type="float" office:value="34">
            <text:p>34</text:p>
          </table:table-cell>
          <table:table-cell office:value-type="string"/>
          <table:table-cell office:value-type="string">
            <text:p>Ultimo acquisto pre-vinoteqa  (30/01/2025): 18 x 10,30 € da Kellerei Te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xbfz8khb8x631wsyt0b</text:p>
          </table:table-cell>
          <table:table-cell office:value-type="string">
            <text:p>WHITE</text:p>
          </table:table-cell>
          <table:table-cell office:value-type="string">
            <text:p>Solà 2 Classic Blanco</text:p>
          </table:table-cell>
          <table:table-cell office:value-type="string">
            <text:p>Solà Classic</text:p>
          </table:table-cell>
          <table:table-cell office:value-type="float" office:value="21.314537">
            <text:p>21.3145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Cl. Kiember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050">
            <text:p>10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8/08/2024): 6 x 10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592w6scbw89w9dtt7</text:p>
          </table:table-cell>
          <table:table-cell office:value-type="string">
            <text:p>WHITE</text:p>
          </table:table-cell>
          <table:table-cell office:value-type="string">
            <text:p>Terlaner</text:p>
          </table:table-cell>
          <table:table-cell office:value-type="string">
            <text:p>Kiemberger</text:p>
          </table:table-cell>
          <table:table-cell office:value-type="float" office:value="43.36872">
            <text:p>43.3687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ltliner Strass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175">
            <text:p>117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8/01/2025): 6 x 11,75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xh7kxqfr3ehf3zcza3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Strasserhof</text:p>
          </table:table-cell>
          <table:table-cell office:value-type="float" office:value="35.78798">
            <text:p>35.7879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naccia di S. Gimign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695">
            <text:p>695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7/12/2023): 6 x 6,9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kv7gjrkyb9qvb5rmdj</text:p>
          </table:table-cell>
          <table:table-cell office:value-type="string">
            <text:p>DESSERT</text:p>
          </table:table-cell>
          <table:table-cell office:value-type="string">
            <text:p>Vernaccia di Oristano</text:p>
          </table:table-cell>
          <table:table-cell office:value-type="string">
            <text:p>Vernaccia Oristano</text:p>
          </table:table-cell>
          <table:table-cell office:value-type="float" office:value="33.052097">
            <text:p>33.0520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Terlaner Sauvignon Quar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799">
            <text:p>2799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6/07/2022): 6 x 27,99 €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sdfevgab8g251fmfjq</text:p>
          </table:table-cell>
          <table:table-cell office:value-type="string">
            <text:p>WHITE</text:p>
          </table:table-cell>
          <table:table-cell office:value-type="string">
            <text:p>Marlborough Sauvignon Blanc</text:p>
          </table:table-cell>
          <table:table-cell office:value-type="string">
            <text:p>Sauvignon Republic</text:p>
          </table:table-cell>
          <table:table-cell office:value-type="float" office:value="28.569954">
            <text:p>28.5699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Lafoa -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989">
            <text:p>198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10/01/2025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aap8qgvttdchv03pk</text:p>
          </table:table-cell>
          <table:table-cell office:value-type="string">
            <text:p>WHITE</text:p>
          </table:table-cell>
          <table:table-cell office:value-type="string">
            <text:p>Chardonnay Lafóa</text:p>
          </table:table-cell>
          <table:table-cell office:value-type="string">
            <text:p>Kellerei Schreckbichl / Cantina Colterenzio</text:p>
          </table:table-cell>
          <table:table-cell office:value-type="float" office:value="28.975134">
            <text:p>28.9751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90">
            <text:p>69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19/12/2024): 24 x 6,90 € da Kellerei St. Paul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ebzts1p3yq2ts9paphn</text:p>
          </table:table-cell>
          <table:table-cell office:value-type="string">
            <text:p>WHITE</text:p>
          </table:table-cell>
          <table:table-cell office:value-type="string">
            <text:p>Pinot Grigio</text:p>
          </table:table-cell>
          <table:table-cell office:value-type="string">
            <text:p>El Grigio</text:p>
          </table:table-cell>
          <table:table-cell office:value-type="float" office:value="30.46688">
            <text:p>30.466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Praepositus - Nova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490">
            <text:p>149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19/03/2025): 6 x 14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z63eb6q9p4e2k94s</text:p>
          </table:table-cell>
          <table:table-cell office:value-type="string">
            <text:p>WHITE</text:p>
          </table:table-cell>
          <table:table-cell office:value-type="string">
            <text:p>Grüner Veltli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35.427345">
            <text:p>35.4273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R Cuveé Bianco - Schreckbich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13000">
            <text:p>13000</text:p>
          </table:table-cell>
          <table:table-cell office:value-type="float" office:value="4900">
            <text:p>49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6/02/2018): 1 x 49,00 € da Schreckbich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492fr5ca6kj4bcg3qk</text:p>
          </table:table-cell>
          <table:table-cell office:value-type="string">
            <text:p>WHITE</text:p>
          </table:table-cell>
          <table:table-cell office:value-type="string">
            <text:p>LR</text:p>
          </table:table-cell>
          <table:table-cell office:value-type="string">
            <text:p>Kellerei Schreckbichl / Cantina Colterenzio</text:p>
          </table:table-cell>
          <table:table-cell office:value-type="float" office:value="29.317163">
            <text:p>29.3171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Eichhorn -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900">
            <text:p>4900</text:p>
          </table:table-cell>
          <table:table-cell office:value-type="float" office:value="2120">
            <text:p>2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1/10/2024): 6 x 21,2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74ky4hsnkr6sztp9x</text:p>
          </table:table-cell>
          <table:table-cell office:value-type="string">
            <text:p>WHITE</text:p>
          </table:table-cell>
          <table:table-cell office:value-type="string">
            <text:p>Pinot Bianco Eichhorn Bio</text:p>
          </table:table-cell>
          <table:table-cell office:value-type="string">
            <text:p>Manincor</text:p>
          </table:table-cell>
          <table:table-cell office:value-type="float" office:value="44.526546">
            <text:p>44.526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Pinot Bianco Sirmi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0">
            <text:p>0</text:p>
          </table:table-cell>
          <table:table-cell office:value-type="float" office:value="4100">
            <text:p>41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25/01/2025): 1 x 4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xnej80e8epw7wwz1s185n2</text:p>
          </table:table-cell>
          <table:table-cell office:value-type="string">
            <text:p>WHITE</text:p>
          </table:table-cell>
          <table:table-cell office:value-type="string">
            <text:p>Vallagarina Bianco</text:p>
          </table:table-cell>
          <table:table-cell office:value-type="string">
            <text:p>Maso Bianco</text:p>
          </table:table-cell>
          <table:table-cell office:value-type="float" office:value="22.450874">
            <text:p>22.4508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- Lugana Cà dei Fr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720">
            <text:p>27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4/06/2023): 1 x 27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21816c7pdatn9v5fq</text:p>
          </table:table-cell>
          <table:table-cell office:value-type="string">
            <text:p>WHITE</text:p>
          </table:table-cell>
          <table:table-cell office:value-type="string">
            <text:p>Lugana I Frati</text:p>
          </table:table-cell>
          <table:table-cell office:value-type="string">
            <text:p>Cà dei Frati</text:p>
          </table:table-cell>
          <table:table-cell office:value-type="float" office:value="49.18597">
            <text:p>49.185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fefferer - Moscato Giallo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760">
            <text:p>76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25/08/2024): 6 x 7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3kza5fdzhjkyywmtjp</text:p>
          </table:table-cell>
          <table:table-cell office:value-type="string">
            <text:p>WHITE</text:p>
          </table:table-cell>
          <table:table-cell office:value-type="string">
            <text:p>Moscato</text:p>
          </table:table-cell>
          <table:table-cell office:value-type="string">
            <text:p>Roscato</text:p>
          </table:table-cell>
          <table:table-cell office:value-type="float" office:value="31.062782">
            <text:p>31.0627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onte della Viper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700">
            <text:p>4700</text:p>
          </table:table-cell>
          <table:table-cell office:value-type="float" office:value="1600">
            <text:p>16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28/05/2024): 6 x 16,0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3eptfq05cxx4hpjvn</text:p>
          </table:table-cell>
          <table:table-cell office:value-type="string">
            <text:p>WHITE</text:p>
          </table:table-cell>
          <table:table-cell office:value-type="string">
            <text:p>Castello della Sala Conte della Vipera</text:p>
          </table:table-cell>
          <table:table-cell office:value-type="string">
            <text:p>Antinori</text:p>
          </table:table-cell>
          <table:table-cell office:value-type="float" office:value="39.616608">
            <text:p>39.61660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Bianco 0,375 Plötzner St. Pauls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2">
            <text:p>2022</text:p>
          </table:table-cell>
          <table:table-cell office:value-type="float" office:value="2400">
            <text:p>2400</text:p>
          </table:table-cell>
          <table:table-cell office:value-type="float" office:value="459">
            <text:p>459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8/03/2022): 6 x 4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3h8p19bky2jp2n8cm</text:p>
          </table:table-cell>
          <table:table-cell office:value-type="string">
            <text:p>WHITE</text:p>
          </table:table-cell>
          <table:table-cell office:value-type="string">
            <text:p>Plötzner Pinot Bianco</text:p>
          </table:table-cell>
          <table:table-cell office:value-type="string">
            <text:p>Kellerei St. Pauls</text:p>
          </table:table-cell>
          <table:table-cell office:value-type="float" office:value="38.497078">
            <text:p>38.4970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Cardellino Magnu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000">
            <text:p>8000</text:p>
          </table:table-cell>
          <table:table-cell office:value-type="float" office:value="2680">
            <text:p>26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6/12/2024): 1 x 26,8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wtdsatvrkr0rncwvryq</text:p>
          </table:table-cell>
          <table:table-cell office:value-type="string">
            <text:p>WHITE</text:p>
          </table:table-cell>
          <table:table-cell office:value-type="string">
            <text:p>Chardonnay de Chardonnay Mâcon-Chardonnay</text:p>
          </table:table-cell>
          <table:table-cell office:value-type="string">
            <text:p>Cave de Chardonnay</text:p>
          </table:table-cell>
          <table:table-cell office:value-type="float" office:value="22.143776">
            <text:p>22.1437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Kerner Praepositus Abbazia di Novac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490">
            <text:p>14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8/09/2024): 6 x 14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bqpkdt1kxf4qvpa0ev</text:p>
          </table:table-cell>
          <table:table-cell office:value-type="string">
            <text:p>WHITE</text:p>
          </table:table-cell>
          <table:table-cell office:value-type="string">
            <text:p>Kerner Praepositus</text:p>
          </table:table-cell>
          <table:table-cell office:value-type="string">
            <text:p>Abbazia di Novacella (Stiftskellerei Neustift)</text:p>
          </table:table-cell>
          <table:table-cell office:value-type="float" office:value="48.00847">
            <text:p>48.008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üller Thurgau Feldmarschall Tiefenbrun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400">
            <text:p>7400</text:p>
          </table:table-cell>
          <table:table-cell office:value-type="float" office:value="3725">
            <text:p>3725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07/06/2024): 6 x 37,2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vezrd4vebp8esf2ybf</text:p>
          </table:table-cell>
          <table:table-cell office:value-type="string">
            <text:p>WHITE</text:p>
          </table:table-cell>
          <table:table-cell office:value-type="string">
            <text:p>Müller Thurgau Feldmarschall von Fenner</text:p>
          </table:table-cell>
          <table:table-cell office:value-type="string">
            <text:p>Tiefenbrunner</text:p>
          </table:table-cell>
          <table:table-cell office:value-type="float" office:value="44.93981">
            <text:p>44.9398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dicchio di Matelica Colle Stef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300">
            <text:p>3300</text:p>
          </table:table-cell>
          <table:table-cell office:value-type="float" office:value="670">
            <text:p>67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19/03/2025): 12 x 6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vfcbmb3nrq8r15ty4b</text:p>
          </table:table-cell>
          <table:table-cell office:value-type="string">
            <text:p>WHITE</text:p>
          </table:table-cell>
          <table:table-cell office:value-type="string">
            <text:p>Verdicchio di Matelica</text:p>
          </table:table-cell>
          <table:table-cell office:value-type="string">
            <text:p>Stefano Zoli</text:p>
          </table:table-cell>
          <table:table-cell office:value-type="float" office:value="36.16263">
            <text:p>36.162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W... Dreams ... - Jer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6900">
            <text:p>6900</text:p>
          </table:table-cell>
          <table:table-cell office:value-type="float" office:value="3620">
            <text:p>36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7/12/2024): 6 x 36,2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3zwqe7p05923rhgpz</text:p>
          </table:table-cell>
          <table:table-cell office:value-type="string">
            <text:p>WHITE</text:p>
          </table:table-cell>
          <table:table-cell office:value-type="string">
            <text:p>Chardonnay Where Dreams have no end</text:p>
          </table:table-cell>
          <table:table-cell office:value-type="string">
            <text:p>Jermann</text:p>
          </table:table-cell>
          <table:table-cell office:value-type="float" office:value="25.45853">
            <text:p>25.458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Müller Thurgau Nössin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200">
            <text:p>7200</text:p>
          </table:table-cell>
          <table:table-cell office:value-type="float" office:value="1700">
            <text:p>17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06/12/2019): 3 x 17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a5m3vn297amcfbycw</text:p>
          </table:table-cell>
          <table:table-cell office:value-type="string">
            <text:p>WHITE</text:p>
          </table:table-cell>
          <table:table-cell office:value-type="string">
            <text:p>Müller Thurgau Sass Rigais</text:p>
          </table:table-cell>
          <table:table-cell office:value-type="string">
            <text:p>Manni Nössing</text:p>
          </table:table-cell>
          <table:table-cell office:value-type="float" office:value="32.68418">
            <text:p>32.684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ugana Pansere Tenuta Fraccaro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400">
            <text:p>3400</text:p>
          </table:table-cell>
          <table:table-cell office:value-type="float" office:value="750">
            <text:p>7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6/03/2025): 12 x 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g8bzf7axvgwm6n3ya</text:p>
          </table:table-cell>
          <table:table-cell office:value-type="string">
            <text:p>WHITE</text:p>
          </table:table-cell>
          <table:table-cell office:value-type="string">
            <text:p>Lugana Pansere</text:p>
          </table:table-cell>
          <table:table-cell office:value-type="string">
            <text:p>Flli Fraccaroli</text:p>
          </table:table-cell>
          <table:table-cell office:value-type="float" office:value="43.084732">
            <text:p>43.08473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gnum Sylvaner Aristo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100">
            <text:p>7100</text:p>
          </table:table-cell>
          <table:table-cell office:value-type="float" office:value="3100">
            <text:p>31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5/12/2022): 1 x 3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tzfkdmdv319r4avn45x</text:p>
          </table:table-cell>
          <table:table-cell office:value-type="string">
            <text:p>DESSERT</text:p>
          </table:table-cell>
          <table:table-cell office:value-type="string">
            <text:p>Silvaner</text:p>
          </table:table-cell>
          <table:table-cell office:value-type="string">
            <text:p>Silvaner Weingut Seufert</text:p>
          </table:table-cell>
          <table:table-cell office:value-type="float" office:value="23.655678">
            <text:p>23.6556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Le Viogn BIO Tröpfelta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720">
            <text:p>172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6/07/2024): 6 x 17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mk49tx91qh54r9h53r</text:p>
          </table:table-cell>
          <table:table-cell office:value-type="string">
            <text:p>ROSE</text:p>
          </table:table-cell>
          <table:table-cell office:value-type="string">
            <text:p>RosèMarie Bio</text:p>
          </table:table-cell>
          <table:table-cell office:value-type="string">
            <text:p>Tröpfltalhof</text:p>
          </table:table-cell>
          <table:table-cell office:value-type="float" office:value="36.178135">
            <text:p>36.1781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Vermentino di Sardegna Olian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9/03/2025): 6 x 8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vb3t4w83fzs3wq09mc1y9</text:p>
          </table:table-cell>
          <table:table-cell office:value-type="string">
            <text:p>WHITE</text:p>
          </table:table-cell>
          <table:table-cell office:value-type="string">
            <text:p>Morisca Vermentino di Sardegna</text:p>
          </table:table-cell>
          <table:table-cell office:value-type="string">
            <text:p>Olianas</text:p>
          </table:table-cell>
          <table:table-cell office:value-type="float" office:value="45.119328">
            <text:p>45.1193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iovo Cuveé Bergkellerei Passe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6/12/2023): 6 x 21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4wbjx6m6h8k0rc3zyx</text:p>
          </table:table-cell>
          <table:table-cell office:value-type="string">
            <text:p>WHITE</text:p>
          </table:table-cell>
          <table:table-cell office:value-type="string">
            <text:p>Giovo</text:p>
          </table:table-cell>
          <table:table-cell office:value-type="string">
            <text:p>Bergkellerei Passeier</text:p>
          </table:table-cell>
          <table:table-cell office:value-type="float" office:value="63.433414">
            <text:p>63.4334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avi del Comundi di Gavi Min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730">
            <text:p>73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6/12/2024): 6 x 7,3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1qnw2xy7a2mee75mgt</text:p>
          </table:table-cell>
          <table:table-cell office:value-type="string">
            <text:p>WHITE</text:p>
          </table:table-cell>
          <table:table-cell office:value-type="string">
            <text:p>Bio Gavi del Comune di Gavi</text:p>
          </table:table-cell>
          <table:table-cell office:value-type="string">
            <text:p>Produttori del Gavi</text:p>
          </table:table-cell>
          <table:table-cell office:value-type="float" office:value="63.51319">
            <text:p>63.5131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üner Veltliner Tenuta Röck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900">
            <text:p>3900</text:p>
          </table:table-cell>
          <table:table-cell office:value-type="float" office:value="1350">
            <text:p>13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1/03/2025): 6 x 13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gv8qdxvrz3rkd2f14v</text:p>
          </table:table-cell>
          <table:table-cell office:value-type="string">
            <text:p>WHITE</text:p>
          </table:table-cell>
          <table:table-cell office:value-type="string">
            <text:p>Grüner Veltliner</text:p>
          </table:table-cell>
          <table:table-cell office:value-type="string">
            <text:p>Gruber Röschitz</text:p>
          </table:table-cell>
          <table:table-cell office:value-type="float" office:value="26.913477">
            <text:p>26.9134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ano Collio Mario Schiope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300">
            <text:p>4300</text:p>
          </table:table-cell>
          <table:table-cell office:value-type="float" office:value="1689">
            <text:p>168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4/03/2024): 6 x 16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qcb5pvevmfry1h2yq3</text:p>
          </table:table-cell>
          <table:table-cell office:value-type="string">
            <text:p>WHITE</text:p>
          </table:table-cell>
          <table:table-cell office:value-type="string">
            <text:p>Friulano Collio</text:p>
          </table:table-cell>
          <table:table-cell office:value-type="string">
            <text:p>Schiopetto</text:p>
          </table:table-cell>
          <table:table-cell office:value-type="float" office:value="44.0096">
            <text:p>44.00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lvasia Collio Ronco dei Tas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7/06/2024): 5 x 10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xe9khc7rv9kmzfj5ca</text:p>
          </table:table-cell>
          <table:table-cell office:value-type="string">
            <text:p>WHITE</text:p>
          </table:table-cell>
          <table:table-cell office:value-type="string">
            <text:p>Malvasia</text:p>
          </table:table-cell>
          <table:table-cell office:value-type="string">
            <text:p>Ronco dei Tassi</text:p>
          </table:table-cell>
          <table:table-cell office:value-type="float" office:value="44.580204">
            <text:p>44.580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Offida Passerina Tenuta Sant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675">
            <text:p>67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2/02/2024): 6 x 6,7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2a96y808f4xk7s2hny</text:p>
          </table:table-cell>
          <table:table-cell office:value-type="string">
            <text:p>WHITE</text:p>
          </table:table-cell>
          <table:table-cell office:value-type="string">
            <text:p>Le Spighe Offida Passerina</text:p>
          </table:table-cell>
          <table:table-cell office:value-type="string">
            <text:p>Tenuta Santori</text:p>
          </table:table-cell>
          <table:table-cell office:value-type="float" office:value="43.554123">
            <text:p>43.55412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Marna Kellerei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600">
            <text:p>3600</text:p>
          </table:table-cell>
          <table:table-cell office:value-type="float" office:value="1019">
            <text:p>1019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14/12/2024): 12 x 10,2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ndvt7sdqwkdz58qam</text:p>
          </table:table-cell>
          <table:table-cell office:value-type="string">
            <text:p>WHITE</text:p>
          </table:table-cell>
          <table:table-cell office:value-type="string">
            <text:p>Marna Chardonnay</text:p>
          </table:table-cell>
          <table:table-cell office:value-type="string">
            <text:p>Girlan</text:p>
          </table:table-cell>
          <table:table-cell office:value-type="float" office:value="37.749535">
            <text:p>37.74953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Fallwind St. Michael Kellere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40">
            <text:p>94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20/02/2025): 6 x 9,4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ewk8kh3ncmfae6t0f6</text:p>
          </table:table-cell>
          <table:table-cell office:value-type="string">
            <text:p>WHITE</text:p>
          </table:table-cell>
          <table:table-cell office:value-type="string">
            <text:p>Fallwind Chardonnay</text:p>
          </table:table-cell>
          <table:table-cell office:value-type="string">
            <text:p>St. Michael-Eppan</text:p>
          </table:table-cell>
          <table:table-cell office:value-type="float" office:value="34.669266">
            <text:p>34.6692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Orvieto Classico San Giovann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300">
            <text:p>4300</text:p>
          </table:table-cell>
          <table:table-cell office:value-type="float" office:value="1070">
            <text:p>1070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>
            <text:p>Ultimo acquisto pre-vinoteqa  (06/12/2024): 12 x 10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xvg88aetzm7ynr72c2</text:p>
          </table:table-cell>
          <table:table-cell office:value-type="string">
            <text:p>WHITE</text:p>
          </table:table-cell>
          <table:table-cell office:value-type="string">
            <text:p>Bianco delli Poggi Orvieto Classico</text:p>
          </table:table-cell>
          <table:table-cell office:value-type="string">
            <text:p>Locanda Orvieto</text:p>
          </table:table-cell>
          <table:table-cell office:value-type="float" office:value="37.63664">
            <text:p>37.6366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Pinot Grigio Isonzo Dessimis Vie di Roman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600">
            <text:p>4600</text:p>
          </table:table-cell>
          <table:table-cell office:value-type="float" office:value="2085">
            <text:p>2085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30/09/2024): 6 x 20,8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550tpn2vchzczedvk</text:p>
          </table:table-cell>
          <table:table-cell office:value-type="string">
            <text:p>WHITE</text:p>
          </table:table-cell>
          <table:table-cell office:value-type="string">
            <text:p>Pinot Grigio Dessimis</text:p>
          </table:table-cell>
          <table:table-cell office:value-type="string">
            <text:p>Vie di Romans</text:p>
          </table:table-cell>
          <table:table-cell office:value-type="float" office:value="52.10446">
            <text:p>52.104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riuliano Collio Ronco delle Cime Veni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5100">
            <text:p>5100</text:p>
          </table:table-cell>
          <table:table-cell office:value-type="float" office:value="2430">
            <text:p>24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7/06/2024): 12 x 24,3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6mkthf9bqjqqykg6b</text:p>
          </table:table-cell>
          <table:table-cell office:value-type="string">
            <text:p>WHITE</text:p>
          </table:table-cell>
          <table:table-cell office:value-type="string">
            <text:p>Friulano Ronco delle Cime</text:p>
          </table:table-cell>
          <table:table-cell office:value-type="string">
            <text:p>Venica &amp; Venica</text:p>
          </table:table-cell>
          <table:table-cell office:value-type="float" office:value="52.99083">
            <text:p>52.990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Upupa Orange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7/06/2024): 6 x 2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98vwf36e7400szd9</text:p>
          </table:table-cell>
          <table:table-cell office:value-type="string">
            <text:p>WHITE</text:p>
          </table:table-cell>
          <table:table-cell office:value-type="string">
            <text:p>Gewürztraminer Upupa Orange</text:p>
          </table:table-cell>
          <table:table-cell office:value-type="string">
            <text:p>Weingut Abraham</text:p>
          </table:table-cell>
          <table:table-cell office:value-type="float" office:value="46.399292">
            <text:p>46.39929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Riesling "R" Valle Isarco Köfer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810">
            <text:p>181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30/01/2025): 6 x 18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43m9mgprm568qz799x</text:p>
          </table:table-cell>
          <table:table-cell office:value-type="string">
            <text:p>WHITE</text:p>
          </table:table-cell>
          <table:table-cell office:value-type="string">
            <text:p>Riesling R</text:p>
          </table:table-cell>
          <table:table-cell office:value-type="string">
            <text:p>Köfererhof</text:p>
          </table:table-cell>
          <table:table-cell office:value-type="float" office:value="41.842148">
            <text:p>41.84214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hardonnay Gottesacker Tenuta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23/01/2025): 8 x 21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v8dfefvbq9rg1ya0rz</text:p>
          </table:table-cell>
          <table:table-cell office:value-type="string">
            <text:p>WHITE</text:p>
          </table:table-cell>
          <table:table-cell office:value-type="string">
            <text:p>Chardonnay Gottesacker</text:p>
          </table:table-cell>
          <table:table-cell office:value-type="string">
            <text:p>Weingut Abraham</text:p>
          </table:table-cell>
          <table:table-cell office:value-type="float" office:value="41.32425">
            <text:p>41.324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Selida Cantina Tram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010">
            <text:p>101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4): 6 x 10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7xgbgzxzhnp2khrrwws</text:p>
          </table:table-cell>
          <table:table-cell office:value-type="string">
            <text:p>WHITE</text:p>
          </table:table-cell>
          <table:table-cell office:value-type="string">
            <text:p>Gewürztraminer Selida</text:p>
          </table:table-cell>
          <table:table-cell office:value-type="string">
            <text:p>Kellerei Tramin / Cantina Tramin</text:p>
          </table:table-cell>
          <table:table-cell office:value-type="float" office:value="43.048912">
            <text:p>43.0489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Fiano di Avellino Colli di Lap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460">
            <text:p>146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6/06/2024): 12 x 14,6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c5qpb11n25p258f46</text:p>
          </table:table-cell>
          <table:table-cell office:value-type="string">
            <text:p>WHITE</text:p>
          </table:table-cell>
          <table:table-cell office:value-type="string">
            <text:p>Fiano di Avellino</text:p>
          </table:table-cell>
          <table:table-cell office:value-type="string">
            <text:p>Colli di Lapio di Romano Clelia</text:p>
          </table:table-cell>
          <table:table-cell office:value-type="float" office:value="53.43112">
            <text:p>53.431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Manna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400">
            <text:p>4400</text:p>
          </table:table-cell>
          <table:table-cell office:value-type="float" office:value="1714">
            <text:p>1714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3/12/2024): 6 x 17,1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cmap9n1dhfr7akpc4</text:p>
          </table:table-cell>
          <table:table-cell office:value-type="string">
            <text:p>WHITE</text:p>
          </table:table-cell>
          <table:table-cell office:value-type="string">
            <text:p>Manna Schweizer</text:p>
          </table:table-cell>
          <table:table-cell office:value-type="string">
            <text:p>Franz Haas</text:p>
          </table:table-cell>
          <table:table-cell office:value-type="float" office:value="38.934254">
            <text:p>38.9342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reco IGT Campania 2021 - Pietracup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200">
            <text:p>4200</text:p>
          </table:table-cell>
          <table:table-cell office:value-type="float" office:value="1570">
            <text:p>157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6/12/2024): 12 x 15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xnejzte32z710ch695f22k</text:p>
          </table:table-cell>
          <table:table-cell office:value-type="string">
            <text:p>WHITE</text:p>
          </table:table-cell>
          <table:table-cell office:value-type="string">
            <text:p>Cupo Campania</text:p>
          </table:table-cell>
          <table:table-cell office:value-type="string">
            <text:p>Pietracupa</text:p>
          </table:table-cell>
          <table:table-cell office:value-type="float" office:value="39.318928">
            <text:p>39.3189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Cabernet Blanc Eugen Schneid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5y0atasznjjqm2n8h3</text:p>
          </table:table-cell>
          <table:table-cell office:value-type="string">
            <text:p>DESSERT</text:p>
          </table:table-cell>
          <table:table-cell office:value-type="string">
            <text:p>Sansibar Jubilee Schneider</text:p>
          </table:table-cell>
          <table:table-cell office:value-type="string">
            <text:p>Schneider</text:p>
          </table:table-cell>
          <table:table-cell office:value-type="float" office:value="29.043303">
            <text:p>29.0433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Linticlar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0">
            <text:p>0</text:p>
          </table:table-cell>
          <table:table-cell office:value-type="float" office:value="2230">
            <text:p>223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2/06/2018): 12 x 22,3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istar 0,375 - Sölva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6">
            <text:p>2016</text:p>
          </table:table-cell>
          <table:table-cell office:value-type="float" office:value="3200">
            <text:p>3200</text:p>
          </table:table-cell>
          <table:table-cell office:value-type="float" office:value="925">
            <text:p>925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2/03/2019): 6 x 9,2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29.551634">
            <text:p>29.5516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ostasera Mas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2440">
            <text:p>244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04/02/2024): 6 x 24,4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29.74099">
            <text:p>29.740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vvoltore Moris Farm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0">
            <text:p>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4/03/2024): 3 x 24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88ebkt3sb8q8yvykw8x</text:p>
          </table:table-cell>
          <table:table-cell office:value-type="string">
            <text:p>RED</text:p>
          </table:table-cell>
          <table:table-cell office:value-type="string">
            <text:p>Moric Krcsi</text:p>
          </table:table-cell>
          <table:table-cell office:value-type="string">
            <text:p>Moric</text:p>
          </table:table-cell>
          <table:table-cell office:value-type="float" office:value="25.756033">
            <text:p>25.7560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arone Castagned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900">
            <text:p>3900</text:p>
          </table:table-cell>
          <table:table-cell office:value-type="float" office:value="1195">
            <text:p>1195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10/01/2023): 1 x 11,95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fyseejj4m2cbf0j76m</text:p>
          </table:table-cell>
          <table:table-cell office:value-type="string">
            <text:p>RED</text:p>
          </table:table-cell>
          <table:table-cell office:value-type="string">
            <text:p>Amarone della Valpolicella</text:p>
          </table:table-cell>
          <table:table-cell office:value-type="string">
            <text:p>Amarone Raimondi</text:p>
          </table:table-cell>
          <table:table-cell office:value-type="float" office:value="28.111462">
            <text:p>28.1114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olgheri Sassic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xatmq9e9gv613p98b8</text:p>
          </table:table-cell>
          <table:table-cell office:value-type="string">
            <text:p>RED</text:p>
          </table:table-cell>
          <table:table-cell office:value-type="string">
            <text:p>Bolgheri Rosso</text:p>
          </table:table-cell>
          <table:table-cell office:value-type="string">
            <text:p>Castello di Bolgheri</text:p>
          </table:table-cell>
          <table:table-cell office:value-type="float" office:value="29.389349">
            <text:p>29.3893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dolino Classico Fresc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0">
            <text:p>0</text:p>
          </table:table-cell>
          <table:table-cell office:value-type="float" office:value="680">
            <text:p>68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01/03/2025): 18 x 6,8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rtbhxfejny7b2hcnaev</text:p>
          </table:table-cell>
          <table:table-cell office:value-type="string">
            <text:p>RED</text:p>
          </table:table-cell>
          <table:table-cell office:value-type="string">
            <text:p>Solà 2 Classic Tinto</text:p>
          </table:table-cell>
          <table:table-cell office:value-type="string">
            <text:p>Solà Classic</text:p>
          </table:table-cell>
          <table:table-cell office:value-type="float" office:value="22.103476">
            <text:p>22.1034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arbera d'Alba Vigno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30/09/2024): 6 x 13,8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dwrbvbqenyjp8scxpb</text:p>
          </table:table-cell>
          <table:table-cell office:value-type="string">
            <text:p>RED</text:p>
          </table:table-cell>
          <table:table-cell office:value-type="string">
            <text:p>Barbera d'Alba</text:p>
          </table:table-cell>
          <table:table-cell office:value-type="string">
            <text:p>Barbero</text:p>
          </table:table-cell>
          <table:table-cell office:value-type="float" office:value="33.626743">
            <text:p>33.62674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icco Uccellone Braid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300">
            <text:p>9300</text:p>
          </table:table-cell>
          <table:table-cell office:value-type="float" office:value="4079">
            <text:p>407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20/02/2022): 4 x 40,8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0fyqcc0945rr0se7</text:p>
          </table:table-cell>
          <table:table-cell office:value-type="string">
            <text:p>RED</text:p>
          </table:table-cell>
          <table:table-cell office:value-type="string">
            <text:p>Barbera d'Asti Bricco dell'Uccellone</text:p>
          </table:table-cell>
          <table:table-cell office:value-type="string">
            <text:p>Braida</text:p>
          </table:table-cell>
          <table:table-cell office:value-type="float" office:value="40.353767">
            <text:p>40.3537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Biondi San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25600">
            <text:p>25600</text:p>
          </table:table-cell>
          <table:table-cell office:value-type="float" office:value="10350">
            <text:p>10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9/01/2020): 1 x 10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3w8328ttr5b1njkxs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Biondi-Santi</text:p>
          </table:table-cell>
          <table:table-cell office:value-type="float" office:value="39.823517">
            <text:p>39.8235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Montalcino Tale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2750">
            <text:p>27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21/05/2022): 6 x 27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32.310852">
            <text:p>32.3108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Mazzo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1630">
            <text:p>16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2/06/2023): 12 x 16,3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58ehkgeydx8yn732tf</text:p>
          </table:table-cell>
          <table:table-cell office:value-type="string">
            <text:p>RED</text:p>
          </table:table-cell>
          <table:table-cell office:value-type="string">
            <text:p>Blauburgunder Riserva Mazon</text:p>
          </table:table-cell>
          <table:table-cell office:value-type="string">
            <text:p>Brunnenhof Mazzon</text:p>
          </table:table-cell>
          <table:table-cell office:value-type="float" office:value="35.621685">
            <text:p>35.6216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Fonterutol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0">
            <text:p>2020</text:p>
          </table:table-cell>
          <table:table-cell office:value-type="float" office:value="3000">
            <text:p>3000</text:p>
          </table:table-cell>
          <table:table-cell office:value-type="float" office:value="940">
            <text:p>94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5/12/2022): 6 x 9,4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6ye8ag1rxax9t611h0</text:p>
          </table:table-cell>
          <table:table-cell office:value-type="string">
            <text:p>RED</text:p>
          </table:table-cell>
          <table:table-cell office:value-type="string">
            <text:p>Concerto Di Fonterutoli</text:p>
          </table:table-cell>
          <table:table-cell office:value-type="string">
            <text:p>Mazzei - Castello di Fonterutoli</text:p>
          </table:table-cell>
          <table:table-cell office:value-type="float" office:value="30.632578">
            <text:p>30.63257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Ris. Campa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800">
            <text:p>3800</text:p>
          </table:table-cell>
          <table:table-cell office:value-type="float" office:value="1150">
            <text:p>1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25/01/2025): 6 x 11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q2s4wf30dpeca7h181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Campañero</text:p>
          </table:table-cell>
          <table:table-cell office:value-type="float" office:value="29.846596">
            <text:p>29.8465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Lafo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9900">
            <text:p>9900</text:p>
          </table:table-cell>
          <table:table-cell office:value-type="float" office:value="4290">
            <text:p>42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0/07/2022): 3 x 42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f38ppqf97epjf9d9v</text:p>
          </table:table-cell>
          <table:table-cell office:value-type="string">
            <text:p>RED</text:p>
          </table:table-cell>
          <table:table-cell office:value-type="string">
            <text:p>Lafon Cavalier Bordeaux</text:p>
          </table:table-cell>
          <table:table-cell office:value-type="string">
            <text:p>Denis Lafon</text:p>
          </table:table-cell>
          <table:table-cell office:value-type="float" office:value="24.091482">
            <text:p>24.0914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Badia Passign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600">
            <text:p>7600</text:p>
          </table:table-cell>
          <table:table-cell office:value-type="float" office:value="2800">
            <text:p>28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28/05/2024): 6 x 28,0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wmjc0wtjr9eygj1cy</text:p>
          </table:table-cell>
          <table:table-cell office:value-type="string">
            <text:p>RED</text:p>
          </table:table-cell>
          <table:table-cell office:value-type="string">
            <text:p>Chianti Classico Gran Selezione</text:p>
          </table:table-cell>
          <table:table-cell office:value-type="string">
            <text:p>Antinori - Badia a Passignano</text:p>
          </table:table-cell>
          <table:table-cell office:value-type="float" office:value="37.58086">
            <text:p>37.580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Istrice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2">
            <text:p>2012</text:p>
          </table:table-cell>
          <table:table-cell office:value-type="float" office:value="3100">
            <text:p>3100</text:p>
          </table:table-cell>
          <table:table-cell office:value-type="float" office:value="1080">
            <text:p>108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2/06/2023): 4 x 10,8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74dajxjskzsggrx1w8</text:p>
          </table:table-cell>
          <table:table-cell office:value-type="string">
            <text:p>RED</text:p>
          </table:table-cell>
          <table:table-cell office:value-type="string">
            <text:p>Cabernet Sauvignon</text:p>
          </table:table-cell>
          <table:table-cell office:value-type="string">
            <text:p>The Seventy Five Wine Company (Est. 75)</text:p>
          </table:table-cell>
          <table:table-cell office:value-type="float" office:value="10.390554">
            <text:p>10.3905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Istrice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300">
            <text:p>4300</text:p>
          </table:table-cell>
          <table:table-cell office:value-type="float" office:value="1625">
            <text:p>1625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06/12/2024): 6 x 16,25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820wjbdg9fbdw024</text:p>
          </table:table-cell>
          <table:table-cell office:value-type="string">
            <text:p>RED</text:p>
          </table:table-cell>
          <table:table-cell office:value-type="string">
            <text:p>Cabernet Istrice</text:p>
          </table:table-cell>
          <table:table-cell office:value-type="string">
            <text:p>Elena Walch</text:p>
          </table:table-cell>
          <table:table-cell office:value-type="float" office:value="34.603462">
            <text:p>34.6034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ojaneghe Ro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400">
            <text:p>4400</text:p>
          </table:table-cell>
          <table:table-cell office:value-type="float" office:value="1670">
            <text:p>167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 (01/03/2025): 12 x 16,7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9ewvhpb8zw03r0byyq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Monte Rosso</text:p>
          </table:table-cell>
          <table:table-cell office:value-type="float" office:value="23.252087">
            <text:p>23.252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Fontalloro Fèlsi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8900">
            <text:p>8900</text:p>
          </table:table-cell>
          <table:table-cell office:value-type="float" office:value="4180">
            <text:p>418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7/12/2023): 2 x 41,8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803g52eh6v7h6921w3</text:p>
          </table:table-cell>
          <table:table-cell office:value-type="string">
            <text:p>RED</text:p>
          </table:table-cell>
          <table:table-cell office:value-type="string">
            <text:p>Sangiovese Fontalloro</text:p>
          </table:table-cell>
          <table:table-cell office:value-type="string">
            <text:p>Fèlsina</text:p>
          </table:table-cell>
          <table:table-cell office:value-type="float" office:value="42.92411">
            <text:p>42.9241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Granato Foradori Elisab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500">
            <text:p>6500</text:p>
          </table:table-cell>
          <table:table-cell office:value-type="float" office:value="3000">
            <text:p>30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9/03/2022): 6 x 30,00 € da Az. Agricola Forad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0.132607">
            <text:p>40.1326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inticlarus Cuve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000">
            <text:p>6000</text:p>
          </table:table-cell>
          <table:table-cell office:value-type="float" office:value="2940">
            <text:p>294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07/12/2023): 6 x 29,4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ww03tg8rppms83qf4y</text:p>
          </table:table-cell>
          <table:table-cell office:value-type="string">
            <text:p>RED</text:p>
          </table:table-cell>
          <table:table-cell office:value-type="string">
            <text:p>Vaucluse Cuvee Rouge</text:p>
          </table:table-cell>
          <table:table-cell office:value-type="string">
            <text:p>Cuvée Jean-Paul</text:p>
          </table:table-cell>
          <table:table-cell office:value-type="float" office:value="18.755709">
            <text:p>18.75570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Volte dell' Ornella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0">
            <text:p>0</text:p>
          </table:table-cell>
          <table:table-cell office:value-type="float" office:value="1750">
            <text:p>17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4/02/2025): 6 x 17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1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6800">
            <text:p>68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Nusserhof Riser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900">
            <text:p>4900</text:p>
          </table:table-cell>
          <table:table-cell office:value-type="float" office:value="2290">
            <text:p>229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18/09/2024): 12 x 22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pcxer606jvg3pam0ds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Heinrich Mayr - Nusserhof</text:p>
          </table:table-cell>
          <table:table-cell office:value-type="float" office:value="32.928303">
            <text:p>32.9283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enuta Wald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150">
            <text:p>115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04/02/2025): 12 x 11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jssew8qyvfm75tswq5</text:p>
          </table:table-cell>
          <table:table-cell office:value-type="string">
            <text:p>RED</text:p>
          </table:table-cell>
          <table:table-cell office:value-type="string">
            <text:p>Lagrein Roblinus De Waldgries</text:p>
          </table:table-cell>
          <table:table-cell office:value-type="string">
            <text:p>Ansitz Waldgries</text:p>
          </table:table-cell>
          <table:table-cell office:value-type="float" office:value="42.35366">
            <text:p>42.353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600">
            <text:p>4600</text:p>
          </table:table-cell>
          <table:table-cell office:value-type="float" office:value="1870">
            <text:p>1870</text:p>
          </table:table-cell>
          <table:table-cell office:value-type="float" office:value="50">
            <text:p>50</text:p>
          </table:table-cell>
          <table:table-cell office:value-type="string"/>
          <table:table-cell office:value-type="string">
            <text:p>Ultimo acquisto pre-vinoteqa  (06/12/2024): 12 x 18,7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dbwdzavw1qnpm7de</text:p>
          </table:table-cell>
          <table:table-cell office:value-type="string">
            <text:p>RED</text:p>
          </table:table-cell>
          <table:table-cell office:value-type="string">
            <text:p>Lagrein Riserva</text:p>
          </table:table-cell>
          <table:table-cell office:value-type="string">
            <text:p>Franz Gojer – Glögglhof</text:p>
          </table:table-cell>
          <table:table-cell office:value-type="float" office:value="31.01401">
            <text:p>31.0140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Tab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6500">
            <text:p>6500</text:p>
          </table:table-cell>
          <table:table-cell office:value-type="float" office:value="3150">
            <text:p>31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1/03/2024): 6 x 31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ec8djejq39rhhhx3vz</text:p>
          </table:table-cell>
          <table:table-cell office:value-type="string">
            <text:p>RED</text:p>
          </table:table-cell>
          <table:table-cell office:value-type="string">
            <text:p>Mt. Tabor Shiraz</text:p>
          </table:table-cell>
          <table:table-cell office:value-type="string">
            <text:p>Tabor</text:p>
          </table:table-cell>
          <table:table-cell office:value-type="float" office:value="27.625185">
            <text:p>27.6251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Mayr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800">
            <text:p>4800</text:p>
          </table:table-cell>
          <table:table-cell office:value-type="float" office:value="2150">
            <text:p>21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7/06/2024): 6 x 21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54546">
            <text:p>37.54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Tor di Lup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500">
            <text:p>5500</text:p>
          </table:table-cell>
          <table:table-cell office:value-type="float" office:value="2248">
            <text:p>2248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30/01/2025): 6 x 22,48 € da Kellerei Andri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vg33yx8qee5gj0cmyw2</text:p>
          </table:table-cell>
          <table:table-cell office:value-type="string">
            <text:p>RED</text:p>
          </table:table-cell>
          <table:table-cell office:value-type="string">
            <text:p>Lupo Rosso</text:p>
          </table:table-cell>
          <table:table-cell office:value-type="string">
            <text:p>Cantine Lupo</text:p>
          </table:table-cell>
          <table:table-cell office:value-type="float" office:value="30.158802">
            <text:p>30.1588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Carl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000">
            <text:p>4000</text:p>
          </table:table-cell>
          <table:table-cell office:value-type="float" office:value="1360">
            <text:p>136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0/09/2024): 12 x 13,6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4vm0hjzj9mpj4tbwep</text:p>
          </table:table-cell>
          <table:table-cell office:value-type="string">
            <text:p>RED</text:p>
          </table:table-cell>
          <table:table-cell office:value-type="string">
            <text:p>Lagrein Di Ora in Ora</text:p>
          </table:table-cell>
          <table:table-cell office:value-type="string">
            <text:p>Ferruccio Carlotto</text:p>
          </table:table-cell>
          <table:table-cell office:value-type="float" office:value="30.453003">
            <text:p>30.453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3100">
            <text:p>3100</text:p>
          </table:table-cell>
          <table:table-cell office:value-type="float" office:value="1150">
            <text:p>11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31/05/2022): 6 x 11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w4df98yjsjezkxk27c208d</text:p>
          </table:table-cell>
          <table:table-cell office:value-type="string">
            <text:p>RED</text:p>
          </table:table-cell>
          <table:table-cell office:value-type="string">
            <text:p>Douro Tinto Reserva</text:p>
          </table:table-cell>
          <table:table-cell office:value-type="string">
            <text:p>370 Léguas</text:p>
          </table:table-cell>
          <table:table-cell office:value-type="float" office:value="20.28884">
            <text:p>20.288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3 Mayr Josep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4 Josef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6900">
            <text:p>69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e7fqsww2p83hnymyfv</text:p>
          </table:table-cell>
          <table:table-cell office:value-type="string">
            <text:p>RED</text:p>
          </table:table-cell>
          <table:table-cell office:value-type="string">
            <text:p>Josef Rot</text:p>
          </table:table-cell>
          <table:table-cell office:value-type="string">
            <text:p>Josef Vollath</text:p>
          </table:table-cell>
          <table:table-cell office:value-type="float" office:value="25.025194">
            <text:p>25.0251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4gwtds4hbaabqffvmwyyp</text:p>
          </table:table-cell>
          <table:table-cell office:value-type="string">
            <text:p>RED</text:p>
          </table:table-cell>
          <table:table-cell office:value-type="string">
            <text:p>Masseto</text:p>
          </table:table-cell>
          <table:table-cell office:value-type="string">
            <text:p>Masseto</text:p>
          </table:table-cell>
          <table:table-cell office:value-type="float" office:value="37.2856">
            <text:p>37.28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uracher Sand Forad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100">
            <text:p>4100</text:p>
          </table:table-cell>
          <table:table-cell office:value-type="float" office:value="1250">
            <text:p>12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9/03/2022): 18 x 12,50 € da Mauracher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0.132607">
            <text:p>40.1326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rzemino d'Isera Trenti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500">
            <text:p>3500</text:p>
          </table:table-cell>
          <table:table-cell office:value-type="float" office:value="890">
            <text:p>8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20/08/2024): 6 x 8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dvv3zxgwhbdwvjgcbs</text:p>
          </table:table-cell>
          <table:table-cell office:value-type="string">
            <text:p>RED</text:p>
          </table:table-cell>
          <table:table-cell office:value-type="string">
            <text:p>Vignetti Trentino Superiore Marzemino d'Isera</text:p>
          </table:table-cell>
          <table:table-cell office:value-type="string">
            <text:p>Cantina d'Isera</text:p>
          </table:table-cell>
          <table:table-cell office:value-type="float" office:value="43.93454">
            <text:p>43.934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Siebeneich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5">
            <text:p>2015</text:p>
          </table:table-cell>
          <table:table-cell office:value-type="float" office:value="2800">
            <text:p>2800</text:p>
          </table:table-cell>
          <table:table-cell office:value-type="float" office:value="640">
            <text:p>64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5/07/2018): 12 x 6,40 € da Schreckbichl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ezws54q3v4b9gqwt7rr</text:p>
          </table:table-cell>
          <table:table-cell office:value-type="string">
            <text:p>RED</text:p>
          </table:table-cell>
          <table:table-cell office:value-type="string">
            <text:p>Merlot Bio</text:p>
          </table:table-cell>
          <table:table-cell office:value-type="string">
            <text:p>Mr. Merlot</text:p>
          </table:table-cell>
          <table:table-cell office:value-type="float" office:value="23.589844">
            <text:p>23.58984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600">
            <text:p>3600</text:p>
          </table:table-cell>
          <table:table-cell office:value-type="float" office:value="1070">
            <text:p>107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1/10/2024): 3 x 10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h9skr54fa7y9871pn</text:p>
          </table:table-cell>
          <table:table-cell office:value-type="string">
            <text:p>RED</text:p>
          </table:table-cell>
          <table:table-cell office:value-type="string">
            <text:p>Morellino di Scansano</text:p>
          </table:table-cell>
          <table:table-cell office:value-type="string">
            <text:p>Cantina Vignaioli del Morellino di Scansano</text:p>
          </table:table-cell>
          <table:table-cell office:value-type="float" office:value="46.353016">
            <text:p>46.3530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ilari Carlot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400">
            <text:p>4400</text:p>
          </table:table-cell>
          <table:table-cell office:value-type="float" office:value="1770">
            <text:p>177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 (30/09/2024): 6 x 17,7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4rvs6qaxj9sdpw9x91</text:p>
          </table:table-cell>
          <table:table-cell office:value-type="string">
            <text:p>RED</text:p>
          </table:table-cell>
          <table:table-cell office:value-type="string">
            <text:p>Pinot Nero Filari di Mazzon</text:p>
          </table:table-cell>
          <table:table-cell office:value-type="string">
            <text:p>Ferruccio Carlotto</text:p>
          </table:table-cell>
          <table:table-cell office:value-type="float" office:value="32.461">
            <text:p>32.46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Tratt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600">
            <text:p>5600</text:p>
          </table:table-cell>
          <table:table-cell office:value-type="float" office:value="3250">
            <text:p>325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 (14/12/2024): 6 x 32,5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an Urb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4260">
            <text:p>426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1/03/2022): 2 x 42,6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avama493ag76gej8wz</text:p>
          </table:table-cell>
          <table:table-cell office:value-type="string">
            <text:p>RED</text:p>
          </table:table-cell>
          <table:table-cell office:value-type="string">
            <text:p>Pinot Nero</text:p>
          </table:table-cell>
          <table:table-cell office:value-type="string">
            <text:p>Sant’Urbano</text:p>
          </table:table-cell>
          <table:table-cell office:value-type="float" office:value="34.449">
            <text:p>34.4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igna Cantang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0">
            <text:p>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14/12/2024): 12 x nan da Pellegrini Sp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Patricia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21">
            <text:p>2021</text:p>
          </table:table-cell>
          <table:table-cell office:value-type="float" office:value="2800">
            <text:p>2800</text:p>
          </table:table-cell>
          <table:table-cell office:value-type="float" office:value="570">
            <text:p>57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9/06/2023): 12 x 5,7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Abtei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700">
            <text:p>4700</text:p>
          </table:table-cell>
          <table:table-cell office:value-type="float" office:value="1860">
            <text:p>186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24/06/2023): 6 x 18,6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chweiz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700">
            <text:p>5700</text:p>
          </table:table-cell>
          <table:table-cell office:value-type="float" office:value="3000">
            <text:p>300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3/02/2025): 6 x 30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2aetxsxee0p2n32vmt6</text:p>
          </table:table-cell>
          <table:table-cell office:value-type="string">
            <text:p>RED</text:p>
          </table:table-cell>
          <table:table-cell office:value-type="string">
            <text:p>Cuvée Pinot Noir - Merlot</text:p>
          </table:table-cell>
          <table:table-cell office:value-type="string">
            <text:p>Schwizer</text:p>
          </table:table-cell>
          <table:table-cell office:value-type="float" office:value="25.95088">
            <text:p>25.950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Monticol Ris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5">
            <text:p>1555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23/01/2024): 12 x 15,55 € da Kellerei Te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Vigna Gang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6000">
            <text:p>16000</text:p>
          </table:table-cell>
          <table:table-cell office:value-type="float" office:value="7000">
            <text:p>70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1/12/2019): 2 x 70,0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Ludwig Wal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19/06/2024): 6 x 25,0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39.531677">
            <text:p>39.5316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Faedi Bellaved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550">
            <text:p>15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31/07/2024): 6 x 15,50 € da Azienda Agricola Bellaveder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z7npz5b34btxc0ha82</text:p>
          </table:table-cell>
          <table:table-cell office:value-type="string">
            <text:p>RED</text:p>
          </table:table-cell>
          <table:table-cell office:value-type="string">
            <text:p>Selezione Regionale Pinot Nero</text:p>
          </table:table-cell>
          <table:table-cell office:value-type="string">
            <text:p>Occhio Nero</text:p>
          </table:table-cell>
          <table:table-cell office:value-type="float" office:value="25.799038">
            <text:p>25.79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Ornellaia 2005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5">
            <text:p>2005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Ornellaia 200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6">
            <text:p>2006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Ornellaia 2007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fvgk1q39g2jv68bzta79nbe</text:p>
          </table:table-cell>
          <table:table-cell office:value-type="string">
            <text:p>RED</text:p>
          </table:table-cell>
          <table:table-cell office:value-type="string">
            <text:p>Ornellaia</text:p>
          </table:table-cell>
          <table:table-cell office:value-type="string">
            <text:p>Ornellaia</text:p>
          </table:table-cell>
          <table:table-cell office:value-type="float" office:value="43.94945">
            <text:p>43.94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efosco Peduncolo Ross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2">
            <text:p>1552</text:p>
          </table:table-cell>
          <table:table-cell office:value-type="float" office:value="15">
            <text:p>15</text:p>
          </table:table-cell>
          <table:table-cell office:value-type="string"/>
          <table:table-cell office:value-type="string">
            <text:p>Ultimo acquisto pre-vinoteqa  (14/06/2024): 12 x 15,52 € da Livio Fellug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3pvyde3fg7r65gggbx</text:p>
          </table:table-cell>
          <table:table-cell office:value-type="string">
            <text:p>RED</text:p>
          </table:table-cell>
          <table:table-cell office:value-type="string">
            <text:p>Refosco dal Peduncolo Rosso</text:p>
          </table:table-cell>
          <table:table-cell office:value-type="string">
            <text:p>Rocca Rossa</text:p>
          </table:table-cell>
          <table:table-cell office:value-type="float" office:value="31.245863">
            <text:p>31.2458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è Lagrein Mayr Josep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200">
            <text:p>120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7/06/2024): 6 x 12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p3sp44s9dkefvwjy7n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Th.Mayr &amp; Sohne</text:p>
          </table:table-cell>
          <table:table-cell office:value-type="float" office:value="22.975899">
            <text:p>22.97589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e Rose de Maninco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11/09/2024): 6 x 15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ycw4yhan3sqzhnf5s404n2</text:p>
          </table:table-cell>
          <table:table-cell office:value-type="string">
            <text:p>RED</text:p>
          </table:table-cell>
          <table:table-cell office:value-type="string">
            <text:p>Le Petit B Rouge</text:p>
          </table:table-cell>
          <table:table-cell office:value-type="string">
            <text:p>Le Rosé de Bessan</text:p>
          </table:table-cell>
          <table:table-cell office:value-type="float" office:value="26.956722">
            <text:p>26.9567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uri Rosé Lagrein Kretz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400">
            <text:p>3400</text:p>
          </table:table-cell>
          <table:table-cell office:value-type="float" office:value="770">
            <text:p>770</text:p>
          </table:table-cell>
          <table:table-cell office:value-type="float" office:value="31">
            <text:p>31</text:p>
          </table:table-cell>
          <table:table-cell office:value-type="string"/>
          <table:table-cell office:value-type="string">
            <text:p>Ultimo acquisto pre-vinoteqa  (05/02/2025): 24 x 7,7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fp3cwr3srmd46xct6th</text:p>
          </table:table-cell>
          <table:table-cell office:value-type="string">
            <text:p>RED</text:p>
          </table:table-cell>
          <table:table-cell office:value-type="string">
            <text:p>Lagrein</text:p>
          </table:table-cell>
          <table:table-cell office:value-type="string">
            <text:p>Muri Gries</text:p>
          </table:table-cell>
          <table:table-cell office:value-type="float" office:value="29.025826">
            <text:p>29.0258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Riserva Rotal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120">
            <text:p>112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25/08/2024): 6 x 11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eqvkg4mtgvjen8g2y2</text:p>
          </table:table-cell>
          <table:table-cell office:value-type="string">
            <text:p>RED</text:p>
          </table:table-cell>
          <table:table-cell office:value-type="string">
            <text:p>Selección Privada Reserva Cabernet Sauvignon</text:p>
          </table:table-cell>
          <table:table-cell office:value-type="string">
            <text:p>Casa Rosalia</text:p>
          </table:table-cell>
          <table:table-cell office:value-type="float" office:value="24.908615">
            <text:p>24.9086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0,375 Foradori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576">
            <text:p>576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20/05/2017): 14 x 5,76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8.168026">
            <text:p>48.1680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Foradori Elisab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380">
            <text:p>138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1/12/2024): 6 x 13,8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cvp37mta9qdwkb23w</text:p>
          </table:table-cell>
          <table:table-cell office:value-type="string">
            <text:p>RED</text:p>
          </table:table-cell>
          <table:table-cell office:value-type="string">
            <text:p>Teroldego Foradori Bio</text:p>
          </table:table-cell>
          <table:table-cell office:value-type="string">
            <text:p>Foradori</text:p>
          </table:table-cell>
          <table:table-cell office:value-type="float" office:value="48.168026">
            <text:p>48.16802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e Brune Santa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290">
            <text:p>32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31/05/2022): 2 x 32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5hs1kypzwwahstsxb</text:p>
          </table:table-cell>
          <table:table-cell office:value-type="string">
            <text:p>RED</text:p>
          </table:table-cell>
          <table:table-cell office:value-type="string">
            <text:p>Terre Brune Carignano del Sulcis Superiore</text:p>
          </table:table-cell>
          <table:table-cell office:value-type="string">
            <text:p>Santadi</text:p>
          </table:table-cell>
          <table:table-cell office:value-type="float" office:value="38.903385">
            <text:p>38.9033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ignanello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6100">
            <text:p>61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28/05/2024): 6 x 61,0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wn8cnrh7jb8qff1wy</text:p>
          </table:table-cell>
          <table:table-cell office:value-type="string">
            <text:p>RED</text:p>
          </table:table-cell>
          <table:table-cell office:value-type="string">
            <text:p>Tignanello</text:p>
          </table:table-cell>
          <table:table-cell office:value-type="string">
            <text:p>Antinori - Tenuta Tignanello</text:p>
          </table:table-cell>
          <table:table-cell office:value-type="float" office:value="55.246918">
            <text:p>55.2469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aurasi Feusi S. Gregor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4400">
            <text:p>4400</text:p>
          </table:table-cell>
          <table:table-cell office:value-type="float" office:value="1910">
            <text:p>191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13/03/2019): 6 x 19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vnmmhcbge5qr8x8v7</text:p>
          </table:table-cell>
          <table:table-cell office:value-type="string">
            <text:p>RED</text:p>
          </table:table-cell>
          <table:table-cell office:value-type="string">
            <text:p>Taurasi</text:p>
          </table:table-cell>
          <table:table-cell office:value-type="string">
            <text:p>Feudi di San Gregorio</text:p>
          </table:table-cell>
          <table:table-cell office:value-type="float" office:value="34.183945">
            <text:p>34.1839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urriga Antonio Argiol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3">
            <text:p>2013</text:p>
          </table:table-cell>
          <table:table-cell office:value-type="float" office:value="0">
            <text:p>0</text:p>
          </table:table-cell>
          <table:table-cell office:value-type="float" office:value="7950">
            <text:p>795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25/01/2025): 2 x 79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rxpkv6wanmp72gwwm6</text:p>
          </table:table-cell>
          <table:table-cell office:value-type="string">
            <text:p>RED</text:p>
          </table:table-cell>
          <table:table-cell office:value-type="string">
            <text:p>Antonio Argiolas 100 Isola dei Nuraghi</text:p>
          </table:table-cell>
          <table:table-cell office:value-type="string">
            <text:p>Argiolas</text:p>
          </table:table-cell>
          <table:table-cell office:value-type="float" office:value="40.769325">
            <text:p>40.7693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an Leonardo Gonzag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9100">
            <text:p>9100</text:p>
          </table:table-cell>
          <table:table-cell office:value-type="float" office:value="5990">
            <text:p>599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31/05/2022): 6 x 5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yrhxzs3mytd8sngpx</text:p>
          </table:table-cell>
          <table:table-cell office:value-type="string">
            <text:p>RED</text:p>
          </table:table-cell>
          <table:table-cell office:value-type="string">
            <text:p>San Leonardo</text:p>
          </table:table-cell>
          <table:table-cell office:value-type="string">
            <text:p>San Leonardo</text:p>
          </table:table-cell>
          <table:table-cell office:value-type="float" office:value="47.878483">
            <text:p>47.87848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schleier Gir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350">
            <text:p>1350</text:p>
          </table:table-cell>
          <table:table-cell office:value-type="float" office:value="28">
            <text:p>28</text:p>
          </table:table-cell>
          <table:table-cell office:value-type="string"/>
          <table:table-cell office:value-type="string">
            <text:p>Ultimo acquisto pre-vinoteqa  (17/08/2024): 12 x 13,5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xsqh9zf0h82pxmsgh</text:p>
          </table:table-cell>
          <table:table-cell office:value-type="string">
            <text:p>RED</text:p>
          </table:table-cell>
          <table:table-cell office:value-type="string">
            <text:p>Vernatsch Alte Reben Gschleier</text:p>
          </table:table-cell>
          <table:table-cell office:value-type="string">
            <text:p>Girlan</text:p>
          </table:table-cell>
          <table:table-cell office:value-type="float" office:value="37.75882">
            <text:p>37.758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Galea Na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950">
            <text:p>95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4/09/2024): 6 x 9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pdenaw5xj0gr6j7xhm</text:p>
          </table:table-cell>
          <table:table-cell office:value-type="string">
            <text:p>RED</text:p>
          </table:table-cell>
          <table:table-cell office:value-type="string">
            <text:p>Galea Vernatsch</text:p>
          </table:table-cell>
          <table:table-cell office:value-type="string">
            <text:p>Nals Margreid</text:p>
          </table:table-cell>
          <table:table-cell office:value-type="float" office:value="42.53797">
            <text:p>42.5379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Alte Reben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810">
            <text:p>81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11/06/2024): 18 x 8,1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g94yw5g35rd2g724</text:p>
          </table:table-cell>
          <table:table-cell office:value-type="string">
            <text:p>RED</text:p>
          </table:table-cell>
          <table:table-cell office:value-type="string">
            <text:p>Vernatsch Alte Reben</text:p>
          </table:table-cell>
          <table:table-cell office:value-type="string">
            <text:p>Franz Gojer – Glögglhof</text:p>
          </table:table-cell>
          <table:table-cell office:value-type="float" office:value="39.908447">
            <text:p>39.9084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448 s.l.m. Rosso Cuve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200">
            <text:p>3200</text:p>
          </table:table-cell>
          <table:table-cell office:value-type="float" office:value="595">
            <text:p>595</text:p>
          </table:table-cell>
          <table:table-cell office:value-type="float" office:value="18">
            <text:p>18</text:p>
          </table:table-cell>
          <table:table-cell office:value-type="string"/>
          <table:table-cell office:value-type="string">
            <text:p>Ultimo acquisto pre-vinoteqa  (14/12/2024): 12 x 5,95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q9ewvhpb8zw03r0byyq</text:p>
          </table:table-cell>
          <table:table-cell office:value-type="string">
            <text:p>RED</text:p>
          </table:table-cell>
          <table:table-cell office:value-type="string">
            <text:p>Rosso</text:p>
          </table:table-cell>
          <table:table-cell office:value-type="string">
            <text:p>Monte Rosso</text:p>
          </table:table-cell>
          <table:table-cell office:value-type="float" office:value="23.252087">
            <text:p>23.252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7">
            <text:p>2017</text:p>
          </table:table-cell>
          <table:table-cell office:value-type="float" office:value="2500">
            <text:p>2500</text:p>
          </table:table-cell>
          <table:table-cell office:value-type="float" office:value="330">
            <text:p>33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0/12/2018): 12 x 3,30 € da Kellerei Nals Margreid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26.44886">
            <text:p>26.448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Gojer F.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800">
            <text:p>3800</text:p>
          </table:table-cell>
          <table:table-cell office:value-type="float" office:value="1260">
            <text:p>1260</text:p>
          </table:table-cell>
          <table:table-cell office:value-type="float" office:value="47">
            <text:p>47</text:p>
          </table:table-cell>
          <table:table-cell office:value-type="string"/>
          <table:table-cell office:value-type="string">
            <text:p>Ultimo acquisto pre-vinoteqa  (11/06/2024): 24 x 12,6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06m2hz5tm0r51kwtc</text:p>
          </table:table-cell>
          <table:table-cell office:value-type="string">
            <text:p>RED</text:p>
          </table:table-cell>
          <table:table-cell office:value-type="string">
            <text:p>St. Magdalener Rondell</text:p>
          </table:table-cell>
          <table:table-cell office:value-type="string">
            <text:p>Franz Gojer – Glögglhof</text:p>
          </table:table-cell>
          <table:table-cell office:value-type="float" office:value="33.49555">
            <text:p>33.495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800">
            <text:p>3800</text:p>
          </table:table-cell>
          <table:table-cell office:value-type="float" office:value="1200">
            <text:p>1200</text:p>
          </table:table-cell>
          <table:table-cell office:value-type="float" office:value="23">
            <text:p>23</text:p>
          </table:table-cell>
          <table:table-cell office:value-type="string"/>
          <table:table-cell office:value-type="string">
            <text:p>Ultimo acquisto pre-vinoteqa  (23/08/2024): 12 x 12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26.44886">
            <text:p>26.448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olaia Marchesi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3">
            <text:p>2003</text:p>
          </table:table-cell>
          <table:table-cell office:value-type="float" office:value="0">
            <text:p>0</text:p>
          </table:table-cell>
          <table:table-cell office:value-type="float" office:value="17470">
            <text:p>174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20/05/2017): 6 x 174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h92b8zw54j1dbj0q</text:p>
          </table:table-cell>
          <table:table-cell office:value-type="string">
            <text:p>RED</text:p>
          </table:table-cell>
          <table:table-cell office:value-type="string">
            <text:p>Villa Antinori Rosso</text:p>
          </table:table-cell>
          <table:table-cell office:value-type="string">
            <text:p>Antinori</text:p>
          </table:table-cell>
          <table:table-cell office:value-type="float" office:value="35.79662">
            <text:p>35.7966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Upupa Rosso Abraha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900">
            <text:p>3900</text:p>
          </table:table-cell>
          <table:table-cell office:value-type="float" office:value="1300">
            <text:p>13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2/06/2023): 6 x 13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0hgfb6v60mx3bynph</text:p>
          </table:table-cell>
          <table:table-cell office:value-type="string">
            <text:p>RED</text:p>
          </table:table-cell>
          <table:table-cell office:value-type="string">
            <text:p>Vernatsch Upupa Rot</text:p>
          </table:table-cell>
          <table:table-cell office:value-type="string">
            <text:p>Weingut Abraham</text:p>
          </table:table-cell>
          <table:table-cell office:value-type="float" office:value="35.280987">
            <text:p>35.2809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Asinone Poli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8000">
            <text:p>8000</text:p>
          </table:table-cell>
          <table:table-cell office:value-type="float" office:value="3925">
            <text:p>3925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7/06/2024): 2 x 39,25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vsen8nmn94fseb14nc4</text:p>
          </table:table-cell>
          <table:table-cell office:value-type="string">
            <text:p>RED</text:p>
          </table:table-cell>
          <table:table-cell office:value-type="string">
            <text:p>House of Nobilo Pinotage</text:p>
          </table:table-cell>
          <table:table-cell office:value-type="string">
            <text:p>Nobilo</text:p>
          </table:table-cell>
          <table:table-cell office:value-type="float" office:value="23.603289">
            <text:p>23.603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Boscarel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700">
            <text:p>4700</text:p>
          </table:table-cell>
          <table:table-cell office:value-type="float" office:value="2050">
            <text:p>20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25/01/2025): 6 x 20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ym5kqjajwdgjct42gh</text:p>
          </table:table-cell>
          <table:table-cell office:value-type="string">
            <text:p>RED</text:p>
          </table:table-cell>
          <table:table-cell office:value-type="string">
            <text:p>Dei Boscarelli</text:p>
          </table:table-cell>
          <table:table-cell office:value-type="string">
            <text:p>Boscarelli</text:p>
          </table:table-cell>
          <table:table-cell office:value-type="float" office:value="43.750774">
            <text:p>43.7507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rocco Albana di Romagn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ch2cq6kzrxc0wyep2f</text:p>
          </table:table-cell>
          <table:table-cell office:value-type="string">
            <text:p>RED</text:p>
          </table:table-cell>
          <table:table-cell office:value-type="string">
            <text:p>Luca Roagna Barbaresco</text:p>
          </table:table-cell>
          <table:table-cell office:value-type="string">
            <text:p>Roagna</text:p>
          </table:table-cell>
          <table:table-cell office:value-type="float" office:value="26.78087">
            <text:p>26.7808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Rosa F.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1">
            <text:p>2001</text:p>
          </table:table-cell>
          <table:table-cell office:value-type="float" office:value="4500">
            <text:p>4500</text:p>
          </table:table-cell>
          <table:table-cell office:value-type="float" office:value="1930">
            <text:p>193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31/01/2020): 3 x 19,3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qx8c8x1pmz254djfmeb</text:p>
          </table:table-cell>
          <table:table-cell office:value-type="string">
            <text:p>RED</text:p>
          </table:table-cell>
          <table:table-cell office:value-type="string">
            <text:p>Haras Cabernet Sauvignon</text:p>
          </table:table-cell>
          <table:table-cell office:value-type="string">
            <text:p>Haras de Pirque</text:p>
          </table:table-cell>
          <table:table-cell office:value-type="float" office:value="17.444536">
            <text:p>17.4445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Rosa Muri Grie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0">
            <text:p>2000</text:p>
          </table:table-cell>
          <table:table-cell office:value-type="float" office:value="4200">
            <text:p>4200</text:p>
          </table:table-cell>
          <table:table-cell office:value-type="float" office:value="0">
            <text:p>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jhr3n81sardfmp9s0v</text:p>
          </table:table-cell>
          <table:table-cell office:value-type="string">
            <text:p>RED</text:p>
          </table:table-cell>
          <table:table-cell office:value-type="string">
            <text:p>I5 Mori Rosso</text:p>
          </table:table-cell>
          <table:table-cell office:value-type="string">
            <text:p>Giacomo Mori</text:p>
          </table:table-cell>
          <table:table-cell office:value-type="float" office:value="21.634907">
            <text:p>21.63490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aepositus Kerner Passi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08">
            <text:p>2008</text:p>
          </table:table-cell>
          <table:table-cell office:value-type="float" office:value="3700">
            <text:p>370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h4bs7gq37gr4p9dxr6</text:p>
          </table:table-cell>
          <table:table-cell office:value-type="string">
            <text:p>RED</text:p>
          </table:table-cell>
          <table:table-cell office:value-type="string">
            <text:p>Domaine Passot Les rampaux Morgon Douby</text:p>
          </table:table-cell>
          <table:table-cell office:value-type="string">
            <text:p>Domaine Passot-Collonge</text:p>
          </table:table-cell>
          <table:table-cell office:value-type="float" office:value="17.911333">
            <text:p>17.9113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pa XI Porto ~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1">
            <text:p>2011</text:p>
          </table:table-cell>
          <table:table-cell office:value-type="float" office:value="4500">
            <text:p>45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rvcm0zhtfh0z72w7datgat</text:p>
          </table:table-cell>
          <table:table-cell office:value-type="string">
            <text:p>RED</text:p>
          </table:table-cell>
          <table:table-cell office:value-type="string">
            <text:p>Chateau Porto Carras</text:p>
          </table:table-cell>
          <table:table-cell office:value-type="string">
            <text:p>Porto Carras</text:p>
          </table:table-cell>
          <table:table-cell office:value-type="float" office:value="23.74914">
            <text:p>23.7491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mistar Cuveé Rosso - Peter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200">
            <text:p>5200</text:p>
          </table:table-cell>
          <table:table-cell office:value-type="float" office:value="2500">
            <text:p>2500</text:p>
          </table:table-cell>
          <table:table-cell office:value-type="float" office:value="16">
            <text:p>16</text:p>
          </table:table-cell>
          <table:table-cell office:value-type="string"/>
          <table:table-cell office:value-type="string">
            <text:p>Ultimo acquisto pre-vinoteqa  (08/08/2024): 12 x 25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4696kz0ytbwtarqyc</text:p>
          </table:table-cell>
          <table:table-cell office:value-type="string">
            <text:p>RED</text:p>
          </table:table-cell>
          <table:table-cell office:value-type="string">
            <text:p>Amistar Rosso</text:p>
          </table:table-cell>
          <table:table-cell office:value-type="string">
            <text:p>Peter Sölva</text:p>
          </table:table-cell>
          <table:table-cell office:value-type="float" office:value="47.224228">
            <text:p>47.2242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rimitivo Impavido - Tenuta Coppador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850">
            <text:p>18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31/03/2024): 18 x 18,5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rqkk71a0j7g8f9k1</text:p>
          </table:table-cell>
          <table:table-cell office:value-type="string">
            <text:p>RED</text:p>
          </table:table-cell>
          <table:table-cell office:value-type="string">
            <text:p>Impavido Primitivo</text:p>
          </table:table-cell>
          <table:table-cell office:value-type="string">
            <text:p>Coppadoro</text:p>
          </table:table-cell>
          <table:table-cell office:value-type="float" office:value="47.803574">
            <text:p>47.8035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5 Josephus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7800">
            <text:p>7800</text:p>
          </table:table-cell>
          <table:table-cell office:value-type="float" office:value="3290">
            <text:p>32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4/07/2017): 6 x 32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Huberfeld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500">
            <text:p>3500</text:p>
          </table:table-cell>
          <table:table-cell office:value-type="float" office:value="930">
            <text:p>9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19/12/2024): 12 x 9,30 € da Kellerei St. Paul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y5q7ft67s2bqxw107</text:p>
          </table:table-cell>
          <table:table-cell office:value-type="string">
            <text:p>RED</text:p>
          </table:table-cell>
          <table:table-cell office:value-type="string">
            <text:p>Merlot Huberfeld</text:p>
          </table:table-cell>
          <table:table-cell office:value-type="string">
            <text:p>Kellerei St. Pauls</text:p>
          </table:table-cell>
          <table:table-cell office:value-type="float" office:value="36.84731">
            <text:p>36.8473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tit Manseng Passion - Cantina St. Paul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00">
            <text:p>4000</text:p>
          </table:table-cell>
          <table:table-cell office:value-type="float" office:value="1600">
            <text:p>16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11/12/2019): 6 x 16,00 € da Kellerei St. Paul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52z4fq7ar7swtt7k9fe</text:p>
          </table:table-cell>
          <table:table-cell office:value-type="string">
            <text:p>RED</text:p>
          </table:table-cell>
          <table:table-cell office:value-type="string">
            <text:p>Paulus Rosso</text:p>
          </table:table-cell>
          <table:table-cell office:value-type="string">
            <text:p>Kellerei St. Pauls</text:p>
          </table:table-cell>
          <table:table-cell office:value-type="float" office:value="26.500149">
            <text:p>26.5001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rzio - Baron di Pau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2500">
            <text:p>25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2/03/2023): 2 x 25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h5kmprdwyhemry8pdz</text:p>
          </table:table-cell>
          <table:table-cell office:value-type="string">
            <text:p>RED</text:p>
          </table:table-cell>
          <table:table-cell office:value-type="string">
            <text:p>Arzio Major</text:p>
          </table:table-cell>
          <table:table-cell office:value-type="string">
            <text:p>Baron Di Pauli</text:p>
          </table:table-cell>
          <table:table-cell office:value-type="float" office:value="39.29442">
            <text:p>39.2944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Sauvignon Cor Römigbe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800">
            <text:p>7800</text:p>
          </table:table-cell>
          <table:table-cell office:value-type="float" office:value="3750">
            <text:p>37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6/12/2024): 3 x 37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saxd6k6xcq8zsq6qmz7</text:p>
          </table:table-cell>
          <table:table-cell office:value-type="string">
            <text:p>RED</text:p>
          </table:table-cell>
          <table:table-cell office:value-type="string">
            <text:p>E Cor Si Move</text:p>
          </table:table-cell>
          <table:table-cell office:value-type="string">
            <text:p>COR</text:p>
          </table:table-cell>
          <table:table-cell office:value-type="float" office:value="25.367289">
            <text:p>25.36728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Riserva Brenntal - Kurtatsch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6000">
            <text:p>6000</text:p>
          </table:table-cell>
          <table:table-cell office:value-type="float" office:value="3400">
            <text:p>34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5/01/2024): 3 x 34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v03g64rzcatxnbg9f8</text:p>
          </table:table-cell>
          <table:table-cell office:value-type="string">
            <text:p>RED</text:p>
          </table:table-cell>
          <table:table-cell office:value-type="string">
            <text:p>Merlot Riserva Brenntal</text:p>
          </table:table-cell>
          <table:table-cell office:value-type="string">
            <text:p>Cantina Kurtatsch</text:p>
          </table:table-cell>
          <table:table-cell office:value-type="float" office:value="39.220406">
            <text:p>39.2204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Riserva Porphyr - Cantina Terl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6300">
            <text:p>6300</text:p>
          </table:table-cell>
          <table:table-cell office:value-type="float" office:value="3003">
            <text:p>3003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6/07/2022): 6 x 30,03 €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538gj86tet5g3ad2c</text:p>
          </table:table-cell>
          <table:table-cell office:value-type="string">
            <text:p>RED</text:p>
          </table:table-cell>
          <table:table-cell office:value-type="string">
            <text:p>Lagrein Riserva Porphyr</text:p>
          </table:table-cell>
          <table:table-cell office:value-type="string">
            <text:p>Kellerei Terlan / Cantina Terlano</text:p>
          </table:table-cell>
          <table:table-cell office:value-type="float" office:value="57.049038">
            <text:p>57.04903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Schiava Botte Nr. 9 - Girlan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6500">
            <text:p>6500</text:p>
          </table:table-cell>
          <table:table-cell office:value-type="float" office:value="1660">
            <text:p>166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3/06/2018): 2 x 16,6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b4rjgtfv0kvaa4gqhbe2w5</text:p>
          </table:table-cell>
          <table:table-cell office:value-type="string">
            <text:p>RED</text:p>
          </table:table-cell>
          <table:table-cell office:value-type="string">
            <text:p>Vernatsch Fass Nr. 9</text:p>
          </table:table-cell>
          <table:table-cell office:value-type="string">
            <text:p>Girlan</text:p>
          </table:table-cell>
          <table:table-cell office:value-type="float" office:value="40.39115">
            <text:p>40.3911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Laurin Cantina Cornaian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9">
            <text:p>2019</text:p>
          </table:table-cell>
          <table:table-cell office:value-type="float" office:value="6900">
            <text:p>6900</text:p>
          </table:table-cell>
          <table:table-cell office:value-type="float" office:value="2400">
            <text:p>24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19/12/2022): 2 x 24,0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m8msh8tcz2dkef6y4a</text:p>
          </table:table-cell>
          <table:table-cell office:value-type="string">
            <text:p>RED</text:p>
          </table:table-cell>
          <table:table-cell office:value-type="string">
            <text:p>Pinot Nero di Cornaiano Vino Novello</text:p>
          </table:table-cell>
          <table:table-cell office:value-type="string">
            <text:p>Cantina Produttori Cornaiano</text:p>
          </table:table-cell>
          <table:table-cell office:value-type="float" office:value="41.12718">
            <text:p>41.1271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Amarone Classico Costasera Masi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7">
            <text:p>2017</text:p>
          </table:table-cell>
          <table:table-cell office:value-type="float" office:value="15100">
            <text:p>15100</text:p>
          </table:table-cell>
          <table:table-cell office:value-type="float" office:value="5350">
            <text:p>53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27/02/2023): 2 x 53,50 € da Masi Agricol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hjdw9h6nhb6ar8vq</text:p>
          </table:table-cell>
          <table:table-cell office:value-type="string">
            <text:p>RED</text:p>
          </table:table-cell>
          <table:table-cell office:value-type="string">
            <text:p>Amarone della Valpolicella Classico Costasera</text:p>
          </table:table-cell>
          <table:table-cell office:value-type="string">
            <text:p>Masi</text:p>
          </table:table-cell>
          <table:table-cell office:value-type="float" office:value="33.7655">
            <text:p>33.765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2015 Abtei Muri Riser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800">
            <text:p>5800</text:p>
          </table:table-cell>
          <table:table-cell office:value-type="float" office:value="1920">
            <text:p>1920</text:p>
          </table:table-cell>
          <table:table-cell office:value-type="float" office:value="39">
            <text:p>39</text:p>
          </table:table-cell>
          <table:table-cell office:value-type="string"/>
          <table:table-cell office:value-type="string">
            <text:p>Ultimo acquisto pre-vinoteqa  (02/10/2018): 3 x 19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Lagrein Abtei Muri Riserva 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3979">
            <text:p>3979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5/02/2025): 2 x 39,8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Ponkler 2012 - Franz Ha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2">
            <text:p>2012</text:p>
          </table:table-cell>
          <table:table-cell office:value-type="float" office:value="11000">
            <text:p>11000</text:p>
          </table:table-cell>
          <table:table-cell office:value-type="float" office:value="5050">
            <text:p>505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6/12/2019): 3 x 50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c5qb5cetv3jrpkk8pm</text:p>
          </table:table-cell>
          <table:table-cell office:value-type="string">
            <text:p>RED</text:p>
          </table:table-cell>
          <table:table-cell office:value-type="string">
            <text:p>Pinot Nero Pònkler</text:p>
          </table:table-cell>
          <table:table-cell office:value-type="string">
            <text:p>Franz Haas</text:p>
          </table:table-cell>
          <table:table-cell office:value-type="float" office:value="49.681896">
            <text:p>49.68189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Vigna Klosteranger Mu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10000">
            <text:p>10000</text:p>
          </table:table-cell>
          <table:table-cell office:value-type="float" office:value="5000">
            <text:p>5000</text:p>
          </table:table-cell>
          <table:table-cell office:value-type="float" office:value="14">
            <text:p>14</text:p>
          </table:table-cell>
          <table:table-cell office:value-type="string"/>
          <table:table-cell office:value-type="string">
            <text:p>Ultimo acquisto pre-vinoteqa  (15/02/2024): 3 x 50,0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fh93j1t0fkgezz7fazr</text:p>
          </table:table-cell>
          <table:table-cell office:value-type="string">
            <text:p>RED</text:p>
          </table:table-cell>
          <table:table-cell office:value-type="string">
            <text:p>Lagrein Riserva Weingarten Klosteranger</text:p>
          </table:table-cell>
          <table:table-cell office:value-type="string">
            <text:p>Muri-Gries</text:p>
          </table:table-cell>
          <table:table-cell office:value-type="float" office:value="37.681934">
            <text:p>37.6819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vetrano - Colli di Saler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11720">
            <text:p>1172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8/06/2018): 4 x 117,20 €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08y6psf6bbg45hf66</text:p>
          </table:table-cell>
          <table:table-cell office:value-type="string">
            <text:p>RED</text:p>
          </table:table-cell>
          <table:table-cell office:value-type="string">
            <text:p>Montevetrano</text:p>
          </table:table-cell>
          <table:table-cell office:value-type="string">
            <text:p>Montevetrano</text:p>
          </table:table-cell>
          <table:table-cell office:value-type="float" office:value="51.884617">
            <text:p>51.8846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enuta Wildmo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8000">
            <text:p>8000</text:p>
          </table:table-cell>
          <table:table-cell office:value-type="float" office:value="4000">
            <text:p>40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11/12/2019): 6 x 40,00 € da Weingut Wildmon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amddqa0h9j94h7y6sd</text:p>
          </table:table-cell>
          <table:table-cell office:value-type="string">
            <text:p>RED</text:p>
          </table:table-cell>
          <table:table-cell office:value-type="string">
            <text:p>Pinot Noir Riserva</text:p>
          </table:table-cell>
          <table:table-cell office:value-type="string">
            <text:p>Weingut Wildmonn</text:p>
          </table:table-cell>
          <table:table-cell office:value-type="float" office:value="34.279106">
            <text:p>34.27910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6 Unterganzn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0">
            <text:p>0</text:p>
          </table:table-cell>
          <table:table-cell office:value-type="float" office:value="3390">
            <text:p>33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7/06/2018): 6 x 33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n5agsqx1htnk7swsa8</text:p>
          </table:table-cell>
          <table:table-cell office:value-type="string">
            <text:p>RED</text:p>
          </table:table-cell>
          <table:table-cell office:value-type="string">
            <text:p>Lagrein Lamarein</text:p>
          </table:table-cell>
          <table:table-cell office:value-type="string">
            <text:p>Erbhof Unterganzner</text:p>
          </table:table-cell>
          <table:table-cell office:value-type="float" office:value="37.54546">
            <text:p>37.5454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Primitivo Impavido Coppador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5">
            <text:p>2015</text:p>
          </table:table-cell>
          <table:table-cell office:value-type="float" office:value="9900">
            <text:p>9900</text:p>
          </table:table-cell>
          <table:table-cell office:value-type="float" office:value="4300">
            <text:p>430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25/05/2022): 1 x 43,0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gfrqkk71a0j7g8f9k1</text:p>
          </table:table-cell>
          <table:table-cell office:value-type="string">
            <text:p>RED</text:p>
          </table:table-cell>
          <table:table-cell office:value-type="string">
            <text:p>Impavido Primitivo</text:p>
          </table:table-cell>
          <table:table-cell office:value-type="string">
            <text:p>Coppadoro</text:p>
          </table:table-cell>
          <table:table-cell office:value-type="float" office:value="47.803574">
            <text:p>47.8035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St. Magdalener Vigna Rondell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8">
            <text:p>2018</text:p>
          </table:table-cell>
          <table:table-cell office:value-type="float" office:value="7600">
            <text:p>7600</text:p>
          </table:table-cell>
          <table:table-cell office:value-type="float" office:value="2620">
            <text:p>262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24/06/2023): 2 x 26,2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26.44886">
            <text:p>26.448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Bolgheri Sassicaia 2007 - Tenuta San Guid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07">
            <text:p>2007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3hpy7q0n03dkf2wb</text:p>
          </table:table-cell>
          <table:table-cell office:value-type="string">
            <text:p>RED</text:p>
          </table:table-cell>
          <table:table-cell office:value-type="string">
            <text:p>Sassicaia</text:p>
          </table:table-cell>
          <table:table-cell office:value-type="string">
            <text:p>Tenuta San Guido</text:p>
          </table:table-cell>
          <table:table-cell office:value-type="float" office:value="49.04051">
            <text:p>49.0405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ra d'Eclano Aglianico - Quintodecim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2400">
            <text:p>24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2/12/2018): 6 x 24,00 € da Pellegrini Sp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r2pp8pc7qd3na3303s9x75</text:p>
          </table:table-cell>
          <table:table-cell office:value-type="string">
            <text:p>RED</text:p>
          </table:table-cell>
          <table:table-cell office:value-type="string">
            <text:p>Aglianico Irpinia Terra d'Eclano</text:p>
          </table:table-cell>
          <table:table-cell office:value-type="string">
            <text:p>Quintodecimo</text:p>
          </table:table-cell>
          <table:table-cell office:value-type="float" office:value="52.128834">
            <text:p>52.1288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aosent Cantina Cembr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500">
            <text:p>45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19/05/2023): 12 x 19,00 € da Cantina Lavis e Valle di Cembra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n30evs4wqgznc7dtej0</text:p>
          </table:table-cell>
          <table:table-cell office:value-type="string">
            <text:p>RED</text:p>
          </table:table-cell>
          <table:table-cell office:value-type="string">
            <text:p>Vigna di Saosent Pinot Nero</text:p>
          </table:table-cell>
          <table:table-cell office:value-type="string">
            <text:p>Cembra</text:p>
          </table:table-cell>
          <table:table-cell office:value-type="float" office:value="42.73156">
            <text:p>42.731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16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5000">
            <text:p>5000</text:p>
          </table:table-cell>
          <table:table-cell office:value-type="float" office:value="1550">
            <text:p>1550</text:p>
          </table:table-cell>
          <table:table-cell office:value-type="float" office:value="47">
            <text:p>47</text:p>
          </table:table-cell>
          <table:table-cell office:value-type="string"/>
          <table:table-cell office:value-type="string">
            <text:p>Ultimo acquisto pre-vinoteqa  (07/12/2019): 6 x 15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St. Daniel Riserva Colterenzi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4000">
            <text:p>4000</text:p>
          </table:table-cell>
          <table:table-cell office:value-type="float" office:value="1229">
            <text:p>1229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6/03/2025): 6 x 12,29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kv33cewkey32djev36</text:p>
          </table:table-cell>
          <table:table-cell office:value-type="string">
            <text:p>RED</text:p>
          </table:table-cell>
          <table:table-cell office:value-type="string">
            <text:p>Blauburgunder Riserva St. Daniel</text:p>
          </table:table-cell>
          <table:table-cell office:value-type="string">
            <text:p>Kellerei Schreckbichl / Cantina Colterenzio</text:p>
          </table:table-cell>
          <table:table-cell office:value-type="float" office:value="30.842182">
            <text:p>30.8421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ldaro Classico Superiore Quintessen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40">
            <text:p>104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20/02/2025): 6 x 10,4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80yy7f2f7a18bw6h44e</text:p>
          </table:table-cell>
          <table:table-cell office:value-type="string">
            <text:p>RED</text:p>
          </table:table-cell>
          <table:table-cell office:value-type="string">
            <text:p>Chianti Superiore</text:p>
          </table:table-cell>
          <table:table-cell office:value-type="string">
            <text:p>Valdarno Superiore</text:p>
          </table:table-cell>
          <table:table-cell office:value-type="float" office:value="27.699034">
            <text:p>27.6990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ntefalco di Sagrantino Collepiano Capra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5">
            <text:p>2015</text:p>
          </table:table-cell>
          <table:table-cell office:value-type="float" office:value="5200">
            <text:p>5200</text:p>
          </table:table-cell>
          <table:table-cell office:value-type="float" office:value="2090">
            <text:p>209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3/01/2025): 2 x 20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fg0ccfyk9pna69wmz2</text:p>
          </table:table-cell>
          <table:table-cell office:value-type="string">
            <text:p>RED</text:p>
          </table:table-cell>
          <table:table-cell office:value-type="string">
            <text:p>Sagrantino di Montefalco Collepiano</text:p>
          </table:table-cell>
          <table:table-cell office:value-type="string">
            <text:p>Arnaldo-Caprai</text:p>
          </table:table-cell>
          <table:table-cell office:value-type="float" office:value="50.297653">
            <text:p>50.29765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7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7000">
            <text:p>7000</text:p>
          </table:table-cell>
          <table:table-cell office:value-type="float" office:value="3590">
            <text:p>359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28/06/2019): 6 x 35,90 €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eroldego Rotaliano Diedri Riserva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200">
            <text:p>4200</text:p>
          </table:table-cell>
          <table:table-cell office:value-type="float" office:value="1510">
            <text:p>15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09/03/2024): 6 x 15,10 € da Azienda Dorigat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epzq1brt4b743j5fef</text:p>
          </table:table-cell>
          <table:table-cell office:value-type="string">
            <text:p>RED</text:p>
          </table:table-cell>
          <table:table-cell office:value-type="string">
            <text:p>Teroldego Rotaliano Superiore Riserva Diedri</text:p>
          </table:table-cell>
          <table:table-cell office:value-type="string">
            <text:p>Dorigati</text:p>
          </table:table-cell>
          <table:table-cell office:value-type="float" office:value="53.010952">
            <text:p>53.01095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Aglianico Molise Riserva Contado - Di Majo Nor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000">
            <text:p>4000</text:p>
          </table:table-cell>
          <table:table-cell office:value-type="float" office:value="1090">
            <text:p>10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02/02/2024): 6 x 10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v7wwqbj47p960phwh</text:p>
          </table:table-cell>
          <table:table-cell office:value-type="string">
            <text:p>RED</text:p>
          </table:table-cell>
          <table:table-cell office:value-type="string">
            <text:p>Aglianico del Molise Riserva Contado</text:p>
          </table:table-cell>
          <table:table-cell office:value-type="string">
            <text:p>Di Majo Norante</text:p>
          </table:table-cell>
          <table:table-cell office:value-type="float" office:value="60.47585">
            <text:p>60.4758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Mühlweg Ignaz Niedrist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900">
            <text:p>4900</text:p>
          </table:table-cell>
          <table:table-cell office:value-type="float" office:value="2350">
            <text:p>2350</text:p>
          </table:table-cell>
          <table:table-cell office:value-type="float" office:value="11">
            <text:p>11</text:p>
          </table:table-cell>
          <table:table-cell office:value-type="string"/>
          <table:table-cell office:value-type="string">
            <text:p>Ultimo acquisto pre-vinoteqa  (16/07/2024): 12 x 23,5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hkt8065fe1wvzsq04</text:p>
          </table:table-cell>
          <table:table-cell office:value-type="string">
            <text:p>RED</text:p>
          </table:table-cell>
          <table:table-cell office:value-type="string">
            <text:p>Merlot Vigna Mühlweg</text:p>
          </table:table-cell>
          <table:table-cell office:value-type="string">
            <text:p>Ignaz Niedrist</text:p>
          </table:table-cell>
          <table:table-cell office:value-type="float" office:value="60.180325">
            <text:p>60.18032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Schiava - Rosé Vernatsch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85">
            <text:p>885</text:p>
          </table:table-cell>
          <table:table-cell office:value-type="float" office:value="26">
            <text:p>26</text:p>
          </table:table-cell>
          <table:table-cell office:value-type="string"/>
          <table:table-cell office:value-type="string">
            <text:p>Ultimo acquisto pre-vinoteqa  (11/06/2024): 12 x 8,85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g94yw5g35rd2g724</text:p>
          </table:table-cell>
          <table:table-cell office:value-type="string">
            <text:p>RED</text:p>
          </table:table-cell>
          <table:table-cell office:value-type="string">
            <text:p>Vernatsch Alte Reben</text:p>
          </table:table-cell>
          <table:table-cell office:value-type="string">
            <text:p>Franz Gojer – Glögglhof</text:p>
          </table:table-cell>
          <table:table-cell office:value-type="float" office:value="27.45037">
            <text:p>27.4503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runello di Montalcino Poggio al Vento - Col d'Orc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0">
            <text:p>2010</text:p>
          </table:table-cell>
          <table:table-cell office:value-type="float" office:value="15000">
            <text:p>15000</text:p>
          </table:table-cell>
          <table:table-cell office:value-type="float" office:value="7120">
            <text:p>71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5/12/2022): 1 x 71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495jd2nppw10k2cyz</text:p>
          </table:table-cell>
          <table:table-cell office:value-type="string">
            <text:p>RED</text:p>
          </table:table-cell>
          <table:table-cell office:value-type="string">
            <text:p>Brunello di Montalcino</text:p>
          </table:table-cell>
          <table:table-cell office:value-type="string">
            <text:p>Cantina di Montalcino</text:p>
          </table:table-cell>
          <table:table-cell office:value-type="float" office:value="41.06803">
            <text:p>41.068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Cavarchione BIO Istin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500">
            <text:p>4500</text:p>
          </table:table-cell>
          <table:table-cell office:value-type="float" office:value="1900">
            <text:p>190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18/09/2024): 6 x 19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2cqbcw1982sqka6wy7</text:p>
          </table:table-cell>
          <table:table-cell office:value-type="string">
            <text:p>RED</text:p>
          </table:table-cell>
          <table:table-cell office:value-type="string">
            <text:p>Vigna Cavarchione Chianti Classico</text:p>
          </table:table-cell>
          <table:table-cell office:value-type="string">
            <text:p>Istine</text:p>
          </table:table-cell>
          <table:table-cell office:value-type="float" office:value="52.170734">
            <text:p>52.1707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18 30° Anniversario J. May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7000">
            <text:p>7000</text:p>
          </table:table-cell>
          <table:table-cell office:value-type="float" office:value="3690">
            <text:p>36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8/08/2020): 3 x 36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nnonau di Sardegna riserva Oliana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410">
            <text:p>141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1/03/2025): 4 x 14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4pmmg0tppv5edxms5m6jyjp</text:p>
          </table:table-cell>
          <table:table-cell office:value-type="string">
            <text:p>RED</text:p>
          </table:table-cell>
          <table:table-cell office:value-type="string">
            <text:p>Cannonau Riserva</text:p>
          </table:table-cell>
          <table:table-cell office:value-type="string">
            <text:p>Olianas</text:p>
          </table:table-cell>
          <table:table-cell office:value-type="float" office:value="43.470833">
            <text:p>43.47083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ålch Cuveé Bergman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6400">
            <text:p>6400</text:p>
          </table:table-cell>
          <table:table-cell office:value-type="float" office:value="3100">
            <text:p>31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4/03/2024): 6 x 3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m68t8jgd8a0203fjez</text:p>
          </table:table-cell>
          <table:table-cell office:value-type="string">
            <text:p>RED</text:p>
          </table:table-cell>
          <table:table-cell office:value-type="string">
            <text:p>Kålch</text:p>
          </table:table-cell>
          <table:table-cell office:value-type="string">
            <text:p>Bergmannhof</text:p>
          </table:table-cell>
          <table:table-cell office:value-type="float" office:value="48.57204">
            <text:p>48.5720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Granat Franz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50">
            <text:p>1050</text:p>
          </table:table-cell>
          <table:table-cell office:value-type="float" office:value="17">
            <text:p>17</text:p>
          </table:table-cell>
          <table:table-cell office:value-type="string"/>
          <table:table-cell office:value-type="string">
            <text:p>Ultimo acquisto pre-vinoteqa  (04/01/2025): 42 x 10,5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qfkwnq4r4b0mkp82vw</text:p>
          </table:table-cell>
          <table:table-cell office:value-type="string">
            <text:p>RED</text:p>
          </table:table-cell>
          <table:table-cell office:value-type="string">
            <text:p>Lagrein Granat</text:p>
          </table:table-cell>
          <table:table-cell office:value-type="string">
            <text:p>Franz Gojer – Glögglhof</text:p>
          </table:table-cell>
          <table:table-cell office:value-type="float" office:value="49.130074">
            <text:p>49.1300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18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000">
            <text:p>5000</text:p>
          </table:table-cell>
          <table:table-cell office:value-type="float" office:value="1550">
            <text:p>1550</text:p>
          </table:table-cell>
          <table:table-cell office:value-type="float" office:value="32">
            <text:p>32</text:p>
          </table:table-cell>
          <table:table-cell office:value-type="string"/>
          <table:table-cell office:value-type="string">
            <text:p>Ultimo acquisto pre-vinoteqa  (13/08/2021): 48 x 15,5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lanus Rosso Cuveé Dorigat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900">
            <text:p>3900</text:p>
          </table:table-cell>
          <table:table-cell office:value-type="float" office:value="980">
            <text:p>98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09/03/2024): 18 x 9,80 € da Azienda Dorigat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fzvpgvn79trgza128h</text:p>
          </table:table-cell>
          <table:table-cell office:value-type="string">
            <text:p>RED</text:p>
          </table:table-cell>
          <table:table-cell office:value-type="string">
            <text:p>Planus</text:p>
          </table:table-cell>
          <table:table-cell office:value-type="string">
            <text:p>Dorigati</text:p>
          </table:table-cell>
          <table:table-cell office:value-type="float" office:value="36.261536">
            <text:p>36.26153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sé Kurtasch - Pinot Nero Rosé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80">
            <text:p>88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5/01/2024): 12 x 8,8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ev9s8attt19skkxnmt1a</text:p>
          </table:table-cell>
          <table:table-cell office:value-type="string">
            <text:p>RED</text:p>
          </table:table-cell>
          <table:table-cell office:value-type="string">
            <text:p>Casa Los Pinos Nature &amp; Organic</text:p>
          </table:table-cell>
          <table:table-cell office:value-type="string">
            <text:p>Dominio Los Pinos</text:p>
          </table:table-cell>
          <table:table-cell office:value-type="float" office:value="42.216476">
            <text:p>42.21647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abernet Franc Generation K -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500">
            <text:p>5500</text:p>
          </table:table-cell>
          <table:table-cell office:value-type="float" office:value="2400">
            <text:p>24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27/02/2023): 2 x 24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h6m20x97r1bhcqzyf0</text:p>
          </table:table-cell>
          <table:table-cell office:value-type="string">
            <text:p>RED</text:p>
          </table:table-cell>
          <table:table-cell office:value-type="string">
            <text:p>Generation K Mitterberg Cabernet Franc</text:p>
          </table:table-cell>
          <table:table-cell office:value-type="string">
            <text:p>Weingut Andi Sölva</text:p>
          </table:table-cell>
          <table:table-cell office:value-type="float" office:value="45.78402">
            <text:p>45.784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mbo Cuveé Bergkellerei Passai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5000">
            <text:p>5000</text:p>
          </table:table-cell>
          <table:table-cell office:value-type="float" office:value="2370">
            <text:p>23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28/01/2025): 3 x 23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sq494wsxgmd562mwfrehhb</text:p>
          </table:table-cell>
          <table:table-cell office:value-type="string">
            <text:p>RED</text:p>
          </table:table-cell>
          <table:table-cell office:value-type="string">
            <text:p>Rombo</text:p>
          </table:table-cell>
          <table:table-cell office:value-type="string">
            <text:p>Bergkellerei Passeier</text:p>
          </table:table-cell>
          <table:table-cell office:value-type="float" office:value="59.395145">
            <text:p>59.39514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Kalterersee - Caldaro "Erbe &amp; Auftrag" Andi Sölv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4900">
            <text:p>4900</text:p>
          </table:table-cell>
          <table:table-cell office:value-type="float" office:value="2020">
            <text:p>202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25/11/2021): 6 x 20,2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23ncxnpkv6z1cs14thx</text:p>
          </table:table-cell>
          <table:table-cell office:value-type="string">
            <text:p>RED</text:p>
          </table:table-cell>
          <table:table-cell office:value-type="string">
            <text:p>Erbe &amp; Auftrag Kalterersee</text:p>
          </table:table-cell>
          <table:table-cell office:value-type="string">
            <text:p>Weingut Andi Sölva</text:p>
          </table:table-cell>
          <table:table-cell office:value-type="float" office:value="55.050163">
            <text:p>55.05016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ino Nobile Boscarelli 0,375</text:p>
          </table:table-cell>
          <table:table-cell office:value-type="string"/>
          <table:table-cell office:value-type="string"/>
          <table:table-cell office:value-type="string">
            <text:p>HALF_BOTTLE</text:p>
          </table:table-cell>
          <table:table-cell office:value-type="float" office:value="2018">
            <text:p>2018</text:p>
          </table:table-cell>
          <table:table-cell office:value-type="float" office:value="3100">
            <text:p>3100</text:p>
          </table:table-cell>
          <table:table-cell office:value-type="float" office:value="1070">
            <text:p>10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8/01/2022): 6 x 10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ym5kqjajwdgjct42gh</text:p>
          </table:table-cell>
          <table:table-cell office:value-type="string">
            <text:p>RED</text:p>
          </table:table-cell>
          <table:table-cell office:value-type="string">
            <text:p>Dei Boscarelli</text:p>
          </table:table-cell>
          <table:table-cell office:value-type="string">
            <text:p>Boscarelli</text:p>
          </table:table-cell>
          <table:table-cell office:value-type="float" office:value="43.750774">
            <text:p>43.75077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tellina Inferno Superiore Riserva Rainold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5200">
            <text:p>5200</text:p>
          </table:table-cell>
          <table:table-cell office:value-type="float" office:value="2530">
            <text:p>253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04/02/2025): 4 x 25,3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fwqawq58esgf07f7ge</text:p>
          </table:table-cell>
          <table:table-cell office:value-type="string">
            <text:p>RED</text:p>
          </table:table-cell>
          <table:table-cell office:value-type="string">
            <text:p>Inferno Valtellina Superiore</text:p>
          </table:table-cell>
          <table:table-cell office:value-type="string">
            <text:p>Aldo Rainoldi</text:p>
          </table:table-cell>
          <table:table-cell office:value-type="float" office:value="45.499794">
            <text:p>45.49979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ava gentile - Edelvernatsch Hase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500">
            <text:p>3500</text:p>
          </table:table-cell>
          <table:table-cell office:value-type="float" office:value="869">
            <text:p>869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5/03/2025): 6 x 8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hp32h60j2bhv93m87v</text:p>
          </table:table-cell>
          <table:table-cell office:value-type="string">
            <text:p>RED</text:p>
          </table:table-cell>
          <table:table-cell office:value-type="string">
            <text:p>D. Gentile Malbec</text:p>
          </table:table-cell>
          <table:table-cell office:value-type="string">
            <text:p>Cava Gentile</text:p>
          </table:table-cell>
          <table:table-cell office:value-type="float" office:value="30.339388">
            <text:p>30.33938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Curlan Gir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8">
            <text:p>2018</text:p>
          </table:table-cell>
          <table:table-cell office:value-type="float" office:value="12600">
            <text:p>12600</text:p>
          </table:table-cell>
          <table:table-cell office:value-type="float" office:value="6000">
            <text:p>60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6/07/2023): 3 x 60,00 € da Kellerei Girl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pm7p3pekabgw88zacw</text:p>
          </table:table-cell>
          <table:table-cell office:value-type="string">
            <text:p>RED</text:p>
          </table:table-cell>
          <table:table-cell office:value-type="string">
            <text:p>Pinot Noir Riserva Curlan</text:p>
          </table:table-cell>
          <table:table-cell office:value-type="string">
            <text:p>Girlan</text:p>
          </table:table-cell>
          <table:table-cell office:value-type="float" office:value="47.84028">
            <text:p>47.8402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Riserva Thalman Cantina Bolz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900">
            <text:p>19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4/02/2024): 6 x 19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b9f2am5sr20mpeg380</text:p>
          </table:table-cell>
          <table:table-cell office:value-type="string">
            <text:p>RED</text:p>
          </table:table-cell>
          <table:table-cell office:value-type="string">
            <text:p>Pinot Nero Riserva Thalman</text:p>
          </table:table-cell>
          <table:table-cell office:value-type="string">
            <text:p>Kellerei Bozen / Cantina Bolzano</text:p>
          </table:table-cell>
          <table:table-cell office:value-type="float" office:value="41.111603">
            <text:p>41.1116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ero Infinito CREMISI di Pojer &amp; Sand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3800">
            <text:p>3800</text:p>
          </table:table-cell>
          <table:table-cell office:value-type="float" office:value="1300">
            <text:p>13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2/06/2023): 6 x 13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eh9tw1z9w22x16yamy</text:p>
          </table:table-cell>
          <table:table-cell office:value-type="string">
            <text:p>RED</text:p>
          </table:table-cell>
          <table:table-cell office:value-type="string">
            <text:p>Pinot Nero Dolomiti</text:p>
          </table:table-cell>
          <table:table-cell office:value-type="string">
            <text:p>Pojer e Sandri</text:p>
          </table:table-cell>
          <table:table-cell office:value-type="float" office:value="38.628647">
            <text:p>38.62864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Primitivo Rosett - Tenute Sannell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300">
            <text:p>3300</text:p>
          </table:table-cell>
          <table:table-cell office:value-type="float" office:value="650">
            <text:p>650</text:p>
          </table:table-cell>
          <table:table-cell office:value-type="float" office:value="13">
            <text:p>13</text:p>
          </table:table-cell>
          <table:table-cell office:value-type="string"/>
          <table:table-cell office:value-type="string">
            <text:p>Ultimo acquisto pre-vinoteqa  (31/03/2024): 12 x 6,50 € da Tenuta Coppadoro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r3hemc6b94b689a8f</text:p>
          </table:table-cell>
          <table:table-cell office:value-type="string">
            <text:p>RED</text:p>
          </table:table-cell>
          <table:table-cell office:value-type="string">
            <text:p>La Mannella Brunello di Montalcino</text:p>
          </table:table-cell>
          <table:table-cell office:value-type="string">
            <text:p>Cortonesi (La Mannella)</text:p>
          </table:table-cell>
          <table:table-cell office:value-type="float" office:value="24.701721">
            <text:p>24.701721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ato Anphora Rosé Marie Tröpfeltal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1800">
            <text:p>1800</text:p>
          </table:table-cell>
          <table:table-cell office:value-type="float" office:value="4">
            <text:p>4</text:p>
          </table:table-cell>
          <table:table-cell office:value-type="string"/>
          <table:table-cell office:value-type="string">
            <text:p>Ultimo acquisto pre-vinoteqa  (06/12/2023): 2 x 18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13f0929nd78w3prj344</text:p>
          </table:table-cell>
          <table:table-cell office:value-type="string">
            <text:p>RED</text:p>
          </table:table-cell>
          <table:table-cell office:value-type="string">
            <text:p>Réserve Marie Maignot</text:p>
          </table:table-cell>
          <table:table-cell office:value-type="string">
            <text:p>Marie Maignot</text:p>
          </table:table-cell>
          <table:table-cell office:value-type="float" office:value="22.11049">
            <text:p>22.11049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Pinot Nero Ludwig Elena Walch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16">
            <text:p>2016</text:p>
          </table:table-cell>
          <table:table-cell office:value-type="float" office:value="10500">
            <text:p>10500</text:p>
          </table:table-cell>
          <table:table-cell office:value-type="float" office:value="5050">
            <text:p>505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20/07/2022): 3 x 50,50 € da Avenue - Elena Walch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63y4xhj4xhmpssq3w</text:p>
          </table:table-cell>
          <table:table-cell office:value-type="string">
            <text:p>RED</text:p>
          </table:table-cell>
          <table:table-cell office:value-type="string">
            <text:p>Pinot Nero Ludwig</text:p>
          </table:table-cell>
          <table:table-cell office:value-type="string">
            <text:p>Elena Walch</text:p>
          </table:table-cell>
          <table:table-cell office:value-type="float" office:value="57.390793">
            <text:p>57.39079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inot Nero Oltrepò Pavese Conte Vistari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7">
            <text:p>2017</text:p>
          </table:table-cell>
          <table:table-cell office:value-type="float" office:value="4800">
            <text:p>4800</text:p>
          </table:table-cell>
          <table:table-cell office:value-type="float" office:value="2100">
            <text:p>210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20/08/2022): 4 x 21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qz2xa5km7p4r8zyag1</text:p>
          </table:table-cell>
          <table:table-cell office:value-type="string">
            <text:p>RED</text:p>
          </table:table-cell>
          <table:table-cell office:value-type="string">
            <text:p>Pinot Nero dell'Oltrepo Pavese</text:p>
          </table:table-cell>
          <table:table-cell office:value-type="string">
            <text:p>Conte Vistarino</text:p>
          </table:table-cell>
          <table:table-cell office:value-type="float" office:value="52.90722">
            <text:p>52.9072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Petit Manseng Aurie 0,50 cl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3200">
            <text:p>3200</text:p>
          </table:table-cell>
          <table:table-cell office:value-type="float" office:value="0">
            <text:p>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nan): 0 x nan da na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0phmmks3fffjtgstxya</text:p>
          </table:table-cell>
          <table:table-cell office:value-type="string">
            <text:p>RED</text:p>
          </table:table-cell>
          <table:table-cell office:value-type="string">
            <text:p>A d''''Auris</text:p>
          </table:table-cell>
          <table:table-cell office:value-type="string">
            <text:p>Château Auris</text:p>
          </table:table-cell>
          <table:table-cell office:value-type="float" office:value="26.894617">
            <text:p>26.89461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0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000">
            <text:p>5000</text:p>
          </table:table-cell>
          <table:table-cell office:value-type="float" office:value="1989">
            <text:p>1989</text:p>
          </table:table-cell>
          <table:table-cell office:value-type="float" office:value="45">
            <text:p>45</text:p>
          </table:table-cell>
          <table:table-cell office:value-type="string"/>
          <table:table-cell office:value-type="string">
            <text:p>Ultimo acquisto pre-vinoteqa  (27/12/2022): 48 x 19,9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icilia Rosato Lumera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700">
            <text:p>3700</text:p>
          </table:table-cell>
          <table:table-cell office:value-type="float" office:value="1070">
            <text:p>107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25/07/2024): 12 x 10,7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sxmzadsazr00tsv4k0bx5</text:p>
          </table:table-cell>
          <table:table-cell office:value-type="string">
            <text:p>RED</text:p>
          </table:table-cell>
          <table:table-cell office:value-type="string">
            <text:p>Cavalieri de Principi di Sicilia Syrah</text:p>
          </table:table-cell>
          <table:table-cell office:value-type="string">
            <text:p>Principi di Sicilia</text:p>
          </table:table-cell>
          <table:table-cell office:value-type="float" office:value="24.02068">
            <text:p>24.02068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yrah Vigneti delle Dolomiti Franz Goj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500">
            <text:p>5500</text:p>
          </table:table-cell>
          <table:table-cell office:value-type="float" office:value="2500">
            <text:p>250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11/12/2023): 12 x 25,0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avwedqjkydhewn8jk8sfbym</text:p>
          </table:table-cell>
          <table:table-cell office:value-type="string">
            <text:p>RED</text:p>
          </table:table-cell>
          <table:table-cell office:value-type="string">
            <text:p>Vigneti delle Dolomiti Rosso</text:p>
          </table:table-cell>
          <table:table-cell office:value-type="string">
            <text:p>Roverè della Luna</text:p>
          </table:table-cell>
          <table:table-cell office:value-type="float" office:value="27.74156">
            <text:p>27.7415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ernatsch Meraner Schickenburg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500">
            <text:p>3500</text:p>
          </table:table-cell>
          <table:table-cell office:value-type="float" office:value="900">
            <text:p>9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30/01/2025): 6 x 9,0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1h70ghrf3tmgr9yd8r</text:p>
          </table:table-cell>
          <table:table-cell office:value-type="string">
            <text:p>RED</text:p>
          </table:table-cell>
          <table:table-cell office:value-type="string">
            <text:p>Vernatsch</text:p>
          </table:table-cell>
          <table:table-cell office:value-type="string">
            <text:p>P. Meraner</text:p>
          </table:table-cell>
          <table:table-cell office:value-type="float" office:value="38.519516">
            <text:p>38.51951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ro d'Avola Don Antonio Morgant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5100">
            <text:p>5100</text:p>
          </table:table-cell>
          <table:table-cell office:value-type="float" office:value="2350">
            <text:p>2350</text:p>
          </table:table-cell>
          <table:table-cell office:value-type="float" office:value="10">
            <text:p>10</text:p>
          </table:table-cell>
          <table:table-cell office:value-type="string"/>
          <table:table-cell office:value-type="string">
            <text:p>Ultimo acquisto pre-vinoteqa  (25/03/2025): 6 x 23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1mkpk8a85pajw83tb</text:p>
          </table:table-cell>
          <table:table-cell office:value-type="string">
            <text:p>RED</text:p>
          </table:table-cell>
          <table:table-cell office:value-type="string">
            <text:p>Nero d'Avola Riserva Don Antonio</text:p>
          </table:table-cell>
          <table:table-cell office:value-type="string">
            <text:p>Morgante</text:p>
          </table:table-cell>
          <table:table-cell office:value-type="float" office:value="52.312286">
            <text:p>52.3122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Klassisch Heilman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200">
            <text:p>4200</text:p>
          </table:table-cell>
          <table:table-cell office:value-type="float" office:value="1550">
            <text:p>15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12/02/2025): 6 x 15,5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n345s22q2bnrkaz0mn</text:p>
          </table:table-cell>
          <table:table-cell office:value-type="string">
            <text:p>RED</text:p>
          </table:table-cell>
          <table:table-cell office:value-type="string">
            <text:p>St. Magdalener Klassisch</text:p>
          </table:table-cell>
          <table:table-cell office:value-type="string">
            <text:p>Kellerei St. Pauls</text:p>
          </table:table-cell>
          <table:table-cell office:value-type="float" office:value="32.841984">
            <text:p>32.84198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21 Mayr Joseph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8500">
            <text:p>8500</text:p>
          </table:table-cell>
          <table:table-cell office:value-type="float" office:value="4290">
            <text:p>429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6/08/2023): 9 x 42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1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000">
            <text:p>5000</text:p>
          </table:table-cell>
          <table:table-cell office:value-type="float" office:value="1989">
            <text:p>1989</text:p>
          </table:table-cell>
          <table:table-cell office:value-type="float" office:value="51">
            <text:p>51</text:p>
          </table:table-cell>
          <table:table-cell office:value-type="string"/>
          <table:table-cell office:value-type="string">
            <text:p>Ultimo acquisto pre-vinoteqa  (15/03/2024): 6 x 19,9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oscato d'Asti Canelli Casa Bianca Dogli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3800">
            <text:p>3800</text:p>
          </table:table-cell>
          <table:table-cell office:value-type="float" office:value="1110">
            <text:p>11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7/06/2024): 2 x 11,1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t9dm9nvzpfg953k1t41</text:p>
          </table:table-cell>
          <table:table-cell office:value-type="string">
            <text:p>RED</text:p>
          </table:table-cell>
          <table:table-cell office:value-type="string">
            <text:p>Barbera d'Asti</text:p>
          </table:table-cell>
          <table:table-cell office:value-type="string">
            <text:p>Canelli</text:p>
          </table:table-cell>
          <table:table-cell office:value-type="float" office:value="36.152195">
            <text:p>36.152195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Valpolicella Ripassa Zena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300">
            <text:p>4300</text:p>
          </table:table-cell>
          <table:table-cell office:value-type="float" office:value="1550">
            <text:p>15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13/03/2025): 6 x 15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d1fnr67jf8jfan1y6x</text:p>
          </table:table-cell>
          <table:table-cell office:value-type="string">
            <text:p>RED</text:p>
          </table:table-cell>
          <table:table-cell office:value-type="string">
            <text:p>Valpolicella Ripasso Superiore Ripassa</text:p>
          </table:table-cell>
          <table:table-cell office:value-type="string">
            <text:p>Zenato</text:p>
          </table:table-cell>
          <table:table-cell office:value-type="float" office:value="39.933712">
            <text:p>39.9337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agnum - Amistar Cuvée Rosso</text:p>
          </table:table-cell>
          <table:table-cell office:value-type="string"/>
          <table:table-cell office:value-type="string"/>
          <table:table-cell office:value-type="string">
            <text:p>MAGNUM</text:p>
          </table:table-cell>
          <table:table-cell office:value-type="float" office:value="2021">
            <text:p>2021</text:p>
          </table:table-cell>
          <table:table-cell office:value-type="float" office:value="10800">
            <text:p>10800</text:p>
          </table:table-cell>
          <table:table-cell office:value-type="float" office:value="5430">
            <text:p>5430</text:p>
          </table:table-cell>
          <table:table-cell office:value-type="float" office:value="1">
            <text:p>1</text:p>
          </table:table-cell>
          <table:table-cell office:value-type="string"/>
          <table:table-cell office:value-type="string">
            <text:p>Ultimo acquisto pre-vinoteqa  (07/06/2024): 1 x 54,3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h5kmvqh56572jgmvbg</text:p>
          </table:table-cell>
          <table:table-cell office:value-type="string">
            <text:p>RED</text:p>
          </table:table-cell>
          <table:table-cell office:value-type="string">
            <text:p>Nizza Vigna Rosso</text:p>
          </table:table-cell>
          <table:table-cell office:value-type="string">
            <text:p>Amistà</text:p>
          </table:table-cell>
          <table:table-cell office:value-type="float" office:value="28.060003">
            <text:p>28.060003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Zweigelt Befehlhof Mitterberg 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3800">
            <text:p>3800</text:p>
          </table:table-cell>
          <table:table-cell office:value-type="float" office:value="1070">
            <text:p>107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25/03/2025): 3 x 10,7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sj03esc8nmabec5a794</text:p>
          </table:table-cell>
          <table:table-cell office:value-type="string">
            <text:p>RED</text:p>
          </table:table-cell>
          <table:table-cell office:value-type="string">
            <text:p>Zweigelt</text:p>
          </table:table-cell>
          <table:table-cell office:value-type="string">
            <text:p>Befehlhof</text:p>
          </table:table-cell>
          <table:table-cell office:value-type="float" office:value="38.76727">
            <text:p>38.7672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Chianti Classico Riserva Villa Antinor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400">
            <text:p>4400</text:p>
          </table:table-cell>
          <table:table-cell office:value-type="float" office:value="1450">
            <text:p>145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28/05/2024): 12 x 14,50 € da Marchesi Antinori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sxf72gjy9r69hjwv6x</text:p>
          </table:table-cell>
          <table:table-cell office:value-type="string">
            <text:p>RED</text:p>
          </table:table-cell>
          <table:table-cell office:value-type="string">
            <text:p>Chianti Classico Riserva Palazzo Antinori</text:p>
          </table:table-cell>
          <table:table-cell office:value-type="string">
            <text:p>Antinori</text:p>
          </table:table-cell>
          <table:table-cell office:value-type="float" office:value="44.396267">
            <text:p>44.39626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erlot Fihl Alto Adige Dipoli Peter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000">
            <text:p>4000</text:p>
          </table:table-cell>
          <table:table-cell office:value-type="float" office:value="1400">
            <text:p>1400</text:p>
          </table:table-cell>
          <table:table-cell office:value-type="float" office:value="7">
            <text:p>7</text:p>
          </table:table-cell>
          <table:table-cell office:value-type="string"/>
          <table:table-cell office:value-type="string">
            <text:p>Ultimo acquisto pre-vinoteqa  (07/06/2024): 18 x 14,00 € da Fine Win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czek1bgbjcw1vqbme07w4v0</text:p>
          </table:table-cell>
          <table:table-cell office:value-type="string">
            <text:p>RED</text:p>
          </table:table-cell>
          <table:table-cell office:value-type="string">
            <text:p>Merlot Fihl</text:p>
          </table:table-cell>
          <table:table-cell office:value-type="string">
            <text:p>Peter Dipoli</text:p>
          </table:table-cell>
          <table:table-cell office:value-type="float" office:value="53.323154">
            <text:p>53.32315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marein 2022 Mayr Joseph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8900">
            <text:p>8900</text:p>
          </table:table-cell>
          <table:table-cell office:value-type="float" office:value="4610">
            <text:p>461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27/08/2024): 6 x 46,1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qzm1fcf8fe25je3b7aa6cs</text:p>
          </table:table-cell>
          <table:table-cell office:value-type="string">
            <text:p>RED</text:p>
          </table:table-cell>
          <table:table-cell office:value-type="string">
            <text:p>Dr. Mayer Gamay</text:p>
          </table:table-cell>
          <table:table-cell office:value-type="string">
            <text:p>Mayer</text:p>
          </table:table-cell>
          <table:table-cell office:value-type="float" office:value="20.578234">
            <text:p>20.578234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é Rosa Cantina di Bolzan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890">
            <text:p>89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18/07/2024): 5 x 8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52tf3fe4xzs4sebdx0a88jt</text:p>
          </table:table-cell>
          <table:table-cell office:value-type="string">
            <text:p>RED</text:p>
          </table:table-cell>
          <table:table-cell office:value-type="string">
            <text:p>Rose 709 Cabernet Sauvignon</text:p>
          </table:table-cell>
          <table:table-cell office:value-type="string">
            <text:p>Rose Valley</text:p>
          </table:table-cell>
          <table:table-cell office:value-type="float" office:value="30.033512">
            <text:p>30.03351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Dolcetto Mosesco Prunot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3">
            <text:p>2023</text:p>
          </table:table-cell>
          <table:table-cell office:value-type="float" office:value="3900">
            <text:p>3900</text:p>
          </table:table-cell>
          <table:table-cell office:value-type="float" office:value="1100">
            <text:p>1100</text:p>
          </table:table-cell>
          <table:table-cell office:value-type="float" office:value="9">
            <text:p>9</text:p>
          </table:table-cell>
          <table:table-cell office:value-type="string"/>
          <table:table-cell office:value-type="string">
            <text:p>Ultimo acquisto pre-vinoteqa  (27/09/2024): 12 x 11,0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7qy8jccf5x27d01e64</text:p>
          </table:table-cell>
          <table:table-cell office:value-type="string">
            <text:p>RED</text:p>
          </table:table-cell>
          <table:table-cell office:value-type="string">
            <text:p>Mosesco Dolcetto d'Alba Cru</text:p>
          </table:table-cell>
          <table:table-cell office:value-type="string">
            <text:p>Prunotto</text:p>
          </table:table-cell>
          <table:table-cell office:value-type="float" office:value="38.958466">
            <text:p>38.95846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t. Magdalener Vigna Rondell "R"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100">
            <text:p>5100</text:p>
          </table:table-cell>
          <table:table-cell office:value-type="float" office:value="2500">
            <text:p>250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6/12/2024): 6 x 25,00 € da Franz Gojer - Glögglhof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smxhwhz401xnh1zajfv</text:p>
          </table:table-cell>
          <table:table-cell office:value-type="string">
            <text:p>RED</text:p>
          </table:table-cell>
          <table:table-cell office:value-type="string">
            <text:p>St. Magdalener</text:p>
          </table:table-cell>
          <table:table-cell office:value-type="string">
            <text:p>St. Michael-Eppan</text:p>
          </table:table-cell>
          <table:table-cell office:value-type="float" office:value="26.44886">
            <text:p>26.44886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Nebbiolo Langhe Pio Cesare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700">
            <text:p>4700</text:p>
          </table:table-cell>
          <table:table-cell office:value-type="float" office:value="1850">
            <text:p>185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11/03/2025): 6 x 18,50 € da Weindiele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gzr4ktg92cb0p4xp1q8hnt2z</text:p>
          </table:table-cell>
          <table:table-cell office:value-type="string">
            <text:p>RED</text:p>
          </table:table-cell>
          <table:table-cell office:value-type="string">
            <text:p>Nebbiolo</text:p>
          </table:table-cell>
          <table:table-cell office:value-type="string">
            <text:p>Pio Cesare</text:p>
          </table:table-cell>
          <table:table-cell office:value-type="float" office:value="43.563602">
            <text:p>43.563602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Rosé Felix Anton Baron Long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4">
            <text:p>2024</text:p>
          </table:table-cell>
          <table:table-cell office:value-type="float" office:value="3700">
            <text:p>3700</text:p>
          </table:table-cell>
          <table:table-cell office:value-type="float" office:value="990">
            <text:p>99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01/12/2024): 5 x 9,90 € da Vinum Bozen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h0my5rkanvc2j2edzrhssdx0</text:p>
          </table:table-cell>
          <table:table-cell office:value-type="string">
            <text:p>RED</text:p>
          </table:table-cell>
          <table:table-cell office:value-type="string">
            <text:p>Felix Anton Tinto</text:p>
          </table:table-cell>
          <table:table-cell office:value-type="string">
            <text:p>Baron Longo</text:p>
          </table:table-cell>
          <table:table-cell office:value-type="float" office:value="48.875977">
            <text:p>48.875977</text:p>
          </table:table-cell>
        </table:table-row>
        <table:table-row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Abtei Muri 2022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5000">
            <text:p>5000</text:p>
          </table:table-cell>
          <table:table-cell office:value-type="float" office:value="2000">
            <text:p>2000</text:p>
          </table:table-cell>
          <table:table-cell office:value-type="float" office:value="48">
            <text:p>48</text:p>
          </table:table-cell>
          <table:table-cell office:value-type="string"/>
          <table:table-cell office:value-type="string">
            <text:p>Ultimo acquisto pre-vinoteqa  (05/02/2025): 48 x 20,00 € da Convento Muri Gries</text:p>
          </table:table-cell>
          <table:table-cell office:value-type="boolean" office:boolean-value="true" table:style-name="cBool">
            <text:p>TRUE</text:p>
          </table:table-cell>
          <table:table-cell office:value-type="string">
            <text:p>wine_01jvksfat0r71nwzmtpb545xnd</text:p>
          </table:table-cell>
          <table:table-cell office:value-type="string">
            <text:p>RED</text:p>
          </table:table-cell>
          <table:table-cell office:value-type="string">
            <text:p>Abtei</text:p>
          </table:table-cell>
          <table:table-cell office:value-type="string">
            <text:p>Muri-Gries</text:p>
          </table:table-cell>
          <table:table-cell office:value-type="float" office:value="33.104282">
            <text:p>33.104282</text:p>
          </table:table-cell>
        </table:table-row>
      </table:table>
      <table:table table:name="Manual (DO NOT TOUCH)" table:style-name="ta1">
        <table:table-row>
          <table:table-cell office:value-type="string">
            <text:p>ok</text:p>
          </table:table-cell>
          <table:table-cell office:value-type="string">
            <text:p>matched_id</text:p>
          </table:table-cell>
          <table:table-cell office:value-type="string">
            <text:p>external_id</text:p>
          </table:table-cell>
          <table:table-cell office:value-type="string">
            <text:p>type</text:p>
          </table:table-cell>
          <table:table-cell office:value-type="string">
            <text:p>name</text:p>
          </table:table-cell>
          <table:table-cell office:value-type="string">
            <text:p>winery_name</text:p>
          </table:table-cell>
          <table:table-cell office:value-type="string">
            <text:p>info</text:p>
          </table:table-cell>
          <table:table-cell office:value-type="string">
            <text:p>size</text:p>
          </table:table-cell>
          <table:table-cell office:value-type="string">
            <text:p>vintage</text:p>
          </table:table-cell>
          <table:table-cell office:value-type="string">
            <text:p>price</text:p>
          </table:table-cell>
          <table:table-cell office:value-type="string">
            <text:p>purchase_price</text:p>
          </table:table-cell>
          <table:table-cell office:value-type="string">
            <text:p>quantity</text:p>
          </table:table-cell>
          <table:table-cell office:value-type="string">
            <text:p>storage_area</text:p>
          </table:table-cell>
          <table:table-cell office:value-type="string">
            <text:p>internal_notes</text:p>
          </table:table-cell>
          <table:table-cell office:value-type="string">
            <text:p>visible</text:p>
          </table:table-cell>
        </table:table-row>
        <table:table-row>
          <table:table-cell table:formula="of:=IF(ISBLANK([.B2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Kolben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5200">
            <text:p>5200</text:p>
          </table:table-cell>
          <table:table-cell office:value-type="float" office:value="2490">
            <text:p>249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6/07/2023): 6 x 24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3]); &quot;&quot;; 1)"/>
          <table:table-cell office:value-type="string"/>
          <table:table-cell office:value-type="string"/>
          <table:table-cell office:value-type="string">
            <text:p>WHITE</text:p>
          </table:table-cell>
          <table:table-cell office:value-type="string">
            <text:p>Gewürztraminer Kastelaz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1">
            <text:p>2021</text:p>
          </table:table-cell>
          <table:table-cell office:value-type="float" office:value="4600">
            <text:p>4600</text:p>
          </table:table-cell>
          <table:table-cell office:value-type="float" office:value="1855">
            <text:p>1855</text:p>
          </table:table-cell>
          <table:table-cell office:value-type="float" office:value="19">
            <text:p>19</text:p>
          </table:table-cell>
          <table:table-cell office:value-type="string"/>
          <table:table-cell office:value-type="string">
            <text:p>Ultimo acquisto pre-vinoteqa  (06/12/2024): 6 x 18,55 € da Avenue - Elena Walch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4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Blauburgunder Krafus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6">
            <text:p>2016</text:p>
          </table:table-cell>
          <table:table-cell office:value-type="float" office:value="7000">
            <text:p>7000</text:p>
          </table:table-cell>
          <table:table-cell office:value-type="float" office:value="2950">
            <text:p>2950</text:p>
          </table:table-cell>
          <table:table-cell office:value-type="float" office:value="5">
            <text:p>5</text:p>
          </table:table-cell>
          <table:table-cell office:value-type="string"/>
          <table:table-cell office:value-type="string">
            <text:p>Ultimo acquisto pre-vinoteqa  (31/05/2022): 3 x 29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5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Dunkel Mansum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000">
            <text:p>4000</text:p>
          </table:table-cell>
          <table:table-cell office:value-type="float" office:value="1150">
            <text:p>1150</text:p>
          </table:table-cell>
          <table:table-cell office:value-type="float" office:value="12">
            <text:p>12</text:p>
          </table:table-cell>
          <table:table-cell office:value-type="string"/>
          <table:table-cell office:value-type="string">
            <text:p>Ultimo acquisto pre-vinoteqa  (31/07/2024): 6 x 11,50 € da Azienda Agricola Bellaveder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6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Lagrein Praepositus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9">
            <text:p>2019</text:p>
          </table:table-cell>
          <table:table-cell office:value-type="float" office:value="4800">
            <text:p>4800</text:p>
          </table:table-cell>
          <table:table-cell office:value-type="float" office:value="1870">
            <text:p>187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31/01/2023): 6 x 18,70 € da Abbazia Di Novacella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7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Milleunanotte Donnafugata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14">
            <text:p>2014</text:p>
          </table:table-cell>
          <table:table-cell office:value-type="float" office:value="0">
            <text:p>0</text:p>
          </table:table-cell>
          <table:table-cell office:value-type="float" office:value="4310">
            <text:p>4310</text:p>
          </table:table-cell>
          <table:table-cell office:value-type="float" office:value="3">
            <text:p>3</text:p>
          </table:table-cell>
          <table:table-cell office:value-type="string"/>
          <table:table-cell office:value-type="string">
            <text:p>Ultimo acquisto pre-vinoteqa  (05/12/2022): 2 x 43,1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8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orilan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700">
            <text:p>3700</text:p>
          </table:table-cell>
          <table:table-cell office:value-type="float" office:value="1200">
            <text:p>1200</text:p>
          </table:table-cell>
          <table:table-cell office:value-type="float" office:value="25">
            <text:p>25</text:p>
          </table:table-cell>
          <table:table-cell office:value-type="string"/>
          <table:table-cell office:value-type="string">
            <text:p>Ultimo acquisto pre-vinoteqa  (30/01/2025): 24 x 12,00 € da Kellerei Terlan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9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Tancredi Contessa Entelli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0">
            <text:p>0</text:p>
          </table:table-cell>
          <table:table-cell office:value-type="float" office:value="2590">
            <text:p>2590</text:p>
          </table:table-cell>
          <table:table-cell office:value-type="float" office:value="8">
            <text:p>8</text:p>
          </table:table-cell>
          <table:table-cell office:value-type="string"/>
          <table:table-cell office:value-type="string">
            <text:p>Ultimo acquisto pre-vinoteqa  (04/02/2025): 6 x 25,9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0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Schiava Grigia Larcherhof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2">
            <text:p>2022</text:p>
          </table:table-cell>
          <table:table-cell office:value-type="float" office:value="3400">
            <text:p>3400</text:p>
          </table:table-cell>
          <table:table-cell office:value-type="float" office:value="850">
            <text:p>850</text:p>
          </table:table-cell>
          <table:table-cell office:value-type="float" office:value="6">
            <text:p>6</text:p>
          </table:table-cell>
          <table:table-cell office:value-type="string"/>
          <table:table-cell office:value-type="string">
            <text:p>Ultimo acquisto pre-vinoteqa  (11/08/2023): 6 x 8,50 € da Weindiele</text:p>
          </table:table-cell>
          <table:table-cell office:value-type="boolean" office:boolean-value="true" table:style-name="cBool">
            <text:p>TRUE</text:p>
          </table:table-cell>
        </table:table-row>
        <table:table-row>
          <table:table-cell table:formula="of:=IF(ISBLANK([.B11]); &quot;&quot;; 1)"/>
          <table:table-cell office:value-type="string"/>
          <table:table-cell office:value-type="string"/>
          <table:table-cell office:value-type="string">
            <text:p>RED</text:p>
          </table:table-cell>
          <table:table-cell office:value-type="string">
            <text:p>Juvelo Gewürz. Passito</text:p>
          </table:table-cell>
          <table:table-cell office:value-type="string"/>
          <table:table-cell office:value-type="string"/>
          <table:table-cell office:value-type="string">
            <text:p>BOTTLE</text:p>
          </table:table-cell>
          <table:table-cell office:value-type="float" office:value="2020">
            <text:p>2020</text:p>
          </table:table-cell>
          <table:table-cell office:value-type="float" office:value="4800">
            <text:p>4800</text:p>
          </table:table-cell>
          <table:table-cell office:value-type="float" office:value="2500">
            <text:p>2500</text:p>
          </table:table-cell>
          <table:table-cell office:value-type="float" office:value="2">
            <text:p>2</text:p>
          </table:table-cell>
          <table:table-cell office:value-type="string"/>
          <table:table-cell office:value-type="string">
            <text:p>Ultimo acquisto pre-vinoteqa  (04/02/2025): 2 x 25,00 € da Weindiele</text:p>
          </table:table-cell>
          <table:table-cell office:value-type="boolean" office:boolean-value="true" table:style-name="cBool">
            <text:p>TRUE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number="urn:oasis:names:tc:opendocument:xmlns:datastyle:1.0" xmlns:style="urn:oasis:names:tc:opendocument:xmlns:style:1.0" office:version="1.2">
  <office:styles>
    <number:time-style style:name="odswriterStyleXMLTime" number:format-source="fixed">
      <number:hours number:style="long"/>
      <number:text>:</number:text>
      <number:minutes number:style="long"/>
      <number:text>:</number:text>
      <number:seconds number:style="long"/>
    </number:time-style>
  </office:styles>
</office:document-styles>
</file>